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Таблица1" style:family="table">
      <style:table-properties style:width="8.585cm" fo:margin-top="0cm" fo:margin-bottom="0cm" table:align="center" style:writing-mode="lr-tb"/>
    </style:style>
    <style:style style:name="Таблица1.A" style:family="table-column">
      <style:table-column-properties style:column-width="4.292cm"/>
    </style:style>
    <style:style style:name="Таблица1.B" style:family="table-column">
      <style:table-column-properties style:column-width="4.293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473cm" fo:keep-together="auto"/>
    </style:style>
    <style:style style:name="Таблица2" style:family="table">
      <style:table-properties style:width="13.799cm" fo:margin-left="0cm" fo:margin-top="0cm" fo:margin-bottom="0cm" table:align="left" style:writing-mode="lr-tb"/>
    </style:style>
    <style:style style:name="Таблица2.A" style:family="table-column">
      <style:table-column-properties style:column-width="0.626cm"/>
    </style:style>
    <style:style style:name="Таблица2.B" style:family="table-column">
      <style:table-column-properties style:column-width="0.693cm"/>
    </style:style>
    <style:style style:name="Таблица2.C" style:family="table-column">
      <style:table-column-properties style:column-width="0.695cm"/>
    </style:style>
    <style:style style:name="Таблица2.D" style:family="table-column">
      <style:table-column-properties style:column-width="0.691cm"/>
    </style:style>
    <style:style style:name="Таблица2.1" style:family="table-row">
      <style:table-row-properties style:min-row-height="0.594cm"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2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.864cm" fo:margin-left="0cm" fo:margin-top="0cm" fo:margin-bottom="0cm" table:align="left" style:writing-mode="lr-tb"/>
    </style:style>
    <style:style style:name="Таблица3.A" style:family="table-column">
      <style:table-column-properties style:column-width="0.693cm"/>
    </style:style>
    <style:style style:name="Таблица3.1" style:family="table-row">
      <style:table-row-properties style:min-row-height="0.594cm" fo:keep-together="auto"/>
    </style:style>
    <style:style style:name="Таблица3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3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3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3.799cm" fo:margin-left="0cm" fo:margin-top="0cm" fo:margin-bottom="0cm" table:align="left" style:writing-mode="lr-tb"/>
    </style:style>
    <style:style style:name="Таблица4.A" style:family="table-column">
      <style:table-column-properties style:column-width="0.626cm"/>
    </style:style>
    <style:style style:name="Таблица4.B" style:family="table-column">
      <style:table-column-properties style:column-width="0.693cm"/>
    </style:style>
    <style:style style:name="Таблица4.C" style:family="table-column">
      <style:table-column-properties style:column-width="0.695cm"/>
    </style:style>
    <style:style style:name="Таблица4.D" style:family="table-column">
      <style:table-column-properties style:column-width="0.691cm"/>
    </style:style>
    <style:style style:name="Таблица4.1" style:family="table-row">
      <style:table-row-properties style:min-row-height="0.594cm" fo:keep-together="auto"/>
    </style:style>
    <style:style style:name="Таблица4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4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4.I1" style:family="table-cell">
      <style:table-cell-properties fo:padding-left="0.191cm" fo:padding-right="0.191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5" style:family="table">
      <style:table-properties style:width="13.799cm" fo:margin-left="0cm" fo:margin-top="0cm" fo:margin-bottom="0cm" table:align="left" style:writing-mode="lr-tb"/>
    </style:style>
    <style:style style:name="Таблица5.A" style:family="table-column">
      <style:table-column-properties style:column-width="0.626cm"/>
    </style:style>
    <style:style style:name="Таблица5.B" style:family="table-column">
      <style:table-column-properties style:column-width="0.693cm"/>
    </style:style>
    <style:style style:name="Таблица5.C" style:family="table-column">
      <style:table-column-properties style:column-width="0.695cm"/>
    </style:style>
    <style:style style:name="Таблица5.D" style:family="table-column">
      <style:table-column-properties style:column-width="0.691cm"/>
    </style:style>
    <style:style style:name="Таблица5.1" style:family="table-row">
      <style:table-row-properties style:min-row-height="0.594cm" fo:keep-together="auto"/>
    </style:style>
    <style:style style:name="Таблица5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5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5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5.I1" style:family="table-cell">
      <style:table-cell-properties fo:padding-left="0.191cm" fo:padding-right="0.191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6" style:family="table">
      <style:table-properties style:width="16.937cm" fo:margin-left="-0.436cm" fo:margin-top="0cm" fo:margin-bottom="0cm" table:align="left" style:writing-mode="lr-tb"/>
    </style:style>
    <style:style style:name="Таблица6.A" style:family="table-column">
      <style:table-column-properties style:column-width="0.55cm"/>
    </style:style>
    <style:style style:name="Таблица6.B" style:family="table-column">
      <style:table-column-properties style:column-width="1.468cm"/>
    </style:style>
    <style:style style:name="Таблица6.C" style:family="table-column">
      <style:table-column-properties style:column-width="0.497cm"/>
    </style:style>
    <style:style style:name="Таблица6.D" style:family="table-column">
      <style:table-column-properties style:column-width="0.499cm"/>
    </style:style>
    <style:style style:name="Таблица6.F" style:family="table-column">
      <style:table-column-properties style:column-width="0.415cm"/>
    </style:style>
    <style:style style:name="Таблица6.G" style:family="table-column">
      <style:table-column-properties style:column-width="0.58cm"/>
    </style:style>
    <style:style style:name="Таблица6.H" style:family="table-column">
      <style:table-column-properties style:column-width="0.496cm"/>
    </style:style>
    <style:style style:name="Таблица6.I" style:family="table-column">
      <style:table-column-properties style:column-width="0.494cm"/>
    </style:style>
    <style:style style:name="Таблица6.L" style:family="table-column">
      <style:table-column-properties style:column-width="0.448cm"/>
    </style:style>
    <style:style style:name="Таблица6.M" style:family="table-column">
      <style:table-column-properties style:column-width="0.545cm"/>
    </style:style>
    <style:style style:name="Таблица6.P" style:family="table-column">
      <style:table-column-properties style:column-width="0.466cm"/>
    </style:style>
    <style:style style:name="Таблица6.Q" style:family="table-column">
      <style:table-column-properties style:column-width="0.526cm"/>
    </style:style>
    <style:style style:name="Таблица6.R" style:family="table-column">
      <style:table-column-properties style:column-width="0.476cm"/>
    </style:style>
    <style:style style:name="Таблица6.S" style:family="table-column">
      <style:table-column-properties style:column-width="0.517cm"/>
    </style:style>
    <style:style style:name="Таблица6.V" style:family="table-column">
      <style:table-column-properties style:column-width="0.504cm"/>
    </style:style>
    <style:style style:name="Таблица6.c" style:family="table-column">
      <style:table-column-properties style:column-width="0.513cm"/>
    </style:style>
    <style:style style:name="Таблица6.d" style:family="table-column">
      <style:table-column-properties style:column-width="1.49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B1" style:family="table-cell">
      <style:table-cell-properties style:vertical-align="middle" fo:background-color="#ffffff" fo:padding-left="0.191cm" fo:padding-right="0.191cm" fo:padding-top="0cm" fo:padding-bottom="0cm" fo:border-left="0.5pt solid #000000" fo:border-right="1.5pt solid #000000" fo:border-top="0.5pt solid #000000" fo:border-bottom="2.25pt solid #000000" style:writing-mode="lr-tb">
        <style:background-image/>
      </style:table-cell-properties>
    </style:style>
    <style:style style:name="Таблица6.C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A2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2.25pt solid #000000" fo:border-bottom="2.25pt solid #000000" style:writing-mode="lr-tb">
        <style:background-image/>
      </style:table-cell-properties>
    </style:style>
    <style:style style:name="Таблица6.B2" style:family="table-cell">
      <style:table-cell-properties style:vertical-align="middle" fo:background-color="#ffffff" fo:padding-left="0.191cm" fo:padding-right="0.191cm" fo:padding-top="0cm" fo:padding-bottom="0cm" fo:border="2.25pt solid #000000" style:writing-mode="lr-tb">
        <style:background-image/>
      </style:table-cell-properties>
    </style:style>
    <style:style style:name="Таблица6.C2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D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E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F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G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H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I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J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K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L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M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N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O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P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Q2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2.25pt solid #000000" fo:border-bottom="2.25pt solid #000000" style:writing-mode="lr-tb">
        <style:background-image/>
      </style:table-cell-properties>
    </style:style>
    <style:style style:name="Таблица6.R2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S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T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U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V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W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X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Y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Z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a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b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c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d2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A3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6.B3" style:family="table-cell">
      <style:table-cell-properties style:vertical-align="middle" fo:background-color="#ffffff" fo:padding-left="0.191cm" fo:padding-right="0.191cm" fo:padding-top="0cm" fo:padding-bottom="0cm" fo:border-left="2.2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6.C3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D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E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F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G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H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I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J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K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L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M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N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O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P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Q3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6.R3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d3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6.A4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B4" style:family="table-cell">
      <style:table-cell-properties style:vertical-align="middle" fo:background-color="#ffffff" fo:padding-left="0.191cm" fo:padding-right="0.191cm" fo:padding-top="0cm" fo:padding-bottom="0cm" fo:border-left="2.2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4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4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4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S4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T4" style:family="table-cell">
      <style:table-cell-properties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Таблица6.U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V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W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X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Y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Z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b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c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d4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5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B5" style:family="table-cell">
      <style:table-cell-properties style:vertical-align="middle" fo:background-color="#ffffff" fo:padding-left="0.191cm" fo:padding-right="0.191cm" fo:padding-top="0cm" fo:padding-bottom="0cm" fo:border-left="2.2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Таблица6.C5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D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E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F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G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H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I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J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K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L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M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N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O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P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Q5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Таблица6.R5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S5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T5" style:family="table-cell">
      <style:table-cell-properties fo:background-color="transparent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Таблица6.U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V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W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X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Y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Z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b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c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A6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6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D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E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F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G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H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I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J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K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L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M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N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O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P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Q6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6.R6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A7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7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7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7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S7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T7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U7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V7" style:family="table-cell">
      <style:table-cell-properties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Таблица6.W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X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Y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Z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b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c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8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8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D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E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F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G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H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I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J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K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L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M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N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O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P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Q8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Таблица6.R8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S8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T8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U8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V8" style:family="table-cell">
      <style:table-cell-properties fo:background-color="transparent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Таблица6.W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X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Y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Z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b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c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A9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9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D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E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F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G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H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I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J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K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L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M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N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O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P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Q9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6.R9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A10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10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10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10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S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T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U10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V10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W10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X10" style:family="table-cell">
      <style:table-cell-properties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Таблица6.Y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Z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b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c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11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11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D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E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F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G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H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I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J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K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L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M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N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O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P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Q11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Таблица6.R11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S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T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U11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V11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W11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X11" style:family="table-cell">
      <style:table-cell-properties fo:background-color="transparent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Таблица6.Y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Z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a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c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A12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12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D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E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F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G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H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I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J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K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L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M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N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O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P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Q12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6.R12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A13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13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13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13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S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T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U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V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W13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X13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Y13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Z13" style:family="table-cell">
      <style:table-cell-properties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Таблица6.a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b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c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d1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14" style:family="table-row">
      <style:table-row-properties style:min-row-height="0.605cm" fo:keep-together="auto"/>
    </style:style>
    <style:style style:name="Таблица6.A14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14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D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E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F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G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H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I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J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K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L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M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N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O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P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Q14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Таблица6.R14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S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T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U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V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W14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X14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Y14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Z14" style:family="table-cell">
      <style:table-cell-properties fo:background-color="transparent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Таблица6.a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b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c1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d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6.A15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15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D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E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F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G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H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I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J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K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L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M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N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O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P1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Q15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6.R15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d1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A16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16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16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16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S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T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U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V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W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X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Y16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Z16" style:family="table-cell">
      <style:table-cell-properties style:vertical-align="bottom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b16" style:family="table-cell">
      <style:table-cell-properties style:vertical-align="bottom"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Таблица6.c16" style:family="table-cell">
      <style:table-cell-properties style:vertical-align="bottom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d16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17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17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17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17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S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T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U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V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W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X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Y17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Z17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a17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b17" style:family="table-cell">
      <style:table-cell-properties fo:background-color="transparent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Таблица6.c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d17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18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18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D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E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F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G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H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I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J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K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L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M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N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O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P1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Q18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6.R18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6.A19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19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19" style:family="table-cell">
      <style:table-cell-properties fo:background-color="transparent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19" style:family="table-cell">
      <style:table-cell-properties fo:background-color="transparent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S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T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U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V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W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X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Y19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Z19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Таблица6.a19" style:family="table-cell">
      <style:table-cell-properties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6.b19" style:family="table-cell">
      <style:table-cell-properties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Таблица6.c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d19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20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20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20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20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S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T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U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V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W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X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Y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Z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b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c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d20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21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21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21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21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2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22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22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22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22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S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T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U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V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W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X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Y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Z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2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b22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Таблица6.c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d2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23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C23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D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E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F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G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H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I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J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K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L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M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N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O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P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Q23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6.R23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6.S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T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U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V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W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X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Y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Z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a2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b23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Таблица6.c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d2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" style:family="table">
      <style:table-properties style:width="19.207cm" fo:margin-left="-0.436cm" fo:margin-top="0cm" fo:margin-bottom="0cm" table:align="left" style:writing-mode="lr-tb"/>
    </style:style>
    <style:style style:name="Таблица7.A" style:family="table-column">
      <style:table-column-properties style:column-width="0.515cm"/>
    </style:style>
    <style:style style:name="Таблица7.B" style:family="table-column">
      <style:table-column-properties style:column-width="1.085cm"/>
    </style:style>
    <style:style style:name="Таблица7.C" style:family="table-column">
      <style:table-column-properties style:column-width="0.612cm"/>
    </style:style>
    <style:style style:name="Таблица7.D" style:family="table-column">
      <style:table-column-properties style:column-width="0.06cm"/>
    </style:style>
    <style:style style:name="Таблица7.E" style:family="table-column">
      <style:table-column-properties style:column-width="0.474cm"/>
    </style:style>
    <style:style style:name="Таблица7.F" style:family="table-column">
      <style:table-column-properties style:column-width="0.478cm"/>
    </style:style>
    <style:style style:name="Таблица7.G" style:family="table-column">
      <style:table-column-properties style:column-width="0.476cm"/>
    </style:style>
    <style:style style:name="Таблица7.P" style:family="table-column">
      <style:table-column-properties style:column-width="0.427cm"/>
    </style:style>
    <style:style style:name="Таблица7.Q" style:family="table-column">
      <style:table-column-properties style:column-width="0.526cm"/>
    </style:style>
    <style:style style:name="Таблица7.T" style:family="table-column">
      <style:table-column-properties style:column-width="0.512cm"/>
    </style:style>
    <style:style style:name="Таблица7.U" style:family="table-column">
      <style:table-column-properties style:column-width="0.441cm"/>
    </style:style>
    <style:style style:name="Таблица7.W" style:family="table-column">
      <style:table-column-properties style:column-width="0.457cm"/>
    </style:style>
    <style:style style:name="Таблица7.X" style:family="table-column">
      <style:table-column-properties style:column-width="0.496cm"/>
    </style:style>
    <style:style style:name="Таблица7.Z" style:family="table-column">
      <style:table-column-properties style:column-width="0.416cm"/>
    </style:style>
    <style:style style:name="Таблица7.a" style:family="table-column">
      <style:table-column-properties style:column-width="0.062cm"/>
    </style:style>
    <style:style style:name="Таблица7.e" style:family="table-column">
      <style:table-column-properties style:column-width="0.519cm"/>
    </style:style>
    <style:style style:name="Таблица7.f" style:family="table-column">
      <style:table-column-properties style:column-width="0.997cm"/>
    </style:style>
    <style:style style:name="Таблица7.g" style:family="table-column">
      <style:table-column-properties style:column-width="0.801cm"/>
    </style:style>
    <style:style style:name="Таблица7.h" style:family="table-column">
      <style:table-column-properties style:column-width="2.7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B1" style:family="table-cell">
      <style:table-cell-properties style:vertical-align="middle" fo:background-color="#ffffff" fo:padding-left="0.191cm" fo:padding-right="0.191cm" fo:padding-top="0cm" fo:padding-bottom="0cm" fo:border-left="0.5pt solid #000000" fo:border-right="1.5pt solid #000000" fo:border-top="0.5pt solid #000000" fo:border-bottom="2.25pt solid #000000" style:writing-mode="lr-tb">
        <style:background-image/>
      </style:table-cell-properties>
    </style:style>
    <style:style style:name="Таблица7.A2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Таблица7.B2" style:family="table-cell">
      <style:table-cell-properties style:vertical-align="middle" fo:background-color="#ffffff" fo:padding-left="0.191cm" fo:padding-right="0.191cm" fo:padding-top="0cm" fo:padding-bottom="0cm" fo:border-left="2.2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C2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7.E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F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G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H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I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J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K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L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M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N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O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P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Q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R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S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T2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U2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7.V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W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X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Y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Z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c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d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e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f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g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A3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B3" style:family="table-cell">
      <style:table-cell-properties style:vertical-align="middle" fo:background-color="#ffffff" fo:padding-left="0.191cm" fo:padding-right="0.191cm" fo:padding-top="0cm" fo:padding-bottom="0cm" fo:border-left="2.25pt solid #000000" fo:border-right="2.25pt solid #000000" fo:border-top="0.25pt solid #000000" fo:border-bottom="0.5pt solid #000000" style:writing-mode="lr-tb">
        <style:background-image/>
      </style:table-cell-properties>
    </style:style>
    <style:style style:name="Таблица7.C3" style:family="table-cell">
      <style:table-cell-properties style:vertical-align="bottom" fo:background-color="#ffffff" fo:padding-left="0.191cm" fo:padding-right="0.191cm" fo:padding-top="0cm" fo:padding-bottom="0cm" fo:border-left="2.2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E3" style:family="table-cell">
      <style:table-cell-properties style:vertical-align="bottom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T3" style:family="table-cell">
      <style:table-cell-properties style:vertical-align="bottom" fo:background-color="#ffffff" fo:padding-left="0.191cm" fo:padding-right="0.191cm" fo:padding-top="0cm" fo:padding-bottom="0cm" fo:border-left="0.5pt solid #000000" fo:border-right="2.25pt solid #000000" fo:border-top="0.25pt solid #000000" fo:border-bottom="0.5pt solid #000000" style:writing-mode="lr-tb">
        <style:background-image/>
      </style:table-cell-properties>
    </style:style>
    <style:style style:name="Таблица7.U3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V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W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X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Y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Z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b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c3" style:family="table-cell">
      <style:table-cell-properties fo:background-color="#ffffff" fo:padding-left="0.191cm" fo:padding-right="0.191cm" fo:padding-top="0cm" fo:padding-bottom="0cm" fo:border-left="0.5pt solid #000000" fo:border-right="0.25pt solid #000000" fo:border-top="0.25pt solid #000000" fo:border-bottom="0.5pt solid #000000" style:writing-mode="lr-tb">
        <style:background-image/>
      </style:table-cell-properties>
    </style:style>
    <style:style style:name="Таблица7.d3" style:family="table-cell">
      <style:table-cell-properties fo:background-color="#ffffff" fo:padding-left="0.191cm" fo:padding-right="0.191cm" fo:padding-top="0cm" fo:padding-bottom="0cm" fo:border-left="0.25pt solid #000000" fo:border-right="0.25pt solid #000000" fo:border-top="0.25pt solid #000000" fo:border-bottom="0.5pt solid #000000" style:writing-mode="lr-tb">
        <style:background-image/>
      </style:table-cell-properties>
    </style:style>
    <style:style style:name="Таблица7.f3" style:family="table-cell">
      <style:table-cell-properties fo:background-color="#ffffff" fo:padding-left="0.191cm" fo:padding-right="0.191cm" fo:padding-top="0cm" fo:padding-bottom="0cm" fo:border-left="0.2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h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A4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Таблица7.B4" style:family="table-cell">
      <style:table-cell-properties style:vertical-align="middle" fo:background-color="#ffffff" fo:padding-left="0.191cm" fo:padding-right="0.191cm" fo:padding-top="0cm" fo:padding-bottom="0cm" fo:border-left="2.2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Таблица7.C4" style:family="table-cell">
      <style:table-cell-properties style:vertical-align="bottom" fo:background-color="#ffffff" fo:padding-left="0.191cm" fo:padding-right="0.191cm" fo:padding-top="0cm" fo:padding-bottom="0cm" fo:border-left="2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E4" style:family="table-cell">
      <style:table-cell-properties style:vertical-align="bottom"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T4" style:family="table-cell">
      <style:table-cell-properties style:vertical-align="bottom" fo:background-color="#ffffff" fo:padding-left="0.191cm" fo:padding-right="0.191cm" fo:padding-top="0cm" fo:padding-bottom="0cm" fo:border-left="0.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Таблица7.U4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V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W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X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Y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Z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b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c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d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e4" style:family="table-cell">
      <style:table-cell-properties fo:background-color="#ffffff" fo:padding-left="0.191cm" fo:padding-right="0.191cm" fo:padding-top="0cm" fo:padding-bottom="0cm" fo:border-left="0.5pt solid #000000" fo:border-right="0.25pt solid #000000" fo:border-top="0.5pt solid #000000" fo:border-bottom="2.25pt solid #000000" style:writing-mode="lr-tb">
        <style:background-image/>
      </style:table-cell-properties>
    </style:style>
    <style:style style:name="Таблица7.f4" style:family="table-cell">
      <style:table-cell-properties fo:background-color="#ffffff" fo:padding-left="0.191cm" fo:padding-right="0.191cm" fo:padding-top="0cm" fo:padding-bottom="0cm" fo:border-left="0.2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g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h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Таблица7.A5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7.B5" style:family="table-cell">
      <style:table-cell-properties style:vertical-align="middle" fo:background-color="#ffffff" fo:padding-left="0.191cm" fo:padding-right="0.191cm" fo:padding-top="0cm" fo:padding-bottom="0cm" fo:border-left="2.2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7.C5" style:family="table-cell">
      <style:table-cell-properties style:vertical-align="bottom" fo:background-color="#ffffff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E5" style:family="table-cell">
      <style:table-cell-properties style:vertical-align="bottom"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T5" style:family="table-cell">
      <style:table-cell-properties style:vertical-align="bottom" fo:background-color="#ffffff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7.U5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V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W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X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Y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Z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b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c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d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e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f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g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h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A6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B6" style:family="table-cell">
      <style:table-cell-properties style:vertical-align="middle" fo:background-color="#ffffff" fo:padding-left="0.191cm" fo:padding-right="0.191cm" fo:padding-top="0cm" fo:padding-bottom="0cm" fo:border-left="2.25pt solid #000000" fo:border-right="2.25pt solid #000000" fo:border-top="0.5pt solid #000000" fo:border-bottom="0.25pt solid #000000" style:writing-mode="lr-tb">
        <style:background-image/>
      </style:table-cell-properties>
    </style:style>
    <style:style style:name="Таблица7.C6" style:family="table-cell">
      <style:table-cell-properties style:vertical-align="bottom" fo:background-color="#ffffff" fo:padding-left="0.191cm" fo:padding-right="0.191cm" fo:padding-top="0cm" fo:padding-bottom="0cm" fo:border-left="2.2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E6" style:family="table-cell">
      <style:table-cell-properties style:vertical-align="bottom"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T6" style:family="table-cell">
      <style:table-cell-properties style:vertical-align="bottom" fo:background-color="#ffffff" fo:padding-left="0.191cm" fo:padding-right="0.191cm" fo:padding-top="0cm" fo:padding-bottom="0cm" fo:border-left="0.5pt solid #000000" fo:border-right="2.25pt solid #000000" fo:border-top="0.5pt solid #000000" fo:border-bottom="0.25pt solid #000000" style:writing-mode="lr-tb">
        <style:background-image/>
      </style:table-cell-properties>
    </style:style>
    <style:style style:name="Таблица7.V6" style:family="table-cell">
      <style:table-cell-properties style:vertical-align="bottom" fo:background-color="#ffffff" fo:padding-left="0.191cm" fo:padding-right="0.191cm" fo:padding-top="0cm" fo:padding-bottom="0cm" fo:border-left="0.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Таблица7.W6" style:family="table-cell">
      <style:table-cell-properties style:vertical-align="bottom" fo:background-color="#ffffff" fo:padding-left="0.191cm" fo:padding-right="0.191cm" fo:padding-top="0cm" fo:padding-bottom="0cm" fo:border-left="0.2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X6" style:family="table-cell">
      <style:table-cell-properties style:vertical-align="bottom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Таблица7.Y6" style:family="table-cell">
      <style:table-cell-properties style:vertical-align="bottom" fo:background-color="#ffffff" fo:padding-left="0.191cm" fo:padding-right="0.191cm" fo:padding-top="0cm" fo:padding-bottom="0cm" fo:border-left="0.05pt solid #000000" fo:border-right="none" fo:border-top="none" fo:border-bottom="none" style:writing-mode="lr-tb">
        <style:background-image/>
      </style:table-cell-properties>
    </style:style>
    <style:style style:name="Таблица7.A7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B7" style:family="table-cell">
      <style:table-cell-properties fo:background-color="#ffffff" fo:padding-left="0.191cm" fo:padding-right="0.191cm" fo:padding-top="0cm" fo:padding-bottom="0cm" fo:border-left="2.25pt solid #000000" fo:border-right="2.25pt solid #000000" fo:border-top="0.25pt solid #000000" fo:border-bottom="0.5pt solid #000000" style:writing-mode="lr-tb">
        <style:background-image/>
      </style:table-cell-properties>
    </style:style>
    <style:style style:name="Таблица7.L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M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N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O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P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Q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T7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25pt solid #000000" fo:border-bottom="0.5pt solid #000000" style:writing-mode="lr-tb">
        <style:background-image/>
      </style:table-cell-properties>
    </style:style>
    <style:style style:name="Таблица7.U7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V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W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X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Y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Z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b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c7" style:family="table-cell">
      <style:table-cell-properties fo:background-color="#ffffff" fo:padding-left="0.191cm" fo:padding-right="0.191cm" fo:padding-top="0cm" fo:padding-bottom="0cm" fo:border-left="0.5pt solid #000000" fo:border-right="0.25pt solid #000000" fo:border-top="0.25pt solid #000000" fo:border-bottom="0.5pt solid #000000" style:writing-mode="lr-tb">
        <style:background-image/>
      </style:table-cell-properties>
    </style:style>
    <style:style style:name="Таблица7.d7" style:family="table-cell">
      <style:table-cell-properties fo:background-color="#ffffff" fo:padding-left="0.191cm" fo:padding-right="0.191cm" fo:padding-top="0cm" fo:padding-bottom="0cm" fo:border-left="0.25pt solid #000000" fo:border-right="0.25pt solid #000000" fo:border-top="0.25pt solid #000000" fo:border-bottom="0.5pt solid #000000" style:writing-mode="lr-tb">
        <style:background-image/>
      </style:table-cell-properties>
    </style:style>
    <style:style style:name="Таблица7.f7" style:family="table-cell">
      <style:table-cell-properties fo:background-color="#ffffff" fo:padding-left="0.191cm" fo:padding-right="0.191cm" fo:padding-top="0cm" fo:padding-bottom="0cm" fo:border-left="0.2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h7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A8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B8" style:family="table-cell">
      <style:table-cell-properties fo:background-color="#ffffff" fo:padding-left="0.191cm" fo:padding-right="0.191cm" fo:padding-top="0cm" fo:padding-bottom="0cm" fo:border-left="2.2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C8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7.E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F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G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H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I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J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K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L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M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N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O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P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Q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R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S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T8" style:family="table-cell">
      <style:table-cell-properties style:vertical-align="bottom"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U8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7.V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W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X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Y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Z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b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c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d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e8" style:family="table-cell">
      <style:table-cell-properties fo:background-color="#ffffff" fo:padding-left="0.191cm" fo:padding-right="0.191cm" fo:padding-top="0cm" fo:padding-bottom="0cm" fo:border-left="0.5pt solid #000000" fo:border-right="0.25pt solid #000000" fo:border-top="0.5pt solid #000000" fo:border-bottom="0.5pt solid #000000" style:writing-mode="lr-tb">
        <style:background-image/>
      </style:table-cell-properties>
    </style:style>
    <style:style style:name="Таблица7.f8" style:family="table-cell">
      <style:table-cell-properties fo:background-color="#ffffff" fo:padding-left="0.191cm" fo:padding-right="0.191cm" fo:padding-top="0cm" fo:padding-bottom="0cm" fo:border-left="0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7.g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h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A9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7.N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O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P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Q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R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S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Y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Z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b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c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d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e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f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g9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A10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c10" style:family="table-cell">
      <style:table-cell-properties style:vertical-align="bottom" fo:background-color="#ffffff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7.d10" style:family="table-cell">
      <style:table-cell-properties fo:background-color="#ffffff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Таблица7.e10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f10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g10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A11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B11" style:family="table-cell">
      <style:table-cell-properties fo:background-color="#ffffff" fo:padding-left="0.191cm" fo:padding-right="0.191cm" fo:padding-top="0cm" fo:padding-bottom="0cm" fo:border-left="2.25pt solid #000000" fo:border-right="2.25pt solid #000000" fo:border-top="0.25pt solid #000000" fo:border-bottom="0.5pt solid #000000" style:writing-mode="lr-tb">
        <style:background-image/>
      </style:table-cell-properties>
    </style:style>
    <style:style style:name="Таблица7.K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L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M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N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O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P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S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U11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V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W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X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Y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Z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b11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c11" style:family="table-cell">
      <style:table-cell-properties fo:background-color="#ffffff" fo:padding-left="0.191cm" fo:padding-right="0.191cm" fo:padding-top="0cm" fo:padding-bottom="0cm" fo:border-left="0.5pt solid #000000" fo:border-right="0.25pt solid #000000" fo:border-top="0.25pt solid #000000" fo:border-bottom="0.5pt solid #000000" style:writing-mode="lr-tb">
        <style:background-image/>
      </style:table-cell-properties>
    </style:style>
    <style:style style:name="Таблица7.d11" style:family="table-cell">
      <style:table-cell-properties fo:background-color="#ffffff" fo:padding-left="0.191cm" fo:padding-right="0.191cm" fo:padding-top="0cm" fo:padding-bottom="0cm" fo:border-left="0.25pt solid #000000" fo:border-right="0.25pt solid #000000" fo:border-top="0.25pt solid #000000" fo:border-bottom="0.5pt solid #000000" style:writing-mode="lr-tb">
        <style:background-image/>
      </style:table-cell-properties>
    </style:style>
    <style:style style:name="Таблица7.f11" style:family="table-cell">
      <style:table-cell-properties fo:background-color="#ffffff" fo:padding-left="0.191cm" fo:padding-right="0.191cm" fo:padding-top="0cm" fo:padding-bottom="0cm" fo:border-left="0.2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Таблица7.h1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A12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B12" style:family="table-cell">
      <style:table-cell-properties fo:background-color="#ffffff" fo:padding-left="0.191cm" fo:padding-right="0.191cm" fo:padding-top="0cm" fo:padding-bottom="0cm" fo:border-left="2.2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C12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7.E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F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G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H12" style:family="table-cell">
      <style:table-cell-properties style:vertical-align="bottom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M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N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O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P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Q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R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S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T12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U12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7.V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W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X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Y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Z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b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c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d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e12" style:family="table-cell">
      <style:table-cell-properties fo:background-color="#ffffff" fo:padding-left="0.191cm" fo:padding-right="0.191cm" fo:padding-top="0cm" fo:padding-bottom="0cm" fo:border-left="0.5pt solid #000000" fo:border-right="0.25pt solid #000000" fo:border-top="0.5pt solid #000000" fo:border-bottom="0.5pt solid #000000" style:writing-mode="lr-tb">
        <style:background-image/>
      </style:table-cell-properties>
    </style:style>
    <style:style style:name="Таблица7.f12" style:family="table-cell">
      <style:table-cell-properties fo:background-color="#ffffff" fo:padding-left="0.191cm" fo:padding-right="0.191cm" fo:padding-top="0cm" fo:padding-bottom="0cm" fo:border-left="0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Таблица7.g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h1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7.A13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7.C13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E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F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G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M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N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O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P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Q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R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S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Таблица7.T13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7.h13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Таблица7.A14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7.C14" style:family="table-cell">
      <style:table-cell-properties fo:background-color="#ffffff" fo:padding-left="0.191cm" fo:padding-right="0.191cm" fo:padding-top="0cm" fo:padding-bottom="0cm" fo:border-left="2.2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E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F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G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H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I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J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K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L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M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N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O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P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Q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R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S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5pt solid #000000" fo:border-bottom="0.25pt solid #000000" style:writing-mode="lr-tb">
        <style:background-image/>
      </style:table-cell-properties>
    </style:style>
    <style:style style:name="Таблица7.T14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0.5pt solid #000000" fo:border-bottom="0.25pt solid #000000" style:writing-mode="lr-tb">
        <style:background-image/>
      </style:table-cell-properties>
    </style:style>
    <style:style style:name="Таблица7.A15" style:family="table-cell">
      <style:table-cell-properties fo:background-color="#ffffff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7.A16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7.B16" style:family="table-cell">
      <style:table-cell-properties fo:padding-left="0.191cm" fo:padding-right="0.191cm" fo:padding-top="0cm" fo:padding-bottom="0cm" fo:border-left="2.25pt solid #000000" fo:border-right="2.25pt solid #000000" fo:border-top="0.5pt solid #000000" fo:border-bottom="0.5pt solid #000000" style:writing-mode="lr-tb"/>
    </style:style>
    <style:style style:name="Таблица7.C16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7.D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F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G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H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I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J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K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L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M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N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O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P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Q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R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S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T16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7.U16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7.V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W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X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Y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Z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b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c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d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e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f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g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h1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font-size="16pt" officeooo:paragraph-rsid="00044d4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44d4e" style:font-size-asian="16pt" style:font-weight-asian="bold" style:font-name-complex="Calibri1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paragraph-rsid="00044d4e" style:font-size-asian="16pt" style:font-weight-asian="normal" style:font-name-complex="Calibri1" style:font-size-complex="16pt" style:font-weight-complex="normal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en" fo:country="US" fo:font-style="italic" fo:font-weight="bold" officeooo:paragraph-rsid="00044d4e" style:letter-kerning="false" style:font-style-asian="italic" style:font-weight-asian="bold" style:language-complex="ar" style:country-complex="SA" style:font-style-complex="italic" style:font-weight-complex="bold"/>
    </style:style>
    <style:style style:name="P5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0044d4e" officeooo:paragraph-rsid="00044d4e" style:letter-kerning="false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officeooo:paragraph-rsid="0004ba06" style:letter-kerning="false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officeooo:rsid="00075729" officeooo:paragraph-rsid="00075729" style:letter-kerning="false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0075729" officeooo:paragraph-rsid="00075729" style:letter-kerning="false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006879f" officeooo:paragraph-rsid="0006879f" style:letter-kerning="false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paragraph-rsid="0004ba06" style:letter-kerning="false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officeooo:rsid="0008bb17" officeooo:paragraph-rsid="0008bb17" style:letter-kerning="false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officeooo:rsid="000a1551" officeooo:paragraph-rsid="000a1551" style:letter-kerning="false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00a1551" officeooo:paragraph-rsid="000a1551" style:letter-kerning="false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officeooo:rsid="000bed19" officeooo:paragraph-rsid="000bed19" style:letter-kerning="false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fo:font-weight="bold" officeooo:paragraph-rsid="0004ba06" style:letter-kerning="false" style:font-weight-asian="bold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fo:font-weight="bold" officeooo:rsid="00075729" officeooo:paragraph-rsid="00075729" style:letter-kerning="false" style:font-weight-asian="bold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fo:font-weight="bold" officeooo:rsid="000bed19" officeooo:paragraph-rsid="000bed19" style:letter-kerning="false" style:font-weight-asian="bold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044d4e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04ba06"/>
    </style:style>
    <style:style style:name="P20" style:family="paragraph" style:parent-style-name="Standard">
      <style:paragraph-properties fo:text-align="center" style:justify-single-word="false"/>
      <style:text-properties officeooo:paragraph-rsid="0004ba06"/>
    </style:style>
    <style:style style:name="P21" style:family="paragraph" style:parent-style-name="Standard">
      <style:text-properties officeooo:paragraph-rsid="0004ba06"/>
    </style:style>
    <style:style style:name="P22" style:family="paragraph" style:parent-style-name="Standard">
      <style:paragraph-properties fo:margin-left="0cm" fo:margin-right="0cm" fo:text-indent="2cm" style:auto-text-indent="false"/>
      <style:text-properties officeooo:paragraph-rsid="0004ba06"/>
    </style:style>
    <style:style style:name="P23" style:family="paragraph" style:parent-style-name="Standard">
      <style:paragraph-properties fo:margin-top="0.212cm" fo:margin-bottom="0.212cm" style:contextual-spacing="false"/>
      <style:text-properties officeooo:paragraph-rsid="0004ba06"/>
    </style:style>
    <style:style style:name="P24" style:family="paragraph" style:parent-style-name="Standard">
      <style:paragraph-properties fo:margin-left="0cm" fo:margin-right="0cm" fo:text-indent="1.501cm" style:auto-text-indent="false"/>
      <style:text-properties officeooo:paragraph-rsid="0004ba06"/>
    </style:style>
    <style:style style:name="P25" style:family="paragraph" style:parent-style-name="Standard">
      <style:paragraph-properties fo:margin-left="0cm" fo:margin-right="0cm" fo:text-indent="1cm" style:auto-text-indent="false"/>
      <style:text-properties officeooo:paragraph-rsid="0004ba06"/>
    </style:style>
    <style:style style:name="P26" style:family="paragraph" style:parent-style-name="Standard">
      <style:paragraph-properties fo:text-align="justify" style:justify-single-word="false"/>
      <style:text-properties fo:font-size="14pt" fo:language="en" fo:country="US" officeooo:paragraph-rsid="0004ba06" style:font-size-asian="14pt" style:font-size-complex="14pt"/>
    </style:style>
    <style:style style:name="P27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font-size="14pt" fo:language="en" fo:country="US" officeooo:paragraph-rsid="0004ba06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fo:language="en" fo:country="US" officeooo:paragraph-rsid="00075729" style:font-size-asian="14pt" style:font-size-complex="14pt"/>
    </style:style>
    <style:style style:name="P29" style:family="paragraph" style:parent-style-name="Standard">
      <style:text-properties fo:font-size="14pt" fo:language="en" fo:country="US" officeooo:paragraph-rsid="0004ba06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fo:language="en" fo:country="US" fo:font-style="italic" officeooo:paragraph-rsid="0004ba06" style:font-size-asian="14pt" style:font-style-asian="italic" style:font-size-complex="14pt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fo:language="en" fo:country="US" style:letter-kerning="false" style:font-size-asian="14pt" style:font-size-complex="14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fo:language="en" fo:country="US" officeooo:rsid="0006879f" officeooo:paragraph-rsid="0006879f" style:letter-kerning="false" style:font-size-asian="14pt" style:font-size-complex="14pt" style:language-complex="ar" style:country-complex="SA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paragraph-rsid="0004ba0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.282cm" style:contextual-spacing="false" fo:line-height="108%"/>
      <style:text-properties fo:font-size="14pt" fo:font-weight="bold" officeooo:paragraph-rsid="0004ba0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4pt" officeooo:paragraph-rsid="0004ba06" style:font-size-asian="14pt" style:font-size-complex="14pt"/>
    </style:style>
    <style:style style:name="P36" style:family="paragraph" style:parent-style-name="Standard">
      <style:text-properties fo:font-size="14pt" officeooo:paragraph-rsid="0004ba06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fo:font-style="italic" officeooo:paragraph-rsid="0004ba06" style:font-size-asian="14pt" style:font-style-asian="italic" style:font-size-complex="14pt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fo:language="ru" fo:country="RU" style:letter-kerning="false" style:font-size-asian="14pt" style:font-size-complex="14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fo:language="ru" fo:country="RU" officeooo:rsid="0006879f" officeooo:paragraph-rsid="0006879f" style:letter-kerning="false" style:font-size-asian="14pt" style:font-size-complex="14pt" style:language-complex="ar" style:country-complex="SA"/>
    </style:style>
    <style:style style:name="P40" style:family="paragraph" style:parent-style-name="Standard">
      <style:paragraph-properties fo:text-align="justify" style:justify-single-word="false"/>
      <style:text-properties officeooo:paragraph-rsid="0004ba06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04ba06"/>
    </style:style>
    <style:style style:name="P4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cm" style:auto-text-indent="false"/>
      <style:text-properties officeooo:paragraph-rsid="0004ba06"/>
    </style:style>
    <style:style style:name="P43" style:family="paragraph" style:parent-style-name="Standard">
      <style:paragraph-properties fo:margin-left="1.3cm" fo:margin-right="0cm" fo:text-indent="0cm" style:auto-text-indent="false"/>
      <style:text-properties fo:font-size="10pt" officeooo:paragraph-rsid="0004ba06" style:font-size-asian="10pt" style:font-size-complex="10pt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ru" fo:country="RU" officeooo:rsid="000bed19" officeooo:paragraph-rsid="000bed19" style:letter-kerning="false" style:font-size-asian="10pt" style:font-size-complex="10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paragraph-rsid="0004ba06" style:letter-kerning="false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paragraph-rsid="00075729" style:letter-kerning="false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04ba06" style:letter-kerning="false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officeooo:paragraph-rsid="0004ba06" style:letter-kerning="false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paragraph-rsid="0004ba06" style:letter-kerning="false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paragraph-rsid="00075729" style:letter-kerning="false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paragraph-rsid="0004ba06" style:letter-kerning="false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ru" fo:country="RU" officeooo:paragraph-rsid="0004ba06" style:letter-kerning="false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rsid="0006879f" officeooo:paragraph-rsid="0006879f" style:letter-kerning="false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rsid="00075729" officeooo:paragraph-rsid="00075729" style:letter-kerning="false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rsid="00075729" officeooo:paragraph-rsid="00075729" style:letter-kerning="false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rsid="0008bb17" officeooo:paragraph-rsid="0008bb17" style:letter-kerning="false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rsid="0008bb17" officeooo:paragraph-rsid="0008bb17" style:letter-kerning="false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rsid="000a1551" officeooo:paragraph-rsid="000a1551" style:letter-kerning="false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rsid="000a1551" officeooo:paragraph-rsid="000a1551" style:letter-kerning="false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rsid="000bed19" officeooo:paragraph-rsid="000bed19" style:letter-kerning="false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rsid="000bed19" officeooo:paragraph-rsid="000bed19" style:letter-kerning="false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fo:font-weight="bold" officeooo:paragraph-rsid="0004ba06" style:letter-kerning="false" style:font-weight-asian="bold" style:language-complex="ar" style:country-complex="SA" style:font-weight-complex="bold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fo:font-weight="bold" officeooo:paragraph-rsid="0004ba06" style:letter-kerning="false" style:font-weight-asian="bold" style:language-complex="ar" style:country-complex="SA" style:font-weight-complex="bold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fo:font-weight="bold" officeooo:rsid="00075729" officeooo:paragraph-rsid="00075729" style:letter-kerning="false" style:font-weight-asian="bold" style:language-complex="ar" style:country-complex="SA" style:font-weight-complex="bold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fo:font-weight="bold" officeooo:rsid="00075729" officeooo:paragraph-rsid="00075729" style:letter-kerning="false" style:font-weight-asian="bold" style:language-complex="ar" style:country-complex="SA" style:font-weight-complex="bold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fo:font-weight="bold" officeooo:rsid="0008bb17" officeooo:paragraph-rsid="0008bb17" style:letter-kerning="false" style:font-weight-asian="bold" style:language-complex="ar" style:country-complex="SA" style:font-weight-complex="bold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fo:font-weight="bold" officeooo:rsid="000a1551" officeooo:paragraph-rsid="000a1551" style:letter-kerning="false" style:font-weight-asian="bold" style:language-complex="ar" style:country-complex="SA" style:font-weight-complex="bold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fo:font-weight="bold" officeooo:rsid="000bed19" officeooo:paragraph-rsid="000bed19" style:letter-kerning="false" style:font-weight-asian="bold" style:language-complex="ar" style:country-complex="SA" style:font-weight-complex="bold"/>
    </style:style>
    <style:style style:name="P69" style:family="paragraph" style:parent-style-name="Standard">
      <style:paragraph-properties fo:margin-left="0cm" fo:margin-right="0cm" fo:text-indent="2cm" style:auto-text-indent="false"/>
      <style:text-properties officeooo:paragraph-rsid="00075729"/>
    </style:style>
    <style:style style:name="P70" style:family="paragraph" style:parent-style-name="Standard">
      <style:paragraph-properties fo:margin-top="0.212cm" fo:margin-bottom="0.212cm" style:contextual-spacing="false"/>
      <style:text-properties officeooo:paragraph-rsid="00075729"/>
    </style:style>
    <style:style style:name="P71" style:family="paragraph" style:parent-style-name="Standard">
      <style:text-properties officeooo:paragraph-rsid="00075729"/>
    </style:style>
    <style:style style:name="P72" style:family="paragraph" style:parent-style-name="Standard">
      <style:paragraph-properties fo:margin-left="0cm" fo:margin-right="0cm" fo:text-indent="1.501cm" style:auto-text-indent="false"/>
      <style:text-properties officeooo:paragraph-rsid="00075729"/>
    </style:style>
    <style:style style:name="P73" style:family="paragraph" style:parent-style-name="Standard">
      <style:paragraph-properties fo:margin-left="0cm" fo:margin-right="0cm" fo:text-indent="1cm" style:auto-text-indent="false"/>
      <style:text-properties officeooo:paragraph-rsid="00075729"/>
    </style:style>
    <style:style style:name="P74" style:family="paragraph" style:parent-style-name="Standard">
      <style:paragraph-properties fo:text-align="justify" style:justify-single-word="false"/>
      <style:text-properties officeooo:rsid="000bed19" officeooo:paragraph-rsid="000bed19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8pt" fo:language="ru" fo:country="RU" officeooo:paragraph-rsid="0004ba06" style:letter-kerning="false" style:font-size-asian="8pt" style:font-size-complex="8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8pt" fo:language="ru" fo:country="RU" officeooo:rsid="00075729" officeooo:paragraph-rsid="00075729" style:letter-kerning="false" style:font-size-asian="8pt" style:font-size-complex="8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9pt" fo:language="ru" fo:country="RU" officeooo:rsid="000bed19" officeooo:paragraph-rsid="000bed19" style:letter-kerning="false" style:font-size-asian="9pt" style:font-size-complex="9pt" style:language-complex="ar" style:country-complex="SA"/>
    </style:style>
    <style:style style:name="P78" style:family="paragraph" style:parent-style-name="Standard" style:list-style-name="">
      <style:paragraph-properties fo:margin-top="0.494cm" fo:margin-bottom="0.494cm" style:contextual-spacing="false" fo:text-align="center" style:justify-single-word="false"/>
      <style:text-properties fo:color="#000000" loext:opacity="100%" fo:font-size="16pt" officeooo:paragraph-rsid="00044d4e" style:font-size-asian="16pt" style:font-name-complex="Calibri1" style:font-size-complex="16pt"/>
    </style:style>
    <style:style style:name="P79" style:family="paragraph" style:parent-style-name="Standard" style:list-style-name="">
      <style:paragraph-properties fo:margin-top="0.494cm" fo:margin-bottom="0.494cm" style:contextual-spacing="false" fo:text-align="center" style:justify-single-word="false"/>
      <style:text-properties fo:color="#000000" loext:opacity="100%" fo:font-size="16pt" officeooo:rsid="00044d4e" officeooo:paragraph-rsid="00044d4e" style:font-size-asian="16pt" style:font-name-complex="Calibri1" style:font-size-complex="16pt"/>
    </style:style>
    <style:style style:name="P80" style:family="paragraph" style:parent-style-name="Standard" style:list-style-name="">
      <style:text-properties fo:color="#000000" loext:opacity="100%" fo:font-size="14pt" officeooo:paragraph-rsid="0004ba06" style:font-size-asian="14pt" style:font-size-complex="14pt"/>
    </style:style>
    <style:style style:name="P81" style:family="paragraph" style:parent-style-name="Standard" style:list-style-name="">
      <style:text-properties officeooo:paragraph-rsid="0004ba06"/>
    </style:style>
    <style:style style:name="P82" style:family="paragraph" style:parent-style-name="Standard" style:list-style-name="">
      <style:text-properties fo:font-size="14pt" fo:language="en" fo:country="US" fo:font-style="italic" officeooo:paragraph-rsid="0004ba06" style:font-size-asian="14pt" style:font-style-asian="italic" style:font-size-complex="14pt"/>
    </style:style>
    <style:style style:name="P8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6pt" style:font-size-asian="16pt" style:font-name-complex="Calibri1" style:font-size-complex="16pt"/>
    </style:style>
    <style:style style:name="T2" style:family="text">
      <style:text-properties fo:font-size="16pt" officeooo:rsid="00044d4e" style:font-size-asian="16pt" style:font-name-complex="Calibri1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anguage="en" fo:country="US" style:font-size-asian="16pt" style:font-name-complex="Calibri1" style:font-size-complex="16pt"/>
    </style:style>
    <style:style style:name="T5" style:family="text">
      <style:text-properties officeooo:rsid="00044d4e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075729" style:font-size-asian="14pt" style:font-size-complex="14pt" style:font-weight-complex="bold"/>
    </style:style>
    <style:style style:name="T9" style:family="text">
      <style:text-properties fo:font-size="14pt" officeooo:rsid="000bed19" style:font-size-asian="14pt" style:font-size-complex="14pt" style:font-weight-complex="bold"/>
    </style:style>
    <style:style style:name="T10" style:family="text">
      <style:text-properties fo:font-size="14pt" style:font-size-asian="14pt" style:font-size-complex="14pt" style:font-style-complex="italic"/>
    </style:style>
    <style:style style:name="T11" style:family="text">
      <style:text-properties fo:font-size="14pt" officeooo:rsid="0006879f" style:font-size-asian="14pt" style:font-size-complex="14pt"/>
    </style:style>
    <style:style style:name="T12" style:family="text">
      <style:text-properties fo:font-size="14pt" officeooo:rsid="00075729" style:font-size-asian="14pt" style:font-size-complex="14pt"/>
    </style:style>
    <style:style style:name="T13" style:family="text">
      <style:text-properties fo:font-size="14pt" officeooo:rsid="000bed19" style:font-size-asian="14pt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style:font-size-asian="14pt" style:font-size-complex="14pt" style:font-style-complex="italic"/>
    </style:style>
    <style:style style:name="T16" style:family="text">
      <style:text-properties fo:font-size="14pt" fo:language="en" fo:country="US" officeooo:rsid="000bed19" style:font-size-asian="14pt" style:font-size-complex="14pt" style:font-style-complex="italic"/>
    </style:style>
    <style:style style:name="T17" style:family="text">
      <style:text-properties fo:font-size="14pt" fo:language="en" fo:country="US" officeooo:rsid="0006879f" style:font-size-asian="14pt" style:font-size-complex="14pt"/>
    </style:style>
    <style:style style:name="T18" style:family="text">
      <style:text-properties fo:font-size="14pt" fo:language="en" fo:country="US" officeooo:rsid="00075729" style:font-size-asian="14pt" style:font-size-complex="14pt"/>
    </style:style>
    <style:style style:name="T19" style:family="text">
      <style:text-properties fo:font-size="14pt" fo:language="en" fo:country="US" officeooo:rsid="000bed19" style:font-size-asian="14pt" style:font-size-complex="14pt"/>
    </style:style>
    <style:style style:name="T2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US" fo:font-style="italic" style:font-size-asian="14pt" style:font-style-asian="italic" style:font-size-complex="14pt"/>
    </style:style>
    <style:style style:name="T22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23" style:family="text">
      <style:text-properties fo:font-size="14pt" fo:language="en" fo:country="US" style:text-underline-style="solid" style:text-underline-width="auto" style:text-underline-color="font-color" officeooo:rsid="0006879f" style:font-size-asian="14pt" style:font-size-complex="14pt"/>
    </style:style>
    <style:style style:name="T24" style:family="text">
      <style:text-properties fo:font-size="14pt" fo:language="en" fo:country="US" style:text-underline-style="solid" style:text-underline-width="auto" style:text-underline-color="font-color" officeooo:rsid="00075729" style:font-size-asian="14pt" style:font-size-complex="14pt"/>
    </style:style>
    <style:style style:name="T25" style:family="text">
      <style:text-properties fo:font-size="14pt" fo:font-style="italic" style:font-size-asian="14pt" style:font-style-asian="italic" style:font-size-complex="14pt"/>
    </style:style>
    <style:style style:name="T26" style:family="text">
      <style:text-properties fo:font-size="14pt" fo:font-style="italic" style:font-size-asian="14pt" style:font-style-asian="italic" style:font-size-complex="14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04ba06" style:font-size-asian="14pt" style:font-weight-asian="bold" style:font-size-complex="14pt" style:font-weight-complex="bold"/>
    </style:style>
    <style:style style:name="T29" style:family="text">
      <style:text-properties fo:font-size="14pt" fo:language="fr" fo:country="FR" style:font-size-asian="14pt" style:font-size-complex="14pt"/>
    </style:style>
    <style:style style:name="T30" style:family="text">
      <style:text-properties fo:font-size="14pt" fo:language="fr" fo:country="FR" style:font-size-asian="14pt" style:font-size-complex="14pt" style:font-weight-complex="bold"/>
    </style:style>
    <style:style style:name="T31" style:family="text">
      <style:text-properties fo:font-size="14pt" fo:language="fr" fo:country="FR" officeooo:rsid="0006879f" style:font-size-asian="14pt" style:font-size-complex="14pt"/>
    </style:style>
    <style:style style:name="T32" style:family="text">
      <style:text-properties fo:font-size="14pt" fo:language="fr" fo:country="FR" officeooo:rsid="00075729" style:font-size-asian="14pt" style:font-size-complex="14pt"/>
    </style:style>
    <style:style style:name="T33" style:family="text">
      <style:text-properties fo:font-size="14pt" fo:language="fr" fo:country="FR" fo:font-style="italic" style:font-size-asian="14pt" style:font-style-asian="italic" style:font-size-complex="14pt"/>
    </style:style>
    <style:style style:name="T34" style:family="text">
      <style:text-properties fo:font-size="14pt" fo:language="fr" fo:country="FR" fo:font-style="italic" style:font-size-asian="14pt" style:font-style-asian="italic" style:font-size-complex="14pt" style:font-weight-complex="bold"/>
    </style:style>
    <style:style style:name="T35" style:family="text">
      <style:text-properties fo:font-size="14pt" fo:language="fr" fo:country="FR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weight-complex="bold"/>
    </style:style>
    <style:style style:name="T36" style:family="text">
      <style:text-properties fo:font-size="14pt" fo:language="fr" fo:country="FR" fo:font-style="italic" fo:font-weight="bold" style:font-size-asian="14pt" style:font-style-asian="italic" style:font-weight-asian="bold" style:font-size-complex="14pt" style:font-weight-complex="bold"/>
    </style:style>
    <style:style style:name="T37" style:family="text">
      <style:text-properties fo:font-size="14pt" fo:language="fr" fo:country="F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8" style:family="text">
      <style:text-properties fo:font-size="14pt" fo:language="fr" fo:country="FR" style:text-underline-style="solid" style:text-underline-width="auto" style:text-underline-color="font-color" style:font-size-asian="14pt" style:font-size-complex="14pt"/>
    </style:style>
    <style:style style:name="T39" style:family="text">
      <style:text-properties fo:font-size="14pt" fo:language="fr" fo:country="FR" style:text-underline-style="solid" style:text-underline-width="auto" style:text-underline-color="font-color" officeooo:rsid="0006879f" style:font-size-asian="14pt" style:font-size-complex="14pt"/>
    </style:style>
    <style:style style:name="T40" style:family="text">
      <style:text-properties fo:font-size="14pt" fo:language="fr" fo:country="FR" style:text-underline-style="solid" style:text-underline-width="auto" style:text-underline-color="font-color" officeooo:rsid="00075729" style:font-size-asian="14pt" style:font-size-complex="14pt"/>
    </style:style>
    <style:style style:name="T41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2" style:family="text">
      <style:text-properties style:text-position="sub 58%"/>
    </style:style>
    <style:style style:name="T43" style:family="text">
      <style:text-properties style:text-position="sub 58%" fo:font-size="14pt" style:font-size-asian="14pt" style:font-size-complex="14pt"/>
    </style:style>
    <style:style style:name="T44" style:family="text">
      <style:text-properties style:text-position="sub 58%" fo:font-size="14pt" officeooo:rsid="0006879f" style:font-size-asian="14pt" style:font-size-complex="14pt"/>
    </style:style>
    <style:style style:name="T45" style:family="text">
      <style:text-properties style:text-position="sub 58%" fo:font-size="14pt" fo:language="en" fo:country="US" style:font-size-asian="14pt" style:font-size-complex="14pt"/>
    </style:style>
    <style:style style:name="T46" style:family="text">
      <style:text-properties style:text-position="sub 58%" fo:font-size="14pt" fo:language="fr" fo:country="FR" fo:font-style="italic" style:font-size-asian="14pt" style:font-style-asian="italic" style:font-size-complex="14pt"/>
    </style:style>
    <style:style style:name="T47" style:family="text">
      <style:text-properties style:text-position="sub 58%" fo:font-size="14pt" fo:language="fr" fo:country="FR" fo:font-style="italic" style:font-size-asian="14pt" style:font-style-asian="italic" style:font-size-complex="14pt" style:font-weight-complex="bold"/>
    </style:style>
    <style:style style:name="T48" style:family="text">
      <style:text-properties style:text-position="sub 58%" fo:font-size="14pt" fo:language="fr" fo:country="FR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weight-complex="bold"/>
    </style:style>
    <style:style style:name="T49" style:family="text">
      <style:text-properties style:text-position="sub 58%" fo:font-size="14pt" fo:language="fr" fo:country="FR" fo:font-style="italic" fo:font-weight="bold" style:font-size-asian="14pt" style:font-style-asian="italic" style:font-weight-asian="bold" style:font-size-complex="14pt" style:font-weight-complex="bold"/>
    </style:style>
    <style:style style:name="T50" style:family="text">
      <style:text-properties style:text-position="sub 58%" fo:font-size="14pt" fo:language="fr" fo:country="FR" style:font-size-asian="14pt" style:font-size-complex="14pt"/>
    </style:style>
    <style:style style:name="T51" style:family="text">
      <style:text-properties style:text-position="sub 58%" fo:font-size="14pt" fo:language="fr" fo:country="FR" style:text-underline-style="solid" style:text-underline-width="auto" style:text-underline-color="font-color" style:font-size-asian="14pt" style:font-size-complex="14pt"/>
    </style:style>
    <style:style style:name="T52" style:family="text">
      <style:text-properties style:text-position="sub 58%" fo:font-size="14pt" fo:font-style="italic" style:font-size-asian="14pt" style:font-style-asian="italic" style:font-size-complex="14pt"/>
    </style:style>
    <style:style style:name="T53" style:family="text">
      <style:text-properties style:text-position="sub 58%" fo:font-size="14pt" fo:font-style="italic" style:font-size-asian="14pt" style:font-style-asian="italic" style:font-size-complex="14pt" style:font-weight-complex="bold"/>
    </style:style>
    <style:style style:name="T54" style:family="text">
      <style:text-properties style:text-position="sub 58%" fo:font-size="8pt" fo:language="en" fo:country="US" fo:font-style="italic" style:font-size-asian="8pt" style:font-style-asian="italic" style:font-size-complex="8pt"/>
    </style:style>
    <style:style style:name="T55" style:family="text">
      <style:text-properties style:text-position="sub 58%" fo:font-size="8pt" fo:language="en" fo:country="US" fo:font-style="italic" officeooo:rsid="00075729" style:font-size-asian="8pt" style:font-style-asian="italic" style:font-size-complex="8pt"/>
    </style:style>
    <style:style style:name="T56" style:family="text">
      <style:text-properties style:text-position="sub 58%" fo:font-size="8pt" fo:language="en" fo:country="US" style:font-size-asian="8pt" style:font-size-complex="8pt"/>
    </style:style>
    <style:style style:name="T57" style:family="text">
      <style:text-properties style:text-position="sub 58%" fo:font-size="8pt" fo:language="en" fo:country="US" fo:font-style="normal" officeooo:rsid="0008bb17" style:font-size-asian="8pt" style:font-style-asian="normal" style:font-size-complex="8pt" style:font-style-complex="normal"/>
    </style:style>
    <style:style style:name="T58" style:family="text">
      <style:text-properties style:text-position="sub 58%" fo:font-size="8pt" fo:language="en" fo:country="US" fo:font-style="normal" fo:font-weight="normal" officeooo:rsid="0008bb17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style:text-position="sub 58%" fo:font-size="8pt" fo:language="ru" fo:country="RU" style:font-size-asian="8pt" style:font-size-complex="8pt"/>
    </style:style>
    <style:style style:name="T60" style:family="text">
      <style:text-properties style:text-position="sub 58%" fo:font-size="8pt" fo:language="ru" fo:country="RU" officeooo:rsid="00075729" style:font-size-asian="8pt" style:font-size-complex="8pt"/>
    </style:style>
    <style:style style:name="T61" style:family="text">
      <style:text-properties style:text-position="sub 58%" fo:font-size="8pt" style:font-size-asian="8pt" style:font-size-complex="8pt"/>
    </style:style>
    <style:style style:name="T62" style:family="text">
      <style:text-properties style:text-position="sub 58%" fo:font-size="8pt" officeooo:rsid="00075729" style:font-size-asian="8pt" style:font-size-complex="8pt"/>
    </style:style>
    <style:style style:name="T63" style:family="text">
      <style:text-properties style:text-position="sub 58%" fo:font-size="11pt" fo:language="en" fo:country="US" fo:font-style="italic" style:font-size-asian="11pt" style:font-style-asian="italic" style:font-size-complex="11pt"/>
    </style:style>
    <style:style style:name="T64" style:family="text">
      <style:text-properties style:text-position="sub 58%" fo:font-size="7.5pt" fo:language="en" fo:country="US" fo:font-style="italic" style:font-size-asian="7.5pt" style:font-style-asian="italic" style:font-size-complex="7.5pt"/>
    </style:style>
    <style:style style:name="T65" style:family="text">
      <style:text-properties style:text-position="super 58%" fo:font-size="14pt" style:font-size-asian="14pt" style:font-size-complex="14pt"/>
    </style:style>
    <style:style style:name="T66" style:family="text">
      <style:text-properties style:text-position="super 58%" fo:font-size="14pt" fo:language="en" fo:country="US" style:font-size-asian="14pt" style:font-size-complex="14pt"/>
    </style:style>
    <style:style style:name="T67" style:family="text">
      <style:text-properties style:text-position="super 58%" fo:font-size="14pt" fo:language="en" fo:country="US" officeooo:rsid="0006879f" style:font-size-asian="14pt" style:font-size-complex="14pt"/>
    </style:style>
    <style:style style:name="T68" style:family="text">
      <style:text-properties style:text-position="super 58%" fo:font-size="14pt" fo:language="en" fo:country="US" officeooo:rsid="000bed19" style:font-size-asian="14pt" style:font-size-complex="14pt"/>
    </style:style>
    <style:style style:name="T69" style:family="text">
      <style:text-properties fo:language="en" fo:country="US"/>
    </style:style>
    <style:style style:name="T70" style:family="text">
      <style:text-properties fo:language="en" fo:country="US" fo:font-weight="bold" style:font-weight-asian="bold" style:font-weight-complex="bold"/>
    </style:style>
    <style:style style:name="T71" style:family="text">
      <style:text-properties fo:language="ru" fo:country="RU" fo:font-weight="bold" style:font-weight-asian="bold" style:font-weight-complex="bold"/>
    </style:style>
    <style:style style:name="T72" style:family="text">
      <style:text-properties fo:font-size="8pt" fo:language="en" fo:country="US" style:font-size-asian="8pt" style:font-size-complex="8pt"/>
    </style:style>
    <style:style style:name="T73" style:family="text">
      <style:text-properties fo:font-size="8pt" fo:language="en" fo:country="US" officeooo:rsid="00075729" style:font-size-asian="8pt" style:font-size-complex="8pt"/>
    </style:style>
    <style:style style:name="T74" style:family="text">
      <style:text-properties fo:font-size="8pt" fo:language="en" fo:country="US" officeooo:rsid="0008bb17" style:font-size-asian="8pt" style:font-size-complex="8pt"/>
    </style:style>
    <style:style style:name="T75" style:family="text">
      <style:text-properties fo:font-size="8pt" fo:language="en" fo:country="US" fo:font-style="italic" style:font-size-asian="8pt" style:font-style-asian="italic" style:font-size-complex="8pt"/>
    </style:style>
    <style:style style:name="T76" style:family="text">
      <style:text-properties fo:font-size="8pt" fo:language="ru" fo:country="RU" style:font-size-asian="8pt" style:font-size-complex="8pt"/>
    </style:style>
    <style:style style:name="T77" style:family="text">
      <style:text-properties fo:font-size="8pt" fo:language="ru" fo:country="RU" officeooo:rsid="0008bb17" style:font-size-asian="8pt" style:font-size-complex="8pt"/>
    </style:style>
    <style:style style:name="T78" style:family="text">
      <style:text-properties fo:font-size="8pt" fo:language="ru" fo:country="RU" officeooo:rsid="000a1551" style:font-size-asian="8pt" style:font-size-complex="8pt"/>
    </style:style>
    <style:style style:name="T79" style:family="text">
      <style:text-properties fo:font-size="11pt" fo:language="en" fo:country="US" style:font-size-asian="11pt" style:font-size-complex="11pt"/>
    </style:style>
    <style:style style:name="T80" style:family="text">
      <style:text-properties fo:font-size="11pt" fo:language="ru" fo:country="RU" style:font-size-asian="11pt" style:font-size-complex="11pt"/>
    </style:style>
    <style:style style:name="T81" style:family="text">
      <style:text-properties fo:font-size="10pt" fo:language="ru" fo:country="RU" style:font-size-asian="10pt" style:text-scale="110%"/>
    </style:style>
    <style:style style:name="T82" style:family="text">
      <style:text-properties fo:font-size="10pt" style:font-size-asian="10pt" style:text-scale="110%"/>
    </style:style>
    <style:style style:name="T83" style:family="text">
      <style:text-properties fo:font-size="10pt" fo:letter-spacing="0.011cm" style:font-size-asian="10pt" style:text-scale="110%"/>
    </style:style>
    <style:style style:name="T84" style:family="text">
      <style:text-properties style:font-name="Lucida Sans Unicode" fo:font-size="10pt" fo:language="en" fo:country="US" style:font-size-asian="10pt" style:text-scale="110%"/>
    </style:style>
    <style:style style:name="T85" style:family="text">
      <style:text-properties style:font-name="Lucida Sans Unicode" fo:font-size="10pt" fo:language="ru" fo:country="RU" style:font-size-asian="10pt" style:text-scale="110%"/>
    </style:style>
    <style:style style:name="T86" style:family="text">
      <style:text-properties style:font-name="Lucida Sans Unicode" fo:font-size="10pt" fo:letter-spacing="-0.014cm" fo:language="ru" fo:country="RU" style:font-size-asian="10pt" style:text-scale="110%"/>
    </style:style>
    <style:style style:name="T87" style:family="text">
      <style:text-properties style:font-name="Lucida Sans Unicode" fo:font-size="10pt" fo:letter-spacing="-0.014cm" style:font-size-asian="10pt" style:text-scale="110%"/>
    </style:style>
    <style:style style:name="T88" style:family="text">
      <style:text-properties style:font-name="Lucida Sans Unicode" fo:font-size="10pt" style:font-size-asian="10pt" style:text-scale="110%"/>
    </style:style>
    <style:style style:name="T89" style:family="text">
      <style:text-properties style:font-name="Calibri" fo:font-size="10pt" fo:language="en" fo:country="US" style:font-size-asian="10pt" style:text-scale="110%"/>
    </style:style>
    <style:style style:name="T90" style:family="text">
      <style:text-properties style:font-name="Calibri" fo:font-size="10pt" style:font-size-asian="10pt" style:text-scale="110%"/>
    </style:style>
    <style:style style:name="T91" style:family="text">
      <style:text-properties style:font-name="Symbol" fo:font-size="14pt" style:font-name-asian="Symbol1" style:font-size-asian="14pt" style:font-name-complex="Symbol1" style:font-size-complex="14pt" style:font-weight-complex="bold"/>
    </style:style>
    <style:style style:name="T92" style:family="text">
      <style:text-properties fo:font-size="7.5pt" fo:language="ru" fo:country="RU" style:font-size-asian="7.5pt" style:font-size-complex="7.5pt"/>
    </style:style>
    <style:style style:name="T93" style:family="text">
      <style:text-properties fo:font-size="7.5pt" fo:language="en" fo:country="US" style:font-size-asian="7.5pt" style:font-size-complex="7.5pt"/>
    </style:style>
    <style:style style:name="T94" style:family="text">
      <style:text-properties style:text-position="0% 100%" fo:font-size="8pt" fo:language="en" fo:country="US" fo:font-style="normal" officeooo:rsid="0008bb17" style:font-size-asian="8pt" style:font-style-asian="normal" style:font-size-complex="8pt" style:font-style-complex="normal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489cm" fo:min-width="0.446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solid" draw:fill-color="#ffffff" draw:textarea-vertical-align="top" draw:auto-grow-height="false" fo:min-height="0.489cm" fo:min-width="0.446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искретная математика</text:p>
      <text:p text:style-name="P18"><text:span text:style-name="T1"><text:s/>Домашнее задание №</text:span><text:span text:style-name="T2">7</text:span></text:p>
      <text:p text:style-name="P3">«<text:span text:style-name="T5">Умножение чисел с плавающей запятой</text:span>»</text:p>
      <text:p text:style-name="P18"><text:span text:style-name="T1">Вариант №</text:span><text:span text:style-name="T2">11</text:span></text:p>
      <text:p text:style-name="P18"><text:span text:style-name="T1">Выполнил: Рубцов Арсений Дмитриевич (поток 1 </text:span><text:span text:style-name="T4">P</text:span><text:span text:style-name="T1">3106)</text:span></text:p>
      <text:p text:style-name="P1">Варианты зад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A</text:p>
          </table:table-cell>
          <table:table-cell table:style-name="Таблица1.A1" office:value-type="string">
            <text:p text:style-name="P4">B</text:p>
          </table:table-cell>
        </table:table-row>
        <table:table-row table:style-name="Таблица1.2">
          <table:table-cell table:style-name="Таблица1.A1" office:value-type="string">
            <text:p text:style-name="P5">2,6</text:p>
          </table:table-cell>
          <table:table-cell table:style-name="Таблица1.A1" office:value-type="string">
            <text:p text:style-name="P5">0,033</text:p>
          </table:table-cell>
        </table:table-row>
      </table:table>
      <text:h text:style-name="P78" text:outline-level="1">Ход работы</text:h>
      <text:h text:style-name="P79" text:outline-level="1">№1 </text:h>
      <text:h text:style-name="P81" text:outline-level="1"><text:span text:style-name="T6">1</text:span><text:span text:style-name="T14">. </text:span><text:span text:style-name="T6">Формат </text:span><text:span text:style-name="T25">Ф1</text:span></text:h>
      <text:h text:style-name="P82" text:outline-level="1"/>
      <text:p text:style-name="P40"><text:span text:style-name="T25">А</text:span><text:span text:style-name="T6"> = (2</text:span><text:span text:style-name="T14">,</text:span><text:span text:style-name="T17">6</text:span><text:span text:style-name="T6">)</text:span><text:span text:style-name="T43">1</text:span><text:span text:style-name="T44">0</text:span><text:span text:style-name="T6"> </text:span><text:span text:style-name="T14">= </text:span><text:span text:style-name="T6">(2</text:span><text:span text:style-name="T14">,(</text:span><text:span text:style-name="T6">9</text:span><text:span text:style-name="T14">)</text:span><text:span text:style-name="T6">)</text:span><text:span text:style-name="T43">16</text:span><text:span text:style-name="T14"> </text:span><text:span text:style-name="T6">= (0,2</text:span><text:span text:style-name="T14">(</text:span><text:span text:style-name="T6">9</text:span><text:span text:style-name="T14">)</text:span><text:span text:style-name="T6">)</text:span><text:span text:style-name="T43">16</text:span><text:span text:style-name="T6"> · 16</text:span><text:span text:style-name="T65">1</text:span></text:p>
      <text:p text:style-name="P40"><text:span text:style-name="T6"><text:s text:c="26"/></text:span><text:span text:style-name="T14"><text:s text:c="20"/></text:span></text:p>
      <text:p text:style-name="P43"><draw:frame draw:style-name="fr1" draw:name="Врезка3" text:anchor-type="paragraph" svg:x="-0.199cm" svg:y="0.254cm" svg:width="13.799cm" draw:z-index="8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C"/><table:table-column table:style-name="Таблица2.B"/><table:table-column table:style-name="Таблица2.D"/><table:table-column table:style-name="Таблица2.C"/><table:table-column table:style-name="Таблица2.B"/><table:table-column table:style-name="Таблица2.D"/><table:table-column table:style-name="Таблица2.C"/><table:table-column table:style-name="Таблица2.D"/><table:table-column table:style-name="Таблица2.B"/><table:table-column table:style-name="Таблица2.C"/><table:table-column table:style-name="Таблица2.D"/><table:table-column table:style-name="Таблица2.C"/><table:table-column table:style-name="Таблица2.B"/><table:table-column table:style-name="Таблица2.D"/><table:table-column table:style-name="Таблица2.C"/><table:table-column table:style-name="Таблица2.B"/><table:table-row table:style-name="Таблица2.1"><table:table-cell table:style-name="Таблица2.A1" office:value-type="string"><text:p text:style-name="P38">0</text:p></table:table-cell><table:table-cell table:style-name="Таблица2.B1" office:value-type="string"><text:p text:style-name="P38">1</text:p></table:table-cell><table:table-cell table:style-name="Таблица2.C1" office:value-type="string"><text:p text:style-name="P38">0</text:p></table:table-cell><table:table-cell table:style-name="Таблица2.C1" office:value-type="string"><text:p text:style-name="P38">0</text:p></table:table-cell><table:table-cell table:style-name="Таблица2.C1" office:value-type="string"><text:p text:style-name="P38">0</text:p></table:table-cell><table:table-cell table:style-name="Таблица2.C1" office:value-type="string"><text:p text:style-name="P38">0</text:p></table:table-cell><table:table-cell table:style-name="Таблица2.C1" office:value-type="string"><text:p text:style-name="P31">0</text:p></table:table-cell><table:table-cell table:style-name="Таблица2.A1" office:value-type="string"><text:p text:style-name="P38">1</text:p></table:table-cell><table:table-cell table:style-name="Таблица2.B1" office:value-type="string"><text:p text:style-name="P31">0</text:p></table:table-cell><table:table-cell table:style-name="Таблица2.C1" office:value-type="string"><text:p text:style-name="P31">0</text:p></table:table-cell><table:table-cell table:style-name="Таблица2.C1" office:value-type="string"><text:p text:style-name="P38">1</text:p></table:table-cell><table:table-cell table:style-name="Таблица2.C1" office:value-type="string"><text:p text:style-name="P38">0</text:p></table:table-cell><table:table-cell table:style-name="Таблица2.C1" office:value-type="string"><text:p text:style-name="P32">1</text:p></table:table-cell><table:table-cell table:style-name="Таблица2.C1" office:value-type="string"><text:p text:style-name="P31">0</text:p></table:table-cell><table:table-cell table:style-name="Таблица2.C1" office:value-type="string"><text:p text:style-name="P38">0</text:p></table:table-cell><table:table-cell table:style-name="Таблица2.C1" office:value-type="string"><text:p text:style-name="P38">1</text:p></table:table-cell><table:table-cell table:style-name="Таблица2.C1" office:value-type="string"><text:p text:style-name="P38">1</text:p></table:table-cell><table:table-cell table:style-name="Таблица2.C1" office:value-type="string"><text:p text:style-name="P38">0</text:p></table:table-cell><table:table-cell table:style-name="Таблица2.C1" office:value-type="string"><text:p text:style-name="P39">1</text:p></table:table-cell><table:table-cell table:style-name="Таблица2.C1" office:value-type="string"><text:p text:style-name="P39">0</text:p></table:table-cell></table:table-row></table:table></draw:text-box></draw:frame></text:p>
      <text:p text:style-name="P21"><text:span text:style-name="T65"><text:s text:c="53"/></text:span><text:span text:style-name="T66"><text:s/></text:span><text:span text:style-name="T65"><text:s text:c="101"/></text:span></text:p>
      <text:p text:style-name="P21"><text:span text:style-name="T6"><text:line-break/></text:span><text:span text:style-name="T25">В</text:span><text:span text:style-name="T6"> = (</text:span><text:span text:style-name="T14">0,0</text:span><text:span text:style-name="T17">33</text:span><text:span text:style-name="T6">)</text:span><text:span text:style-name="T43">10</text:span><text:span text:style-name="T6"> = (</text:span><text:span text:style-name="T14">0</text:span><text:span text:style-name="T6">,</text:span><text:span text:style-name="T14"> </text:span><text:span text:style-name="T17">0872B</text:span><text:span text:style-name="T14">)</text:span><text:span text:style-name="T43">16</text:span><text:span text:style-name="T6"> = (</text:span><text:span text:style-name="T14">0</text:span><text:span text:style-name="T6">,</text:span><text:span text:style-name="T14"> </text:span><text:span text:style-name="T17">872B</text:span><text:span text:style-name="T14">)</text:span><text:span text:style-name="T45">16</text:span><text:span text:style-name="T14"> · 16</text:span><text:span text:style-name="T66">-</text:span><text:span text:style-name="T67">1</text:span></text:p>
      <text:p text:style-name="P27"><text:s text:c="53"/></text:p>
      <text:h text:style-name="P80" text:outline-level="1"><draw:frame draw:style-name="fr1" draw:name="Врезка4" text:anchor-type="paragraph" svg:x="-0.199cm" svg:y="0.088cm" svg:width="13.864cm" draw:z-index="9"><draw:text-box fo:min-height="0.041cm"><table:table table:name="Таблица3" table:style-name="Таблица3"><table:table-column table:style-name="Таблица3.A" table:number-columns-repeated="20"/><table:table-row table:style-name="Таблица3.1"><table:table-cell table:style-name="Таблица3.A1" office:value-type="string"><text:p text:style-name="P38">0</text:p></table:table-cell><table:table-cell table:style-name="Таблица3.B1" office:value-type="string"><text:p text:style-name="P39">0</text:p></table:table-cell><table:table-cell table:style-name="Таблица3.C1" office:value-type="string"><text:p text:style-name="P39">1</text:p></table:table-cell><table:table-cell table:style-name="Таблица3.C1" office:value-type="string"><text:p text:style-name="P39">1</text:p></table:table-cell><table:table-cell table:style-name="Таблица3.C1" office:value-type="string"><text:p text:style-name="P39">1</text:p></table:table-cell><table:table-cell table:style-name="Таблица3.C1" office:value-type="string"><text:p text:style-name="P39">1</text:p></table:table-cell><table:table-cell table:style-name="Таблица3.C1" office:value-type="string"><text:p text:style-name="P32">1</text:p></table:table-cell><table:table-cell table:style-name="Таблица3.A1" office:value-type="string"><text:p text:style-name="P32">1</text:p></table:table-cell><table:table-cell table:style-name="Таблица3.B1" office:value-type="string"><text:p text:style-name="P32">1</text:p></table:table-cell><table:table-cell table:style-name="Таблица3.C1" office:value-type="string"><text:p text:style-name="P31">0</text:p></table:table-cell><table:table-cell table:style-name="Таблица3.C1" office:value-type="string"><text:p text:style-name="P31">0</text:p></table:table-cell><table:table-cell table:style-name="Таблица3.C1" office:value-type="string"><text:p text:style-name="P32">0</text:p></table:table-cell><table:table-cell table:style-name="Таблица3.C1" office:value-type="string"><text:p text:style-name="P31">0</text:p></table:table-cell><table:table-cell table:style-name="Таблица3.C1" office:value-type="string"><text:p text:style-name="P38">1</text:p></table:table-cell><table:table-cell table:style-name="Таблица3.C1" office:value-type="string"><text:p text:style-name="P32">1</text:p></table:table-cell><table:table-cell table:style-name="Таблица3.C1" office:value-type="string"><text:p text:style-name="P32">1</text:p></table:table-cell><table:table-cell table:style-name="Таблица3.C1" office:value-type="string"><text:p text:style-name="P31">0</text:p></table:table-cell><table:table-cell table:style-name="Таблица3.C1" office:value-type="string"><text:p text:style-name="P32">0</text:p></table:table-cell><table:table-cell table:style-name="Таблица3.C1" office:value-type="string"><text:p text:style-name="P31">1</text:p></table:table-cell><table:table-cell table:style-name="Таблица3.C1" office:value-type="string"><text:p text:style-name="P31">1</text:p></table:table-cell></table:table-row></table:table></draw:text-box></draw:frame></text:h>
      <text:p text:style-name="P26"/>
      <text:h text:style-name="P81" text:outline-level="1"><text:span text:style-name="T6">2. Формат </text:span><text:span text:style-name="T25">Ф2</text:span></text:h>
      <text:p text:style-name="P40"><text:span text:style-name="T25">А</text:span><text:span text:style-name="T6"> = (2</text:span><text:span text:style-name="T14">,</text:span><text:span text:style-name="T17">6</text:span><text:span text:style-name="T6">)</text:span><text:span text:style-name="T43">10 </text:span><text:span text:style-name="T6">= (</text:span><text:span text:style-name="T14">0,</text:span><text:span text:style-name="T17">10100110011001101</text:span><text:span text:style-name="T14">)</text:span><text:span text:style-name="T45">2</text:span><text:span text:style-name="T6"> · </text:span><text:span text:style-name="T14">2</text:span><text:span text:style-name="T66">2</text:span></text:p>
      <text:p text:style-name="P35"><text:s text:c="47"/></text:p>
      <text:p text:style-name="P43"><draw:frame draw:style-name="fr1" draw:name="Врезка5" text:anchor-type="paragraph" svg:x="-0.199cm" svg:y="0.254cm" svg:width="13.799cm" draw:z-index="10"><draw:text-box fo:min-height="0.041cm"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D"/><table:table-column table:style-name="Таблица4.C"/><table:table-column table:style-name="Таблица4.B"/><table:table-column table:style-name="Таблица4.D"/><table:table-column table:style-name="Таблица4.C"/><table:table-column table:style-name="Таблица4.B"/><table:table-column table:style-name="Таблица4.D"/><table:table-column table:style-name="Таблица4.C"/><table:table-column table:style-name="Таблица4.D"/><table:table-column table:style-name="Таблица4.B"/><table:table-column table:style-name="Таблица4.C"/><table:table-column table:style-name="Таблица4.D"/><table:table-column table:style-name="Таблица4.C"/><table:table-column table:style-name="Таблица4.B"/><table:table-column table:style-name="Таблица4.D"/><table:table-column table:style-name="Таблица4.C"/><table:table-column table:style-name="Таблица4.B"/><table:table-row table:style-name="Таблица4.1"><table:table-cell table:style-name="Таблица4.A1" office:value-type="string"><text:p text:style-name="P38">0</text:p></table:table-cell><table:table-cell table:style-name="Таблица4.B1" office:value-type="string"><text:p text:style-name="P31">1</text:p></table:table-cell><table:table-cell table:style-name="Таблица4.C1" office:value-type="string"><text:p text:style-name="P31">0</text:p></table:table-cell><table:table-cell table:style-name="Таблица4.C1" office:value-type="string"><text:p text:style-name="P31">0</text:p></table:table-cell><table:table-cell table:style-name="Таблица4.C1" office:value-type="string"><text:p text:style-name="P31">0</text:p></table:table-cell><table:table-cell table:style-name="Таблица4.C1" office:value-type="string"><text:p text:style-name="P31">0</text:p></table:table-cell><table:table-cell table:style-name="Таблица4.C1" office:value-type="string"><text:p text:style-name="P31">0</text:p></table:table-cell><table:table-cell table:style-name="Таблица4.H1" office:value-type="string"><text:p text:style-name="P31">1</text:p></table:table-cell><table:table-cell table:style-name="Таблица4.I1" office:value-type="string"><text:p text:style-name="P31">0</text:p></table:table-cell><table:table-cell table:style-name="Таблица4.B1" office:value-type="string"><text:p text:style-name="P31">0</text:p></table:table-cell><table:table-cell table:style-name="Таблица4.C1" office:value-type="string"><text:p text:style-name="P32">1</text:p></table:table-cell><table:table-cell table:style-name="Таблица4.C1" office:value-type="string"><text:p text:style-name="P31">0</text:p></table:table-cell><table:table-cell table:style-name="Таблица4.C1" office:value-type="string"><text:p text:style-name="P31">0</text:p></table:table-cell><table:table-cell table:style-name="Таблица4.C1" office:value-type="string"><text:p text:style-name="P31">1</text:p></table:table-cell><table:table-cell table:style-name="Таблица4.C1" office:value-type="string"><text:p text:style-name="P31">1</text:p></table:table-cell><table:table-cell table:style-name="Таблица4.C1" office:value-type="string"><text:p text:style-name="P31">0</text:p></table:table-cell><table:table-cell table:style-name="Таблица4.C1" office:value-type="string"><text:p text:style-name="P31">0</text:p></table:table-cell><table:table-cell table:style-name="Таблица4.C1" office:value-type="string"><text:p text:style-name="P31">1</text:p></table:table-cell><table:table-cell table:style-name="Таблица4.C1" office:value-type="string"><text:p text:style-name="P31">1</text:p></table:table-cell><table:table-cell table:style-name="Таблица4.C1" office:value-type="string"><text:p text:style-name="P31">0</text:p></table:table-cell></table:table-row></table:table></draw:text-box></draw:frame></text:p>
      <text:p text:style-name="P21"><text:span text:style-name="T65"><text:s text:c="53"/></text:span><text:span text:style-name="T66"><text:s/></text:span><text:span text:style-name="T65"><text:s text:c="101"/></text:span></text:p>
      <text:p text:style-name="P21"><text:span text:style-name="T6"><text:line-break/></text:span><text:span text:style-name="T25">В</text:span><text:span text:style-name="T6"> = (</text:span><text:span text:style-name="T14">0,0</text:span><text:span text:style-name="T17">33</text:span><text:span text:style-name="T6">)</text:span><text:span text:style-name="T43">10</text:span><text:span text:style-name="T6"> =</text:span><text:span text:style-name="T14"> </text:span><text:span text:style-name="T6">(0</text:span><text:span text:style-name="T14">,</text:span><text:span text:style-name="T6"> </text:span><text:span text:style-name="T11">00001110011</text:span><text:span text:style-name="T14">)</text:span><text:span text:style-name="T45">2</text:span><text:span text:style-name="T14"> · 2</text:span><text:span text:style-name="T66">-</text:span><text:span text:style-name="T67">4</text:span></text:p>
      <text:p text:style-name="P27"><text:s text:c="53"/></text:p>
      <text:p text:style-name="P26"><draw:frame draw:style-name="fr1" draw:name="Врезка6" text:anchor-type="paragraph" svg:x="-0.199cm" svg:y="0.254cm" svg:width="13.799cm" draw:z-index="14"><draw:text-box fo:min-height="0.041cm"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C"/><table:table-column table:style-name="Таблица5.B"/><table:table-column table:style-name="Таблица5.D"/><table:table-column table:style-name="Таблица5.C"/><table:table-column table:style-name="Таблица5.B"/><table:table-column table:style-name="Таблица5.D"/><table:table-column table:style-name="Таблица5.C"/><table:table-column table:style-name="Таблица5.D"/><table:table-column table:style-name="Таблица5.B"/><table:table-column table:style-name="Таблица5.C"/><table:table-column table:style-name="Таблица5.D"/><table:table-column table:style-name="Таблица5.C"/><table:table-column table:style-name="Таблица5.B"/><table:table-column table:style-name="Таблица5.D"/><table:table-column table:style-name="Таблица5.C"/><table:table-column table:style-name="Таблица5.B"/><table:table-row table:style-name="Таблица5.1"><table:table-cell table:style-name="Таблица5.A1" office:value-type="string"><text:p text:style-name="P38">0</text:p></table:table-cell><table:table-cell table:style-name="Таблица5.B1" office:value-type="string"><text:p text:style-name="P31">0</text:p></table:table-cell><table:table-cell table:style-name="Таблица5.C1" office:value-type="string"><text:p text:style-name="P31">1</text:p></table:table-cell><table:table-cell table:style-name="Таблица5.C1" office:value-type="string"><text:p text:style-name="P31">1</text:p></table:table-cell><table:table-cell table:style-name="Таблица5.C1" office:value-type="string"><text:p text:style-name="P31">1</text:p></table:table-cell><table:table-cell table:style-name="Таблица5.C1" office:value-type="string"><text:p text:style-name="P31">1</text:p></table:table-cell><table:table-cell table:style-name="Таблица5.C1" office:value-type="string"><text:p text:style-name="P31">1</text:p></table:table-cell><table:table-cell table:style-name="Таблица5.H1" office:value-type="string"><text:p text:style-name="P31">0</text:p></table:table-cell><table:table-cell table:style-name="Таблица5.I1" office:value-type="string"><text:p text:style-name="P32">0</text:p></table:table-cell><table:table-cell table:style-name="Таблица5.B1" office:value-type="string"><text:p text:style-name="P38">0</text:p></table:table-cell><table:table-cell table:style-name="Таблица5.C1" office:value-type="string"><text:p text:style-name="P32">0</text:p></table:table-cell><table:table-cell table:style-name="Таблица5.C1" office:value-type="string"><text:p text:style-name="P38">0</text:p></table:table-cell><table:table-cell table:style-name="Таблица5.C1" office:value-type="string"><text:p text:style-name="P38">0</text:p></table:table-cell><table:table-cell table:style-name="Таблица5.C1" office:value-type="string"><text:p text:style-name="P32">1</text:p></table:table-cell><table:table-cell table:style-name="Таблица5.C1" office:value-type="string"><text:p text:style-name="P38">1</text:p></table:table-cell><table:table-cell table:style-name="Таблица5.C1" office:value-type="string"><text:p text:style-name="P38">1</text:p></table:table-cell><table:table-cell table:style-name="Таблица5.C1" office:value-type="string"><text:p text:style-name="P39">0</text:p></table:table-cell><table:table-cell table:style-name="Таблица5.C1" office:value-type="string"><text:p text:style-name="P32">0</text:p></table:table-cell><table:table-cell table:style-name="Таблица5.C1" office:value-type="string"><text:p text:style-name="P32">1</text:p></table:table-cell><table:table-cell table:style-name="Таблица5.C1" office:value-type="string"><text:p text:style-name="P38">1</text:p></table:table-cell></table:table-row></table:table></draw:text-box></draw:frame></text:p>
      <text:p text:style-name="P26"/>
      <text:p text:style-name="P26"/>
      <text:p text:style-name="P33"/>
      <text:p text:style-name="P33"/>
      <text:p text:style-name="P34"/>
      <text:p text:style-name="P19"><text:span text:style-name="T28">№</text:span><text:span text:style-name="T27">2</text:span><text:span text:style-name="T20">-5</text:span></text:p>
      <text:p text:style-name="P36"/>
      <text:p text:style-name="P41"><text:span text:style-name="T29">Sign</text:span><text:span text:style-name="T33">C</text:span><text:span text:style-name="T29"> = Sign</text:span><text:span text:style-name="T33">A</text:span><text:span text:style-name="T29"> </text:span><draw:frame draw:style-name="fr3" draw:name="Объект1" text:anchor-type="as-char" svg:width="0.582cm" svg:height="0.688cm" draw:z-index="1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29">Sign </text:span><text:span text:style-name="T33">B</text:span><text:span text:style-name="T21">.</text:span></text:p>
      <text:p text:style-name="P41"><text:span text:style-name="T33">X</text:span><text:span text:style-name="T46">A</text:span><text:span text:style-name="T29"> </text:span><text:span text:style-name="T14">= </text:span><text:span text:style-name="T30">P</text:span><text:span text:style-name="T47">A</text:span><text:span text:style-name="T30"> + </text:span><text:span text:style-name="T34">d</text:span><text:span text:style-name="T14">; <text:s/></text:span><text:span text:style-name="T33">X</text:span><text:span text:style-name="T46">B</text:span><text:span text:style-name="T29"> </text:span><text:span text:style-name="T14">= </text:span><text:span text:style-name="T30">P</text:span><text:span text:style-name="T53">В</text:span><text:span text:style-name="T30"> + </text:span><text:span text:style-name="T34">d</text:span><text:span text:style-name="T14">;</text:span></text:p>
      <text:p text:style-name="P41"><text:span text:style-name="T33">X</text:span><text:span text:style-name="T46">C</text:span><text:span text:style-name="T29"> = </text:span><text:span text:style-name="T33">X</text:span><text:span text:style-name="T46">A</text:span><text:span text:style-name="T29"> + </text:span><text:span text:style-name="T33">X</text:span><text:span text:style-name="T46">B</text:span><text:span text:style-name="T29"> –</text:span><text:span text:style-name="T14"> </text:span><text:span text:style-name="T33">d</text:span><text:span text:style-name="T21">;</text:span></text:p>
      <text:p text:style-name="P41"><text:span text:style-name="T29">P</text:span><text:span text:style-name="T46">C</text:span><text:span text:style-name="T50"> </text:span><text:span text:style-name="T29">+ </text:span><text:span text:style-name="T33">d</text:span><text:span text:style-name="T29"> = </text:span><text:span text:style-name="T37">P</text:span><text:span text:style-name="T48">A</text:span><text:span text:style-name="T37"> + </text:span><text:span text:style-name="T35">d</text:span><text:span text:style-name="T37"> + P</text:span><text:span text:style-name="T48">B</text:span><text:span text:style-name="T33"> </text:span><text:span text:style-name="T29">+ </text:span><text:span text:style-name="T33">d – d</text:span><text:span text:style-name="T21">.</text:span></text:p>
      <text:p text:style-name="P42"><text:span text:style-name="T29"><text:s text:c="22"/>P</text:span><text:span text:style-name="T46">C</text:span></text:p>
      <text:p text:style-name="P22"><draw:custom-shape text:anchor-type="char" draw:z-index="2" draw:name="Надпись 839" draw:style-name="gr2" draw:text-style-name="P83" svg:width="0.953cm" svg:height="0.742cm" svg:x="2.503cm" svg:y="0.146cm"><text:p text:style-name="Frame_20_contents"><text:span text:style-name="T3">+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1"><text:s/></text:span><text:span text:style-name="T36">X</text:span><text:span text:style-name="T49">A</text:span><text:span text:style-name="T50"> <text:s/></text:span><text:span text:style-name="T29">= 1 <text:s/>0 <text:s/>0 <text:s/>0 <text:s/>0 <text:s/>0 <text:s text:c="2"/>1 <text:s/></text:span></text:p>
      <text:p text:style-name="P22"><text:span text:style-name="T35"><text:s/>X</text:span><text:span text:style-name="T48">B</text:span><text:span text:style-name="T51"> <text:s text:c="2"/></text:span><text:span text:style-name="T38">=</text:span><text:span text:style-name="T22"> </text:span><text:span text:style-name="T39">0 </text:span><text:span text:style-name="T22"><text:s/></text:span><text:span text:style-name="T23">1</text:span><text:span text:style-name="T38"> <text:s/></text:span><text:span text:style-name="T39">1</text:span><text:span text:style-name="T38"> <text:s/></text:span><text:span text:style-name="T39">1</text:span><text:span text:style-name="T38"> </text:span><text:span text:style-name="T22"><text:s/></text:span><text:span text:style-name="T39">1</text:span><text:span text:style-name="T22"> </text:span><text:span text:style-name="T38"><text:s/></text:span><text:span text:style-name="T23">1</text:span><text:span text:style-name="T38"> <text:s/></text:span><text:span text:style-name="T39">1</text:span><text:span text:style-name="T38"> <text:s/></text:span></text:p>
      <text:p text:style-name="P23"><draw:custom-shape text:anchor-type="char" draw:z-index="3" draw:name="Надпись 845" draw:style-name="gr1" draw:text-style-name="P83" svg:width="0.953cm" svg:height="0.742cm" svg:x="2.45cm" svg:y="0.155cm"><text:p text:style-name="Frame_20_contents"><text:span text:style-name="T3"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"><text:s text:c="8"/></text:span><text:span text:style-name="T36">X</text:span><text:span text:style-name="T49">A</text:span><text:span text:style-name="T36">+X</text:span><text:span text:style-name="T49">B</text:span><text:span text:style-name="T29"> <text:s/>= 1 0 <text:s/>0 <text:s/>0 <text:s/>0 <text:s/>0 <text:s/></text:span><text:span text:style-name="T14">0</text:span><text:span text:style-name="T29"> <text:s/></text:span><text:span text:style-name="T31">0</text:span></text:p>
      <text:p text:style-name="P21"><text:span text:style-name="T29"><text:s text:c="17"/></text:span><text:span text:style-name="T36">d</text:span><text:span text:style-name="T41"> </text:span><text:span text:style-name="T29"><text:s/>= <text:s text:c="3"/></text:span><text:span text:style-name="T38">1 <text:s/>0 <text:s/>0 <text:s/>0 <text:s/>0 <text:s/>0 <text:s/>0 </text:span><text:span text:style-name="T29"><text:s/></text:span></text:p>
      <text:p text:style-name="P24"><text:span text:style-name="T41"><text:s text:c="3"/></text:span><text:span text:style-name="T36"><text:s/>X</text:span><text:span text:style-name="T49">C</text:span><text:span text:style-name="T29"> = <text:s text:c="3"/>1 <text:s/>0 <text:s/>0 <text:s/>0 <text:s/>0 <text:s/></text:span><text:span text:style-name="T6">0</text:span><text:span text:style-name="T29"> <text:s/></text:span><text:span text:style-name="T31">0</text:span></text:p>
      <text:p text:style-name="P25"><text:span text:style-name="T29">P</text:span><text:span text:style-name="T46">C</text:span><text:span text:style-name="T29"> = </text:span><text:span text:style-name="T31">0</text:span><text:span text:style-name="T29">.</text:span></text:p>
      <text:p text:style-name="P2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C"/>
        <table:table-column table:style-name="Таблица6.I"/>
        <table:table-column table:style-name="Таблица6.L"/>
        <table:table-column table:style-name="Таблица6.M"/>
        <table:table-column table:style-name="Таблица6.I"/>
        <table:table-column table:style-name="Таблица6.H"/>
        <table:table-column table:style-name="Таблица6.P"/>
        <table:table-column table:style-name="Таблица6.Q"/>
        <table:table-column table:style-name="Таблица6.R"/>
        <table:table-column table:style-name="Таблица6.S"/>
        <table:table-column table:style-name="Таблица6.I"/>
        <table:table-column table:style-name="Таблица6.C"/>
        <table:table-column table:style-name="Таблица6.V"/>
        <table:table-column table:style-name="Таблица6.I"/>
        <table:table-column table:style-name="Таблица6.H"/>
        <table:table-column table:style-name="Таблица6.C"/>
        <table:table-column table:style-name="Таблица6.I"/>
        <table:table-column table:style-name="Таблица6.H"/>
        <table:table-column table:style-name="Таблица6.C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15">N</text:p>
          </table:table-cell>
          <table:table-cell table:style-name="Таблица6.B1" office:value-type="string">
            <text:p text:style-name="P62">Операнды</text:p>
          </table:table-cell>
          <table:table-cell table:style-name="Таблица6.C1" table:number-columns-spanned="15" office:value-type="string">
            <text:p text:style-name="P62"/>
            <text:p text:style-name="P62">СЧП (старшие разряд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12" office:value-type="string">
            <text:p text:style-name="P45"><text:span text:style-name="T71">В</text:span><text:span text:style-name="T70">/</text:span><text:span text:style-name="T71">СЧП (младшие </text:span></text:p>
            <text:p text:style-name="P62">разряд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office:value-type="string">
            <text:p text:style-name="P62">Признак коррекции</text:p>
          </table:table-cell>
        </table:table-row>
        <table:table-row table:style-name="Таблица6.1">
          <table:table-cell table:style-name="Таблица6.A2" office:value-type="string">
            <text:p text:style-name="P62">0</text:p>
          </table:table-cell>
          <table:table-cell table:style-name="Таблица6.B2" office:value-type="string">
            <text:p text:style-name="P75">СЧП</text:p>
          </table:table-cell>
          <table:table-cell table:style-name="Таблица6.C2" office:value-type="string">
            <text:p text:style-name="P6">0</text:p>
          </table:table-cell>
          <table:table-cell table:style-name="Таблица6.D2" office:value-type="string">
            <text:p text:style-name="P6">0</text:p>
          </table:table-cell>
          <table:table-cell table:style-name="Таблица6.E2" office:value-type="string">
            <text:p text:style-name="P6">0</text:p>
          </table:table-cell>
          <table:table-cell table:style-name="Таблица6.F2" office:value-type="string">
            <text:p text:style-name="P6">0</text:p>
          </table:table-cell>
          <table:table-cell table:style-name="Таблица6.G2" office:value-type="string">
            <text:p text:style-name="P6">0</text:p>
          </table:table-cell>
          <table:table-cell table:style-name="Таблица6.H2" office:value-type="string">
            <text:p text:style-name="P6">0</text:p>
          </table:table-cell>
          <table:table-cell table:style-name="Таблица6.I2" office:value-type="string">
            <text:p text:style-name="P6">0</text:p>
          </table:table-cell>
          <table:table-cell table:style-name="Таблица6.J2" office:value-type="string">
            <text:p text:style-name="P6">0</text:p>
          </table:table-cell>
          <table:table-cell table:style-name="Таблица6.K2" office:value-type="string">
            <text:p text:style-name="P6">0</text:p>
          </table:table-cell>
          <table:table-cell table:style-name="Таблица6.L2" office:value-type="string">
            <text:p text:style-name="P6">0</text:p>
          </table:table-cell>
          <table:table-cell table:style-name="Таблица6.M2" office:value-type="string">
            <text:p text:style-name="P6">0</text:p>
          </table:table-cell>
          <table:table-cell table:style-name="Таблица6.N2" office:value-type="string">
            <text:p text:style-name="P6">0</text:p>
          </table:table-cell>
          <table:table-cell table:style-name="Таблица6.O2" office:value-type="string">
            <text:p text:style-name="P6">0</text:p>
          </table:table-cell>
          <table:table-cell table:style-name="Таблица6.P2" office:value-type="string">
            <text:p text:style-name="P6">0</text:p>
          </table:table-cell>
          <table:table-cell table:style-name="Таблица6.Q2" office:value-type="string">
            <text:p text:style-name="P6">0</text:p>
          </table:table-cell>
          <table:table-cell table:style-name="Таблица6.R2" office:value-type="string">
            <text:p text:style-name="P53">1</text:p>
          </table:table-cell>
          <table:table-cell table:style-name="Таблица6.S2" office:value-type="string">
            <text:p text:style-name="P51">0</text:p>
          </table:table-cell>
          <table:table-cell table:style-name="Таблица6.T2" office:value-type="string">
            <text:p text:style-name="P51">0</text:p>
          </table:table-cell>
          <table:table-cell table:style-name="Таблица6.U2" office:value-type="string">
            <text:p text:style-name="P53">0</text:p>
          </table:table-cell>
          <table:table-cell table:style-name="Таблица6.V2" office:value-type="string">
            <text:p text:style-name="P51">0</text:p>
          </table:table-cell>
          <table:table-cell table:style-name="Таблица6.W2" office:value-type="string">
            <text:p text:style-name="P51">1</text:p>
          </table:table-cell>
          <table:table-cell table:style-name="Таблица6.X2" office:value-type="string">
            <text:p text:style-name="P53">1</text:p>
          </table:table-cell>
          <table:table-cell table:style-name="Таблица6.Y2" office:value-type="string">
            <text:p text:style-name="P53">1</text:p>
          </table:table-cell>
          <table:table-cell table:style-name="Таблица6.Z2" office:value-type="string">
            <text:p text:style-name="P49">0</text:p>
          </table:table-cell>
          <table:table-cell table:style-name="Таблица6.a2" office:value-type="string">
            <text:p text:style-name="P49">1</text:p>
          </table:table-cell>
          <table:table-cell table:style-name="Таблица6.b2" office:value-type="string">
            <text:p text:style-name="P62">1</text:p>
          </table:table-cell>
          <table:table-cell table:style-name="Таблица6.c2" office:value-type="string">
            <text:p text:style-name="P62">1</text:p>
          </table:table-cell>
          <table:table-cell table:style-name="Таблица6.d2" office:value-type="string">
            <text:p text:style-name="P49">0</text:p>
          </table:table-cell>
        </table:table-row>
        <table:table-row table:style-name="Таблица6.1">
          <table:table-cell table:style-name="Таблица6.A3" table:number-rows-spanned="3" office:value-type="string">
            <text:p text:style-name="P62"/>
            <text:p text:style-name="P62">1</text:p>
          </table:table-cell>
          <table:table-cell table:style-name="Таблица6.B3" office:value-type="string">
            <text:p text:style-name="P45"><text:span text:style-name="T72">[-M</text:span><text:span text:style-name="T54">A</text:span><text:span text:style-name="T72">]</text:span><text:span text:style-name="T59">доп</text:span></text:p>
          </table:table-cell>
          <table:table-cell table:style-name="Таблица6.C3" office:value-type="string">
            <text:p text:style-name="P51">1</text:p>
          </table:table-cell>
          <table:table-cell table:style-name="Таблица6.D3" office:value-type="string">
            <text:p text:style-name="P51">1</text:p>
          </table:table-cell>
          <table:table-cell table:style-name="Таблица6.E3" office:value-type="string">
            <text:p text:style-name="P51">1</text:p>
          </table:table-cell>
          <table:table-cell table:style-name="Таблица6.F3" office:value-type="string">
            <text:p text:style-name="P51">1</text:p>
          </table:table-cell>
          <table:table-cell table:style-name="Таблица6.G3" office:value-type="string">
            <text:p text:style-name="P51">1</text:p>
          </table:table-cell>
          <table:table-cell table:style-name="Таблица6.H3" office:value-type="string">
            <text:p text:style-name="P51">0</text:p>
          </table:table-cell>
          <table:table-cell table:style-name="Таблица6.I3" office:value-type="string">
            <text:p text:style-name="P51">1</text:p>
          </table:table-cell>
          <table:table-cell table:style-name="Таблица6.J3" office:value-type="string">
            <text:p text:style-name="P53">0</text:p>
          </table:table-cell>
          <table:table-cell table:style-name="Таблица6.K3" office:value-type="string">
            <text:p text:style-name="P51">1</text:p>
          </table:table-cell>
          <table:table-cell table:style-name="Таблица6.L3" office:value-type="string">
            <text:p text:style-name="P51">1</text:p>
          </table:table-cell>
          <table:table-cell table:style-name="Таблица6.M3" office:value-type="string">
            <text:p text:style-name="P51">0</text:p>
          </table:table-cell>
          <table:table-cell table:style-name="Таблица6.N3" office:value-type="string">
            <text:p text:style-name="P51">0</text:p>
          </table:table-cell>
          <table:table-cell table:style-name="Таблица6.O3" office:value-type="string">
            <text:p text:style-name="P51">1</text:p>
          </table:table-cell>
          <table:table-cell table:style-name="Таблица6.P3" office:value-type="string">
            <text:p text:style-name="P51">1</text:p>
          </table:table-cell>
          <table:table-cell table:style-name="Таблица6.Q3" office:value-type="string">
            <text:p text:style-name="P53">0</text:p>
          </table:table-cell>
          <table:table-cell table:style-name="Таблица6.R3" table:number-columns-spanned="12" office:value-type="string">
            <text:p text:style-name="P48"><text:span text:style-name="T79">-M</text:span><text:span text:style-name="T63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3" table:number-rows-spanned="3" office:value-type="string">
            <text:p text:style-name="P49"/>
            <text:p text:style-name="P49">1</text:p>
          </table:table-cell>
        </table:table-row>
        <table:table-row table:style-name="Таблица6.1">
          <table:covered-table-cell table:style-name="Таблица6.A4"/>
          <table:table-cell table:style-name="Таблица6.B4" office:value-type="string">
            <text:p text:style-name="P75">СЧП</text:p>
          </table:table-cell>
          <table:table-cell table:style-name="Таблица6.C4" office:value-type="string">
            <text:p text:style-name="P51">1</text:p>
          </table:table-cell>
          <table:table-cell table:style-name="Таблица6.D4" office:value-type="string">
            <text:p text:style-name="P51">1</text:p>
          </table:table-cell>
          <table:table-cell table:style-name="Таблица6.E4" office:value-type="string">
            <text:p text:style-name="P51">1</text:p>
          </table:table-cell>
          <table:table-cell table:style-name="Таблица6.F4" office:value-type="string">
            <text:p text:style-name="P51">1</text:p>
          </table:table-cell>
          <table:table-cell table:style-name="Таблица6.G4" office:value-type="string">
            <text:p text:style-name="P51">1</text:p>
          </table:table-cell>
          <table:table-cell table:style-name="Таблица6.H4" office:value-type="string">
            <text:p text:style-name="P51">0</text:p>
          </table:table-cell>
          <table:table-cell table:style-name="Таблица6.I4" office:value-type="string">
            <text:p text:style-name="P51">1</text:p>
          </table:table-cell>
          <table:table-cell table:style-name="Таблица6.J4" office:value-type="string">
            <text:p text:style-name="P51">1</text:p>
          </table:table-cell>
          <table:table-cell table:style-name="Таблица6.K4" office:value-type="string">
            <text:p text:style-name="P51">1</text:p>
          </table:table-cell>
          <table:table-cell table:style-name="Таблица6.L4" office:value-type="string">
            <text:p text:style-name="P51">1</text:p>
          </table:table-cell>
          <table:table-cell table:style-name="Таблица6.M4" office:value-type="string">
            <text:p text:style-name="P51">0</text:p>
          </table:table-cell>
          <table:table-cell table:style-name="Таблица6.N4" office:value-type="string">
            <text:p text:style-name="P51">0</text:p>
          </table:table-cell>
          <table:table-cell table:style-name="Таблица6.O4" office:value-type="string">
            <text:p text:style-name="P51">1</text:p>
          </table:table-cell>
          <table:table-cell table:style-name="Таблица6.P4" office:value-type="string">
            <text:p text:style-name="P51">1</text:p>
          </table:table-cell>
          <table:table-cell table:style-name="Таблица6.Q4" office:value-type="string">
            <text:p text:style-name="P54">0</text:p>
          </table:table-cell>
          <table:table-cell table:style-name="Таблица6.R4" office:value-type="string">
            <text:p text:style-name="P54">1</text:p>
          </table:table-cell>
          <table:table-cell table:style-name="Таблица6.S4" office:value-type="string">
            <text:p text:style-name="P51">0</text:p>
          </table:table-cell>
          <table:table-cell table:style-name="Таблица6.T4" office:value-type="string">
            <text:p text:style-name="P51">0</text:p>
          </table:table-cell>
          <table:table-cell table:style-name="Таблица6.U4" office:value-type="string">
            <text:p text:style-name="P54">0</text:p>
          </table:table-cell>
          <table:table-cell table:style-name="Таблица6.V4" office:value-type="string">
            <text:p text:style-name="P51">0</text:p>
          </table:table-cell>
          <table:table-cell table:style-name="Таблица6.W4" office:value-type="string">
            <text:p text:style-name="P51">1</text:p>
          </table:table-cell>
          <table:table-cell table:style-name="Таблица6.X4" office:value-type="string">
            <text:p text:style-name="P54">1</text:p>
          </table:table-cell>
          <table:table-cell table:style-name="Таблица6.Y4" office:value-type="string">
            <text:p text:style-name="P54">1</text:p>
          </table:table-cell>
          <table:table-cell table:style-name="Таблица6.Z4" office:value-type="string">
            <text:p text:style-name="P51">0</text:p>
          </table:table-cell>
          <table:table-cell table:style-name="Таблица6.a4" office:value-type="string">
            <text:p text:style-name="P54">0</text:p>
          </table:table-cell>
          <table:table-cell table:style-name="Таблица6.b4" office:value-type="string">
            <text:p text:style-name="P51">1</text:p>
          </table:table-cell>
          <table:table-cell table:style-name="Таблица6.c4" office:value-type="string">
            <text:p text:style-name="P51">1</text:p>
          </table:table-cell>
          <table:covered-table-cell table:style-name="Таблица6.d4"/>
        </table:table-row>
        <table:table-row table:style-name="Таблица6.1">
          <table:covered-table-cell table:style-name="Таблица6.A5"/>
          <table:table-cell table:style-name="Таблица6.B5" office:value-type="string">
            <text:p text:style-name="P75">СЧП→2</text:p>
          </table:table-cell>
          <table:table-cell table:style-name="Таблица6.C5" office:value-type="string">
            <text:p text:style-name="P51">1</text:p>
          </table:table-cell>
          <table:table-cell table:style-name="Таблица6.D5" office:value-type="string">
            <text:p text:style-name="P51">1</text:p>
          </table:table-cell>
          <table:table-cell table:style-name="Таблица6.E5" office:value-type="string">
            <text:p text:style-name="P49">1</text:p>
          </table:table-cell>
          <table:table-cell table:style-name="Таблица6.F5" office:value-type="string">
            <text:p text:style-name="P49">1</text:p>
          </table:table-cell>
          <table:table-cell table:style-name="Таблица6.G5" office:value-type="string">
            <text:p text:style-name="P49">1</text:p>
          </table:table-cell>
          <table:table-cell table:style-name="Таблица6.H5" office:value-type="string">
            <text:p text:style-name="P49">1</text:p>
          </table:table-cell>
          <table:table-cell table:style-name="Таблица6.I5" office:value-type="string">
            <text:p text:style-name="P49">1</text:p>
          </table:table-cell>
          <table:table-cell table:style-name="Таблица6.J5" office:value-type="string">
            <text:p text:style-name="P49">0</text:p>
          </table:table-cell>
          <table:table-cell table:style-name="Таблица6.K5" office:value-type="string">
            <text:p text:style-name="P49">1</text:p>
          </table:table-cell>
          <table:table-cell table:style-name="Таблица6.L5" office:value-type="string">
            <text:p text:style-name="P49">1</text:p>
          </table:table-cell>
          <table:table-cell table:style-name="Таблица6.M5" office:value-type="string">
            <text:p text:style-name="P49">1</text:p>
          </table:table-cell>
          <table:table-cell table:style-name="Таблица6.N5" office:value-type="string">
            <text:p text:style-name="P49">1</text:p>
          </table:table-cell>
          <table:table-cell table:style-name="Таблица6.O5" office:value-type="string">
            <text:p text:style-name="P49">0</text:p>
          </table:table-cell>
          <table:table-cell table:style-name="Таблица6.P5" office:value-type="string">
            <text:p text:style-name="P49">0</text:p>
          </table:table-cell>
          <table:table-cell table:style-name="Таблица6.Q5" office:value-type="string">
            <text:p text:style-name="P49">1</text:p>
          </table:table-cell>
          <table:table-cell table:style-name="Таблица6.R5" office:value-type="string">
            <text:p text:style-name="P51">1</text:p>
          </table:table-cell>
          <table:table-cell table:style-name="Таблица6.S5" office:value-type="string">
            <text:p text:style-name="P54">0</text:p>
          </table:table-cell>
          <table:table-cell table:style-name="Таблица6.T5" office:value-type="string">
            <text:p text:style-name="P54">1</text:p>
          </table:table-cell>
          <table:table-cell table:style-name="Таблица6.U5" office:value-type="string">
            <text:p text:style-name="P51">0</text:p>
          </table:table-cell>
          <table:table-cell table:style-name="Таблица6.V5" office:value-type="string">
            <text:p text:style-name="P51">0</text:p>
          </table:table-cell>
          <table:table-cell table:style-name="Таблица6.W5" office:value-type="string">
            <text:p text:style-name="P54">0</text:p>
          </table:table-cell>
          <table:table-cell table:style-name="Таблица6.X5" office:value-type="string">
            <text:p text:style-name="P54">0</text:p>
          </table:table-cell>
          <table:table-cell table:style-name="Таблица6.Y5" office:value-type="string">
            <text:p text:style-name="P51">1</text:p>
          </table:table-cell>
          <table:table-cell table:style-name="Таблица6.Z5" office:value-type="string">
            <text:p text:style-name="P54">1</text:p>
          </table:table-cell>
          <table:table-cell table:style-name="Таблица6.a5" office:value-type="string">
            <text:p text:style-name="P54">1</text:p>
          </table:table-cell>
          <table:table-cell table:style-name="Таблица6.b5" office:value-type="string">
            <text:p text:style-name="P63">0</text:p>
          </table:table-cell>
          <table:table-cell table:style-name="Таблица6.c5" office:value-type="string">
            <text:p text:style-name="P64">0</text:p>
          </table:table-cell>
          <table:covered-table-cell table:style-name="Таблица6.A1"/>
        </table:table-row>
        <table:table-row table:style-name="Таблица6.1">
          <table:table-cell table:style-name="Таблица6.A6" table:number-rows-spanned="3" office:value-type="string">
            <text:p text:style-name="P62"/>
            <text:p text:style-name="P62">2</text:p>
          </table:table-cell>
          <table:table-cell table:style-name="Таблица6.B3" office:value-type="string">
            <text:p text:style-name="P50"><text:span text:style-name="T75">[M</text:span><text:span text:style-name="T54">A</text:span><text:span text:style-name="T75">]</text:span><text:span text:style-name="T55">пр</text:span></text:p>
          </table:table-cell>
          <table:table-cell table:style-name="Таблица6.C6" office:value-type="string">
            <text:p text:style-name="P7">0</text:p>
          </table:table-cell>
          <table:table-cell table:style-name="Таблица6.D6" office:value-type="string">
            <text:p text:style-name="P7">0</text:p>
          </table:table-cell>
          <table:table-cell table:style-name="Таблица6.E6" office:value-type="string">
            <text:p text:style-name="P7">0</text:p>
          </table:table-cell>
          <table:table-cell table:style-name="Таблица6.F6" office:value-type="string">
            <text:p text:style-name="P8">0</text:p>
          </table:table-cell>
          <table:table-cell table:style-name="Таблица6.G6" office:value-type="string">
            <text:p text:style-name="P54">0</text:p>
          </table:table-cell>
          <table:table-cell table:style-name="Таблица6.H6" office:value-type="string">
            <text:p text:style-name="P54">1</text:p>
          </table:table-cell>
          <table:table-cell table:style-name="Таблица6.I6" office:value-type="string">
            <text:p text:style-name="P7">0</text:p>
          </table:table-cell>
          <table:table-cell table:style-name="Таблица6.J6" office:value-type="string">
            <text:p text:style-name="P7">1</text:p>
          </table:table-cell>
          <table:table-cell table:style-name="Таблица6.K6" office:value-type="string">
            <text:p text:style-name="P54">0</text:p>
          </table:table-cell>
          <table:table-cell table:style-name="Таблица6.L6" office:value-type="string">
            <text:p text:style-name="P7">0</text:p>
          </table:table-cell>
          <table:table-cell table:style-name="Таблица6.M6" office:value-type="string">
            <text:p text:style-name="P54">1</text:p>
          </table:table-cell>
          <table:table-cell table:style-name="Таблица6.N6" office:value-type="string">
            <text:p text:style-name="P54">1</text:p>
          </table:table-cell>
          <table:table-cell table:style-name="Таблица6.O6" office:value-type="string">
            <text:p text:style-name="P54">0</text:p>
          </table:table-cell>
          <table:table-cell table:style-name="Таблица6.P6" office:value-type="string">
            <text:p text:style-name="P54">1</text:p>
          </table:table-cell>
          <table:table-cell table:style-name="Таблица6.Q6" office:value-type="string">
            <text:p text:style-name="P54">0</text:p>
          </table:table-cell>
          <table:table-cell table:style-name="Таблица6.R6" table:number-columns-spanned="12" office:value-type="string">
            <text:p text:style-name="P48"><text:span text:style-name="T80">+2</text:span><text:span text:style-name="T79">M</text:span><text:span text:style-name="T63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3" table:number-rows-spanned="3" office:value-type="string">
            <text:p text:style-name="P49"/>
            <text:p text:style-name="P49">0</text:p>
          </table:table-cell>
        </table:table-row>
        <table:table-row table:style-name="Таблица6.1">
          <table:covered-table-cell table:style-name="Таблица6.A7"/>
          <table:table-cell table:style-name="Таблица6.B4" office:value-type="string">
            <text:p text:style-name="P75">СЧП</text:p>
          </table:table-cell>
          <table:table-cell table:style-name="Таблица6.C7" office:value-type="string">
            <text:p text:style-name="P7">0</text:p>
          </table:table-cell>
          <table:table-cell table:style-name="Таблица6.D7" office:value-type="string">
            <text:p text:style-name="P7">0</text:p>
          </table:table-cell>
          <table:table-cell table:style-name="Таблица6.E7" office:value-type="string">
            <text:p text:style-name="P7">0</text:p>
          </table:table-cell>
          <table:table-cell table:style-name="Таблица6.F7" office:value-type="string">
            <text:p text:style-name="P7">0</text:p>
          </table:table-cell>
          <table:table-cell table:style-name="Таблица6.G7" office:value-type="string">
            <text:p text:style-name="P7">0</text:p>
          </table:table-cell>
          <table:table-cell table:style-name="Таблица6.H7" office:value-type="string">
            <text:p text:style-name="P54">0</text:p>
          </table:table-cell>
          <table:table-cell table:style-name="Таблица6.I7" office:value-type="string">
            <text:p text:style-name="P54">1</text:p>
          </table:table-cell>
          <table:table-cell table:style-name="Таблица6.J7" office:value-type="string">
            <text:p text:style-name="P54">1</text:p>
          </table:table-cell>
          <table:table-cell table:style-name="Таблица6.K7" office:value-type="string">
            <text:p text:style-name="P54">1</text:p>
          </table:table-cell>
          <table:table-cell table:style-name="Таблица6.L7" office:value-type="string">
            <text:p text:style-name="P54">1</text:p>
          </table:table-cell>
          <table:table-cell table:style-name="Таблица6.M7" office:value-type="string">
            <text:p text:style-name="P54">1</text:p>
          </table:table-cell>
          <table:table-cell table:style-name="Таблица6.N7" office:value-type="string">
            <text:p text:style-name="P54">0</text:p>
          </table:table-cell>
          <table:table-cell table:style-name="Таблица6.O7" office:value-type="string">
            <text:p text:style-name="P54">0</text:p>
          </table:table-cell>
          <table:table-cell table:style-name="Таблица6.P7" office:value-type="string">
            <text:p text:style-name="P54">1</text:p>
          </table:table-cell>
          <table:table-cell table:style-name="Таблица6.Q7" office:value-type="string">
            <text:p text:style-name="P54">1</text:p>
          </table:table-cell>
          <table:table-cell table:style-name="Таблица6.R7" office:value-type="string">
            <text:p text:style-name="P54">1</text:p>
          </table:table-cell>
          <table:table-cell table:style-name="Таблица6.S7" office:value-type="string">
            <text:p text:style-name="P54">0</text:p>
          </table:table-cell>
          <table:table-cell table:style-name="Таблица6.T7" office:value-type="string">
            <text:p text:style-name="P54">1</text:p>
          </table:table-cell>
          <table:table-cell table:style-name="Таблица6.U7" office:value-type="string">
            <text:p text:style-name="P54">0</text:p>
          </table:table-cell>
          <table:table-cell table:style-name="Таблица6.V7" office:value-type="string">
            <text:p text:style-name="P54">0</text:p>
          </table:table-cell>
          <table:table-cell table:style-name="Таблица6.W7" office:value-type="string">
            <text:p text:style-name="P54">0</text:p>
          </table:table-cell>
          <table:table-cell table:style-name="Таблица6.X7" office:value-type="string">
            <text:p text:style-name="P54">0</text:p>
          </table:table-cell>
          <table:table-cell table:style-name="Таблица6.Y7" office:value-type="string">
            <text:p text:style-name="P54">1</text:p>
          </table:table-cell>
          <table:table-cell table:style-name="Таблица6.Z7" office:value-type="string">
            <text:p text:style-name="P54">1</text:p>
          </table:table-cell>
          <table:table-cell table:style-name="Таблица6.a7" office:value-type="string">
            <text:p text:style-name="P54">1</text:p>
          </table:table-cell>
          <table:table-cell table:style-name="Таблица6.b7" office:value-type="string">
            <text:p text:style-name="P54">0</text:p>
          </table:table-cell>
          <table:table-cell table:style-name="Таблица6.c7" office:value-type="string">
            <text:p text:style-name="P54">0</text:p>
          </table:table-cell>
          <table:covered-table-cell table:style-name="Таблица6.d4"/>
        </table:table-row>
        <table:table-row table:style-name="Таблица6.1">
          <table:covered-table-cell table:style-name="Таблица6.A8"/>
          <table:table-cell table:style-name="Таблица6.B5" office:value-type="string">
            <text:p text:style-name="P75">СЧП→2</text:p>
          </table:table-cell>
          <table:table-cell table:style-name="Таблица6.C8" office:value-type="string">
            <text:p text:style-name="P7">0</text:p>
          </table:table-cell>
          <table:table-cell table:style-name="Таблица6.D8" office:value-type="string">
            <text:p text:style-name="P7">0</text:p>
          </table:table-cell>
          <table:table-cell table:style-name="Таблица6.E8" office:value-type="string">
            <text:p text:style-name="P7">0</text:p>
          </table:table-cell>
          <table:table-cell table:style-name="Таблица6.F8" office:value-type="string">
            <text:p text:style-name="P7">0</text:p>
          </table:table-cell>
          <table:table-cell table:style-name="Таблица6.G8" office:value-type="string">
            <text:p text:style-name="P7">0</text:p>
          </table:table-cell>
          <table:table-cell table:style-name="Таблица6.H8" office:value-type="string">
            <text:p text:style-name="P7">0</text:p>
          </table:table-cell>
          <table:table-cell table:style-name="Таблица6.I8" office:value-type="string">
            <text:p text:style-name="P7">0</text:p>
          </table:table-cell>
          <table:table-cell table:style-name="Таблица6.J8" office:value-type="string">
            <text:p text:style-name="P54">0</text:p>
          </table:table-cell>
          <table:table-cell table:style-name="Таблица6.K8" office:value-type="string">
            <text:p text:style-name="P54">1</text:p>
          </table:table-cell>
          <table:table-cell table:style-name="Таблица6.L8" office:value-type="string">
            <text:p text:style-name="P54">1</text:p>
          </table:table-cell>
          <table:table-cell table:style-name="Таблица6.M8" office:value-type="string">
            <text:p text:style-name="P54">1</text:p>
          </table:table-cell>
          <table:table-cell table:style-name="Таблица6.N8" office:value-type="string">
            <text:p text:style-name="P54">1</text:p>
          </table:table-cell>
          <table:table-cell table:style-name="Таблица6.O8" office:value-type="string">
            <text:p text:style-name="P54">1</text:p>
          </table:table-cell>
          <table:table-cell table:style-name="Таблица6.P8" office:value-type="string">
            <text:p text:style-name="P54">0</text:p>
          </table:table-cell>
          <table:table-cell table:style-name="Таблица6.Q8" office:value-type="string">
            <text:p text:style-name="P54">0</text:p>
          </table:table-cell>
          <table:table-cell table:style-name="Таблица6.R8" office:value-type="string">
            <text:p text:style-name="P54">1</text:p>
          </table:table-cell>
          <table:table-cell table:style-name="Таблица6.S8" office:value-type="string">
            <text:p text:style-name="P54">1</text:p>
          </table:table-cell>
          <table:table-cell table:style-name="Таблица6.T8" office:value-type="string">
            <text:p text:style-name="P54">1</text:p>
          </table:table-cell>
          <table:table-cell table:style-name="Таблица6.U8" office:value-type="string">
            <text:p text:style-name="P54">0</text:p>
          </table:table-cell>
          <table:table-cell table:style-name="Таблица6.V8" office:value-type="string">
            <text:p text:style-name="P54">1</text:p>
          </table:table-cell>
          <table:table-cell table:style-name="Таблица6.W8" office:value-type="string">
            <text:p text:style-name="P54">0</text:p>
          </table:table-cell>
          <table:table-cell table:style-name="Таблица6.X8" office:value-type="string">
            <text:p text:style-name="P54">0</text:p>
          </table:table-cell>
          <table:table-cell table:style-name="Таблица6.Y8" office:value-type="string">
            <text:p text:style-name="P54">0</text:p>
          </table:table-cell>
          <table:table-cell table:style-name="Таблица6.Z8" office:value-type="string">
            <text:p text:style-name="P54">0</text:p>
          </table:table-cell>
          <table:table-cell table:style-name="Таблица6.a8" office:value-type="string">
            <text:p text:style-name="P54">1</text:p>
          </table:table-cell>
          <table:table-cell table:style-name="Таблица6.b8" office:value-type="string">
            <text:p text:style-name="P64">1</text:p>
          </table:table-cell>
          <table:table-cell table:style-name="Таблица6.c8" office:value-type="string">
            <text:p text:style-name="P64">1</text:p>
          </table:table-cell>
          <table:covered-table-cell table:style-name="Таблица6.A1"/>
        </table:table-row>
        <table:table-row table:style-name="Таблица6.1">
          <table:table-cell table:style-name="Таблица6.A9" table:number-rows-spanned="3" office:value-type="string">
            <text:p text:style-name="P62"/>
            <text:p text:style-name="P62">3</text:p>
          </table:table-cell>
          <table:table-cell table:style-name="Таблица6.B3" office:value-type="string">
            <text:p text:style-name="P50"><text:span text:style-name="T72">[-M</text:span><text:span text:style-name="T54">A</text:span><text:span text:style-name="T72">]</text:span><text:span text:style-name="T61">доп</text:span></text:p>
          </table:table-cell>
          <table:table-cell table:style-name="Таблица6.C9" office:value-type="string">
            <text:p text:style-name="P7">1</text:p>
          </table:table-cell>
          <table:table-cell table:style-name="Таблица6.D9" office:value-type="string">
            <text:p text:style-name="P7">1</text:p>
          </table:table-cell>
          <table:table-cell table:style-name="Таблица6.E9" office:value-type="string">
            <text:p text:style-name="P7">1</text:p>
          </table:table-cell>
          <table:table-cell table:style-name="Таблица6.F9" office:value-type="string">
            <text:p text:style-name="P7">1</text:p>
          </table:table-cell>
          <table:table-cell table:style-name="Таблица6.G9" office:value-type="string">
            <text:p text:style-name="P7">1</text:p>
          </table:table-cell>
          <table:table-cell table:style-name="Таблица6.H9" office:value-type="string">
            <text:p text:style-name="P54">0</text:p>
          </table:table-cell>
          <table:table-cell table:style-name="Таблица6.I9" office:value-type="string">
            <text:p text:style-name="P7">1</text:p>
          </table:table-cell>
          <table:table-cell table:style-name="Таблица6.J9" office:value-type="string">
            <text:p text:style-name="P7">0</text:p>
          </table:table-cell>
          <table:table-cell table:style-name="Таблица6.K9" office:value-type="string">
            <text:p text:style-name="P54">1</text:p>
          </table:table-cell>
          <table:table-cell table:style-name="Таблица6.L9" office:value-type="string">
            <text:p text:style-name="P54">1</text:p>
          </table:table-cell>
          <table:table-cell table:style-name="Таблица6.M9" office:value-type="string">
            <text:p text:style-name="P7">0</text:p>
          </table:table-cell>
          <table:table-cell table:style-name="Таблица6.N9" office:value-type="string">
            <text:p text:style-name="P7">0</text:p>
          </table:table-cell>
          <table:table-cell table:style-name="Таблица6.O9" office:value-type="string">
            <text:p text:style-name="P54">1</text:p>
          </table:table-cell>
          <table:table-cell table:style-name="Таблица6.P9" office:value-type="string">
            <text:p text:style-name="P54">1</text:p>
          </table:table-cell>
          <table:table-cell table:style-name="Таблица6.Q9" office:value-type="string">
            <text:p text:style-name="P7">0</text:p>
          </table:table-cell>
          <table:table-cell table:style-name="Таблица6.R9" table:number-columns-spanned="12" office:value-type="string">
            <text:p text:style-name="P48"><text:span text:style-name="T81">СЧП</text:span><text:span text:style-name="T84"> </text:span><text:span text:style-name="T85">→</text:span><text:span text:style-name="T86"> </text:span><text:span text:style-name="T89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3" table:number-rows-spanned="3" office:value-type="string">
            <text:p text:style-name="P49"/>
            <text:p text:style-name="P9">1</text:p>
          </table:table-cell>
        </table:table-row>
        <table:table-row table:style-name="Таблица6.1">
          <table:covered-table-cell table:style-name="Таблица6.A10"/>
          <table:table-cell table:style-name="Таблица6.B4" office:value-type="string">
            <text:p text:style-name="P75">СЧП</text:p>
          </table:table-cell>
          <table:table-cell table:style-name="Таблица6.C10" office:value-type="string">
            <text:p text:style-name="P7">1</text:p>
          </table:table-cell>
          <table:table-cell table:style-name="Таблица6.D10" office:value-type="string">
            <text:p text:style-name="P7">1</text:p>
          </table:table-cell>
          <table:table-cell table:style-name="Таблица6.E10" office:value-type="string">
            <text:p text:style-name="P7">1</text:p>
          </table:table-cell>
          <table:table-cell table:style-name="Таблица6.F10" office:value-type="string">
            <text:p text:style-name="P7">1</text:p>
          </table:table-cell>
          <table:table-cell table:style-name="Таблица6.G10" office:value-type="string">
            <text:p text:style-name="P7">1</text:p>
          </table:table-cell>
          <table:table-cell table:style-name="Таблица6.H10" office:value-type="string">
            <text:p text:style-name="P7">0</text:p>
          </table:table-cell>
          <table:table-cell table:style-name="Таблица6.I10" office:value-type="string">
            <text:p text:style-name="P7">1</text:p>
          </table:table-cell>
          <table:table-cell table:style-name="Таблица6.J10" office:value-type="string">
            <text:p text:style-name="P54">1</text:p>
          </table:table-cell>
          <table:table-cell table:style-name="Таблица6.K10" office:value-type="string">
            <text:p text:style-name="P54">1</text:p>
          </table:table-cell>
          <table:table-cell table:style-name="Таблица6.L10" office:value-type="string">
            <text:p text:style-name="P54">1</text:p>
          </table:table-cell>
          <table:table-cell table:style-name="Таблица6.M10" office:value-type="string">
            <text:p text:style-name="P54">0</text:p>
          </table:table-cell>
          <table:table-cell table:style-name="Таблица6.N10" office:value-type="string">
            <text:p text:style-name="P54">0</text:p>
          </table:table-cell>
          <table:table-cell table:style-name="Таблица6.O10" office:value-type="string">
            <text:p text:style-name="P54">0</text:p>
          </table:table-cell>
          <table:table-cell table:style-name="Таблица6.P10" office:value-type="string">
            <text:p text:style-name="P54">1</text:p>
          </table:table-cell>
          <table:table-cell table:style-name="Таблица6.Q10" office:value-type="string">
            <text:p text:style-name="P54">0</text:p>
          </table:table-cell>
          <table:table-cell table:style-name="Таблица6.R10" office:value-type="string">
            <text:p text:style-name="P54">1</text:p>
          </table:table-cell>
          <table:table-cell table:style-name="Таблица6.S10" office:value-type="string">
            <text:p text:style-name="P54">1</text:p>
          </table:table-cell>
          <table:table-cell table:style-name="Таблица6.T10" office:value-type="string">
            <text:p text:style-name="P54">1</text:p>
          </table:table-cell>
          <table:table-cell table:style-name="Таблица6.U10" office:value-type="string">
            <text:p text:style-name="P54">0</text:p>
          </table:table-cell>
          <table:table-cell table:style-name="Таблица6.V10" office:value-type="string">
            <text:p text:style-name="P54">1</text:p>
          </table:table-cell>
          <table:table-cell table:style-name="Таблица6.W10" office:value-type="string">
            <text:p text:style-name="P54">0</text:p>
          </table:table-cell>
          <table:table-cell table:style-name="Таблица6.X10" office:value-type="string">
            <text:p text:style-name="P54">0</text:p>
          </table:table-cell>
          <table:table-cell table:style-name="Таблица6.Y10" office:value-type="string">
            <text:p text:style-name="P54">0</text:p>
          </table:table-cell>
          <table:table-cell table:style-name="Таблица6.Z10" office:value-type="string">
            <text:p text:style-name="P54">0</text:p>
          </table:table-cell>
          <table:table-cell table:style-name="Таблица6.a10" office:value-type="string">
            <text:p text:style-name="P54">1</text:p>
          </table:table-cell>
          <table:table-cell table:style-name="Таблица6.b10" office:value-type="string">
            <text:p text:style-name="P54">1</text:p>
          </table:table-cell>
          <table:table-cell table:style-name="Таблица6.c10" office:value-type="string">
            <text:p text:style-name="P54">1</text:p>
          </table:table-cell>
          <table:covered-table-cell table:style-name="Таблица6.d4"/>
        </table:table-row>
        <table:table-row table:style-name="Таблица6.1">
          <table:covered-table-cell table:style-name="Таблица6.A11"/>
          <table:table-cell table:style-name="Таблица6.B5" office:value-type="string">
            <text:p text:style-name="P75">СЧП→2</text:p>
          </table:table-cell>
          <table:table-cell table:style-name="Таблица6.C11" office:value-type="string">
            <text:p text:style-name="P7">1</text:p>
          </table:table-cell>
          <table:table-cell table:style-name="Таблица6.D11" office:value-type="string">
            <text:p text:style-name="P7">1</text:p>
          </table:table-cell>
          <table:table-cell table:style-name="Таблица6.E11" office:value-type="string">
            <text:p text:style-name="P7">1</text:p>
          </table:table-cell>
          <table:table-cell table:style-name="Таблица6.F11" office:value-type="string">
            <text:p text:style-name="P7">1</text:p>
          </table:table-cell>
          <table:table-cell table:style-name="Таблица6.G11" office:value-type="string">
            <text:p text:style-name="P7">1</text:p>
          </table:table-cell>
          <table:table-cell table:style-name="Таблица6.H11" office:value-type="string">
            <text:p text:style-name="P7">1</text:p>
          </table:table-cell>
          <table:table-cell table:style-name="Таблица6.I11" office:value-type="string">
            <text:p text:style-name="P7">1</text:p>
          </table:table-cell>
          <table:table-cell table:style-name="Таблица6.J11" office:value-type="string">
            <text:p text:style-name="P7">0</text:p>
          </table:table-cell>
          <table:table-cell table:style-name="Таблица6.K11" office:value-type="string">
            <text:p text:style-name="P7">1</text:p>
          </table:table-cell>
          <table:table-cell table:style-name="Таблица6.L11" office:value-type="string">
            <text:p text:style-name="P54">1</text:p>
          </table:table-cell>
          <table:table-cell table:style-name="Таблица6.M11" office:value-type="string">
            <text:p text:style-name="P54">1</text:p>
          </table:table-cell>
          <table:table-cell table:style-name="Таблица6.N11" office:value-type="string">
            <text:p text:style-name="P54">1</text:p>
          </table:table-cell>
          <table:table-cell table:style-name="Таблица6.O11" office:value-type="string">
            <text:p text:style-name="P54">0</text:p>
          </table:table-cell>
          <table:table-cell table:style-name="Таблица6.P11" office:value-type="string">
            <text:p text:style-name="P54">0</text:p>
          </table:table-cell>
          <table:table-cell table:style-name="Таблица6.Q11" office:value-type="string">
            <text:p text:style-name="P54">0</text:p>
          </table:table-cell>
          <table:table-cell table:style-name="Таблица6.R11" office:value-type="string">
            <text:p text:style-name="P54">1</text:p>
          </table:table-cell>
          <table:table-cell table:style-name="Таблица6.S11" office:value-type="string">
            <text:p text:style-name="P54">0</text:p>
          </table:table-cell>
          <table:table-cell table:style-name="Таблица6.T11" office:value-type="string">
            <text:p text:style-name="P54">1</text:p>
          </table:table-cell>
          <table:table-cell table:style-name="Таблица6.U11" office:value-type="string">
            <text:p text:style-name="P54">1</text:p>
          </table:table-cell>
          <table:table-cell table:style-name="Таблица6.V11" office:value-type="string">
            <text:p text:style-name="P54">1</text:p>
          </table:table-cell>
          <table:table-cell table:style-name="Таблица6.W11" office:value-type="string">
            <text:p text:style-name="P54">0</text:p>
          </table:table-cell>
          <table:table-cell table:style-name="Таблица6.X11" office:value-type="string">
            <text:p text:style-name="P54">1</text:p>
          </table:table-cell>
          <table:table-cell table:style-name="Таблица6.Y11" office:value-type="string">
            <text:p text:style-name="P54">0</text:p>
          </table:table-cell>
          <table:table-cell table:style-name="Таблица6.Z11" office:value-type="string">
            <text:p text:style-name="P54">0</text:p>
          </table:table-cell>
          <table:table-cell table:style-name="Таблица6.a11" office:value-type="string">
            <text:p text:style-name="P54">0</text:p>
          </table:table-cell>
          <table:table-cell table:style-name="Таблица6.b11" office:value-type="string">
            <text:p text:style-name="P64">0</text:p>
          </table:table-cell>
          <table:table-cell table:style-name="Таблица6.c11" office:value-type="string">
            <text:p text:style-name="P64">1</text:p>
          </table:table-cell>
          <table:covered-table-cell table:style-name="Таблица6.A1"/>
        </table:table-row>
        <table:table-row table:style-name="Таблица6.1">
          <table:table-cell table:style-name="Таблица6.A12" table:number-rows-spanned="3" office:value-type="string">
            <text:p text:style-name="P62"/>
            <text:p text:style-name="P62">4</text:p>
          </table:table-cell>
          <table:table-cell table:style-name="Таблица6.B3" office:value-type="string">
            <text:p text:style-name="P46"><text:span text:style-name="T72">[</text:span><text:span text:style-name="T73">2</text:span><text:span text:style-name="T72">M</text:span><text:span text:style-name="T54">A</text:span><text:span text:style-name="T72">]</text:span><text:span text:style-name="T60">пр</text:span></text:p>
          </table:table-cell>
          <table:table-cell table:style-name="Таблица6.C12" office:value-type="string">
            <text:p text:style-name="P7">0</text:p>
          </table:table-cell>
          <table:table-cell table:style-name="Таблица6.D12" office:value-type="string">
            <text:p text:style-name="P7">0</text:p>
          </table:table-cell>
          <table:table-cell table:style-name="Таблица6.E12" office:value-type="string">
            <text:p text:style-name="P7">0</text:p>
          </table:table-cell>
          <table:table-cell table:style-name="Таблица6.F12" office:value-type="string">
            <text:p text:style-name="P7">0</text:p>
          </table:table-cell>
          <table:table-cell table:style-name="Таблица6.G12" office:value-type="string">
            <text:p text:style-name="P7">1</text:p>
          </table:table-cell>
          <table:table-cell table:style-name="Таблица6.H12" office:value-type="string">
            <text:p text:style-name="P54">0</text:p>
          </table:table-cell>
          <table:table-cell table:style-name="Таблица6.I12" office:value-type="string">
            <text:p text:style-name="P54">1</text:p>
          </table:table-cell>
          <table:table-cell table:style-name="Таблица6.J12" office:value-type="string">
            <text:p text:style-name="P7">0</text:p>
          </table:table-cell>
          <table:table-cell table:style-name="Таблица6.K12" office:value-type="string">
            <text:p text:style-name="P7">0</text:p>
          </table:table-cell>
          <table:table-cell table:style-name="Таблица6.L12" office:value-type="string">
            <text:p text:style-name="P54">1</text:p>
          </table:table-cell>
          <table:table-cell table:style-name="Таблица6.M12" office:value-type="string">
            <text:p text:style-name="P7">1</text:p>
          </table:table-cell>
          <table:table-cell table:style-name="Таблица6.N12" office:value-type="string">
            <text:p text:style-name="P54">0</text:p>
          </table:table-cell>
          <table:table-cell table:style-name="Таблица6.O12" office:value-type="string">
            <text:p text:style-name="P54">1</text:p>
          </table:table-cell>
          <table:table-cell table:style-name="Таблица6.P12" office:value-type="string">
            <text:p text:style-name="P54">0</text:p>
          </table:table-cell>
          <table:table-cell table:style-name="Таблица6.Q12" office:value-type="string">
            <text:p text:style-name="P54">0</text:p>
          </table:table-cell>
          <table:table-cell table:style-name="Таблица6.R12" table:number-columns-spanned="12" office:value-type="string">
            <text:p text:style-name="P48"><text:span text:style-name="T80">+</text:span><text:span text:style-name="T79">M</text:span><text:span text:style-name="T63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3" table:number-rows-spanned="3" office:value-type="string">
            <text:p text:style-name="P49"/>
            <text:p text:style-name="P49">0</text:p>
          </table:table-cell>
        </table:table-row>
        <table:table-row table:style-name="Таблица6.1">
          <table:covered-table-cell table:style-name="Таблица6.A13"/>
          <table:table-cell table:style-name="Таблица6.B4" office:value-type="string">
            <text:p text:style-name="P75">СЧП</text:p>
          </table:table-cell>
          <table:table-cell table:style-name="Таблица6.C13" office:value-type="string">
            <text:p text:style-name="P54">0</text:p>
          </table:table-cell>
          <table:table-cell table:style-name="Таблица6.D13" office:value-type="string">
            <text:p text:style-name="P54">0</text:p>
          </table:table-cell>
          <table:table-cell table:style-name="Таблица6.E13" office:value-type="string">
            <text:p text:style-name="P54">0</text:p>
          </table:table-cell>
          <table:table-cell table:style-name="Таблица6.F13" office:value-type="string">
            <text:p text:style-name="P54">0</text:p>
          </table:table-cell>
          <table:table-cell table:style-name="Таблица6.G13" office:value-type="string">
            <text:p text:style-name="P54">1</text:p>
          </table:table-cell>
          <table:table-cell table:style-name="Таблица6.H13" office:value-type="string">
            <text:p text:style-name="P7">0</text:p>
          </table:table-cell>
          <table:table-cell table:style-name="Таблица6.I13" office:value-type="string">
            <text:p text:style-name="P54">0</text:p>
          </table:table-cell>
          <table:table-cell table:style-name="Таблица6.J13" office:value-type="string">
            <text:p text:style-name="P54">1</text:p>
          </table:table-cell>
          <table:table-cell table:style-name="Таблица6.K13" office:value-type="string">
            <text:p text:style-name="P54">0</text:p>
          </table:table-cell>
          <table:table-cell table:style-name="Таблица6.L13" office:value-type="string">
            <text:p text:style-name="P54">1</text:p>
          </table:table-cell>
          <table:table-cell table:style-name="Таблица6.M13" office:value-type="string">
            <text:p text:style-name="P54">0</text:p>
          </table:table-cell>
          <table:table-cell table:style-name="Таблица6.N13" office:value-type="string">
            <text:p text:style-name="P7">1</text:p>
          </table:table-cell>
          <table:table-cell table:style-name="Таблица6.O13" office:value-type="string">
            <text:p text:style-name="P54">1</text:p>
          </table:table-cell>
          <table:table-cell table:style-name="Таблица6.P13" office:value-type="string">
            <text:p text:style-name="P54">0</text:p>
          </table:table-cell>
          <table:table-cell table:style-name="Таблица6.Q13" office:value-type="string">
            <text:p text:style-name="P7">0</text:p>
          </table:table-cell>
          <table:table-cell table:style-name="Таблица6.R13" office:value-type="string">
            <text:p text:style-name="P54">1</text:p>
          </table:table-cell>
          <table:table-cell table:style-name="Таблица6.S13" office:value-type="string">
            <text:p text:style-name="P54">0</text:p>
          </table:table-cell>
          <table:table-cell table:style-name="Таблица6.T13" office:value-type="string">
            <text:p text:style-name="P54">1</text:p>
          </table:table-cell>
          <table:table-cell table:style-name="Таблица6.U13" office:value-type="string">
            <text:p text:style-name="P54">1</text:p>
          </table:table-cell>
          <table:table-cell table:style-name="Таблица6.V13" office:value-type="string">
            <text:p text:style-name="P54">1</text:p>
          </table:table-cell>
          <table:table-cell table:style-name="Таблица6.W13" office:value-type="string">
            <text:p text:style-name="P54">0</text:p>
          </table:table-cell>
          <table:table-cell table:style-name="Таблица6.X13" office:value-type="string">
            <text:p text:style-name="P54">1</text:p>
          </table:table-cell>
          <table:table-cell table:style-name="Таблица6.Y13" office:value-type="string">
            <text:p text:style-name="P54">0</text:p>
          </table:table-cell>
          <table:table-cell table:style-name="Таблица6.Z13" office:value-type="string">
            <text:p text:style-name="P54">0</text:p>
          </table:table-cell>
          <table:table-cell table:style-name="Таблица6.a13" office:value-type="string">
            <text:p text:style-name="P54">0</text:p>
          </table:table-cell>
          <table:table-cell table:style-name="Таблица6.b13" office:value-type="string">
            <text:p text:style-name="P54">0</text:p>
          </table:table-cell>
          <table:table-cell table:style-name="Таблица6.c13" office:value-type="string">
            <text:p text:style-name="P54">1</text:p>
          </table:table-cell>
          <table:covered-table-cell table:style-name="Таблица6.d13"/>
        </table:table-row>
        <table:table-row table:style-name="Таблица6.14">
          <table:covered-table-cell table:style-name="Таблица6.A14"/>
          <table:table-cell table:style-name="Таблица6.B5" office:value-type="string">
            <text:p text:style-name="P75">СЧП→2</text:p>
          </table:table-cell>
          <table:table-cell table:style-name="Таблица6.C14" office:value-type="string">
            <text:p text:style-name="P55">0</text:p>
          </table:table-cell>
          <table:table-cell table:style-name="Таблица6.D14" office:value-type="string">
            <text:p text:style-name="P55">0</text:p>
          </table:table-cell>
          <table:table-cell table:style-name="Таблица6.E14" office:value-type="string">
            <text:p text:style-name="P55">0</text:p>
          </table:table-cell>
          <table:table-cell table:style-name="Таблица6.F14" office:value-type="string">
            <text:p text:style-name="P55">0</text:p>
          </table:table-cell>
          <table:table-cell table:style-name="Таблица6.G14" office:value-type="string">
            <text:p text:style-name="P55">0</text:p>
          </table:table-cell>
          <table:table-cell table:style-name="Таблица6.H14" office:value-type="string">
            <text:p text:style-name="P55">0</text:p>
          </table:table-cell>
          <table:table-cell table:style-name="Таблица6.I14" office:value-type="string">
            <text:p text:style-name="P55">1</text:p>
          </table:table-cell>
          <table:table-cell table:style-name="Таблица6.J14" office:value-type="string">
            <text:p text:style-name="P8">0</text:p>
          </table:table-cell>
          <table:table-cell table:style-name="Таблица6.K14" office:value-type="string">
            <text:p text:style-name="P55">0</text:p>
          </table:table-cell>
          <table:table-cell table:style-name="Таблица6.L14" office:value-type="string">
            <text:p text:style-name="P55">1</text:p>
          </table:table-cell>
          <table:table-cell table:style-name="Таблица6.M14" office:value-type="string">
            <text:p text:style-name="P55">0</text:p>
          </table:table-cell>
          <table:table-cell table:style-name="Таблица6.N14" office:value-type="string">
            <text:p text:style-name="P55">1</text:p>
          </table:table-cell>
          <table:table-cell table:style-name="Таблица6.O14" office:value-type="string">
            <text:p text:style-name="P55">0</text:p>
          </table:table-cell>
          <table:table-cell table:style-name="Таблица6.P14" office:value-type="string">
            <text:p text:style-name="P8">1</text:p>
          </table:table-cell>
          <table:table-cell table:style-name="Таблица6.Q14" office:value-type="string">
            <text:p text:style-name="P55">1</text:p>
          </table:table-cell>
          <table:table-cell table:style-name="Таблица6.R14" office:value-type="string">
            <text:p text:style-name="P55">0</text:p>
          </table:table-cell>
          <table:table-cell table:style-name="Таблица6.S14" office:value-type="string">
            <text:p text:style-name="P8">0</text:p>
          </table:table-cell>
          <table:table-cell table:style-name="Таблица6.T14" office:value-type="string">
            <text:p text:style-name="P55">1</text:p>
          </table:table-cell>
          <table:table-cell table:style-name="Таблица6.U14" office:value-type="string">
            <text:p text:style-name="P55">0</text:p>
          </table:table-cell>
          <table:table-cell table:style-name="Таблица6.V14" office:value-type="string">
            <text:p text:style-name="P55">1</text:p>
          </table:table-cell>
          <table:table-cell table:style-name="Таблица6.W14" office:value-type="string">
            <text:p text:style-name="P55">1</text:p>
          </table:table-cell>
          <table:table-cell table:style-name="Таблица6.X14" office:value-type="string">
            <text:p text:style-name="P55">1</text:p>
          </table:table-cell>
          <table:table-cell table:style-name="Таблица6.Y14" office:value-type="string">
            <text:p text:style-name="P55">0</text:p>
          </table:table-cell>
          <table:table-cell table:style-name="Таблица6.Z14" office:value-type="string">
            <text:p text:style-name="P55">1</text:p>
          </table:table-cell>
          <table:table-cell table:style-name="Таблица6.a14" office:value-type="string">
            <text:p text:style-name="P55">0</text:p>
          </table:table-cell>
          <table:table-cell table:style-name="Таблица6.b14" office:value-type="string">
            <text:p text:style-name="P65">0</text:p>
          </table:table-cell>
          <table:table-cell table:style-name="Таблица6.c14" office:value-type="string">
            <text:p text:style-name="P65">0</text:p>
          </table:table-cell>
          <table:covered-table-cell table:style-name="Таблица6.d14"/>
        </table:table-row>
        <table:table-row table:style-name="Таблица6.1">
          <table:table-cell table:style-name="Таблица6.A15" table:number-rows-spanned="3" office:value-type="string">
            <text:p text:style-name="P62"/>
            <text:p text:style-name="P62">5</text:p>
          </table:table-cell>
          <table:table-cell table:style-name="Таблица6.B3" office:value-type="string">
            <text:p text:style-name="P76">0</text:p>
          </table:table-cell>
          <table:table-cell table:style-name="Таблица6.C15" office:value-type="string">
            <text:p text:style-name="P7">0</text:p>
          </table:table-cell>
          <table:table-cell table:style-name="Таблица6.D15" office:value-type="string">
            <text:p text:style-name="P7">0</text:p>
          </table:table-cell>
          <table:table-cell table:style-name="Таблица6.E15" office:value-type="string">
            <text:p text:style-name="P7">0</text:p>
          </table:table-cell>
          <table:table-cell table:style-name="Таблица6.F15" office:value-type="string">
            <text:p text:style-name="P7">0</text:p>
          </table:table-cell>
          <table:table-cell table:style-name="Таблица6.G15" office:value-type="string">
            <text:p text:style-name="P7">0</text:p>
          </table:table-cell>
          <table:table-cell table:style-name="Таблица6.H15" office:value-type="string">
            <text:p text:style-name="P54">0</text:p>
          </table:table-cell>
          <table:table-cell table:style-name="Таблица6.I15" office:value-type="string">
            <text:p text:style-name="P54">0</text:p>
          </table:table-cell>
          <table:table-cell table:style-name="Таблица6.J15" office:value-type="string">
            <text:p text:style-name="P7">0</text:p>
          </table:table-cell>
          <table:table-cell table:style-name="Таблица6.K15" office:value-type="string">
            <text:p text:style-name="P7">0</text:p>
          </table:table-cell>
          <table:table-cell table:style-name="Таблица6.L15" office:value-type="string">
            <text:p text:style-name="P54">0</text:p>
          </table:table-cell>
          <table:table-cell table:style-name="Таблица6.M15" office:value-type="string">
            <text:p text:style-name="P7">0</text:p>
          </table:table-cell>
          <table:table-cell table:style-name="Таблица6.N15" office:value-type="string">
            <text:p text:style-name="P54">0</text:p>
          </table:table-cell>
          <table:table-cell table:style-name="Таблица6.O15" office:value-type="string">
            <text:p text:style-name="P54">0</text:p>
          </table:table-cell>
          <table:table-cell table:style-name="Таблица6.P15" office:value-type="string">
            <text:p text:style-name="P54">0</text:p>
          </table:table-cell>
          <table:table-cell table:style-name="Таблица6.Q15" office:value-type="string">
            <text:p text:style-name="P54">0</text:p>
          </table:table-cell>
          <table:table-cell table:style-name="Таблица6.R15" table:number-columns-spanned="12" office:value-type="string">
            <text:p text:style-name="P48"><text:span text:style-name="T69">+</text:span><text:span text:style-name="T79"> M</text:span><text:span text:style-name="T63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15" table:number-rows-spanned="3" office:value-type="string">
            <text:p text:style-name="P10">0</text:p>
          </table:table-cell>
        </table:table-row>
        <table:table-row table:style-name="Таблица6.1">
          <table:covered-table-cell table:style-name="Таблица6.A16"/>
          <table:table-cell table:style-name="Таблица6.B4" office:value-type="string">
            <text:p text:style-name="P75">СЧП</text:p>
          </table:table-cell>
          <table:table-cell table:style-name="Таблица6.C16" office:value-type="string">
            <text:p text:style-name="P7">0</text:p>
          </table:table-cell>
          <table:table-cell table:style-name="Таблица6.D16" office:value-type="string">
            <text:p text:style-name="P7">0</text:p>
          </table:table-cell>
          <table:table-cell table:style-name="Таблица6.E16" office:value-type="string">
            <text:p text:style-name="P7">0</text:p>
          </table:table-cell>
          <table:table-cell table:style-name="Таблица6.F16" office:value-type="string">
            <text:p text:style-name="P7">0</text:p>
          </table:table-cell>
          <table:table-cell table:style-name="Таблица6.G16" office:value-type="string">
            <text:p text:style-name="P7">0</text:p>
          </table:table-cell>
          <table:table-cell table:style-name="Таблица6.H16" office:value-type="string">
            <text:p text:style-name="P54">0</text:p>
          </table:table-cell>
          <table:table-cell table:style-name="Таблица6.I16" office:value-type="string">
            <text:p text:style-name="P7">1</text:p>
          </table:table-cell>
          <table:table-cell table:style-name="Таблица6.J16" office:value-type="string">
            <text:p text:style-name="P54">0</text:p>
          </table:table-cell>
          <table:table-cell table:style-name="Таблица6.K16" office:value-type="string">
            <text:p text:style-name="P54">0</text:p>
          </table:table-cell>
          <table:table-cell table:style-name="Таблица6.L16" office:value-type="string">
            <text:p text:style-name="P54">1</text:p>
          </table:table-cell>
          <table:table-cell table:style-name="Таблица6.M16" office:value-type="string">
            <text:p text:style-name="P7">0</text:p>
          </table:table-cell>
          <table:table-cell table:style-name="Таблица6.N16" office:value-type="string">
            <text:p text:style-name="P54">1</text:p>
          </table:table-cell>
          <table:table-cell table:style-name="Таблица6.O16" office:value-type="string">
            <text:p text:style-name="P54">0</text:p>
          </table:table-cell>
          <table:table-cell table:style-name="Таблица6.P16" office:value-type="string">
            <text:p text:style-name="P54">1</text:p>
          </table:table-cell>
          <table:table-cell table:style-name="Таблица6.Q16" office:value-type="string">
            <text:p text:style-name="P54">1</text:p>
          </table:table-cell>
          <table:table-cell table:style-name="Таблица6.R16" office:value-type="string">
            <text:p text:style-name="P54">0</text:p>
          </table:table-cell>
          <table:table-cell table:style-name="Таблица6.S16" office:value-type="string">
            <text:p text:style-name="P7">0</text:p>
          </table:table-cell>
          <table:table-cell table:style-name="Таблица6.T16" office:value-type="string">
            <text:p text:style-name="P54">1</text:p>
          </table:table-cell>
          <table:table-cell table:style-name="Таблица6.U16" office:value-type="string">
            <text:p text:style-name="P54">0</text:p>
          </table:table-cell>
          <table:table-cell table:style-name="Таблица6.V16" office:value-type="string">
            <text:p text:style-name="P54">1</text:p>
          </table:table-cell>
          <table:table-cell table:style-name="Таблица6.W16" office:value-type="string">
            <text:p text:style-name="P54">1</text:p>
          </table:table-cell>
          <table:table-cell table:style-name="Таблица6.X16" office:value-type="string">
            <text:p text:style-name="P54">1</text:p>
          </table:table-cell>
          <table:table-cell table:style-name="Таблица6.Y16" office:value-type="string">
            <text:p text:style-name="P54">0</text:p>
          </table:table-cell>
          <table:table-cell table:style-name="Таблица6.Z16" office:value-type="string">
            <text:p text:style-name="P7">1</text:p>
          </table:table-cell>
          <table:table-cell table:style-name="Таблица6.Z16" office:value-type="string">
            <text:p text:style-name="P54">0</text:p>
          </table:table-cell>
          <table:table-cell table:style-name="Таблица6.b16" office:value-type="string">
            <text:p text:style-name="P7">0</text:p>
          </table:table-cell>
          <table:table-cell table:style-name="Таблица6.c16" office:value-type="string">
            <text:p text:style-name="P7">0</text:p>
          </table:table-cell>
          <table:covered-table-cell table:style-name="Таблица6.d16"/>
        </table:table-row>
        <table:table-row table:style-name="Таблица6.1">
          <table:covered-table-cell table:style-name="Таблица6.A17"/>
          <table:table-cell table:style-name="Таблица6.B4" office:value-type="string">
            <text:p text:style-name="P75">СЧП→2</text:p>
          </table:table-cell>
          <table:table-cell table:style-name="Таблица6.C17" office:value-type="string">
            <text:p text:style-name="P7">0</text:p>
          </table:table-cell>
          <table:table-cell table:style-name="Таблица6.D17" office:value-type="string">
            <text:p text:style-name="P7">0</text:p>
          </table:table-cell>
          <table:table-cell table:style-name="Таблица6.E17" office:value-type="string">
            <text:p text:style-name="P7">0</text:p>
          </table:table-cell>
          <table:table-cell table:style-name="Таблица6.F17" office:value-type="string">
            <text:p text:style-name="P7">0</text:p>
          </table:table-cell>
          <table:table-cell table:style-name="Таблица6.G17" office:value-type="string">
            <text:p text:style-name="P7">0</text:p>
          </table:table-cell>
          <table:table-cell table:style-name="Таблица6.H17" office:value-type="string">
            <text:p text:style-name="P7">0</text:p>
          </table:table-cell>
          <table:table-cell table:style-name="Таблица6.I17" office:value-type="string">
            <text:p text:style-name="P7">0</text:p>
          </table:table-cell>
          <table:table-cell table:style-name="Таблица6.J17" office:value-type="string">
            <text:p text:style-name="P54">0</text:p>
          </table:table-cell>
          <table:table-cell table:style-name="Таблица6.K17" office:value-type="string">
            <text:p text:style-name="P7">1</text:p>
          </table:table-cell>
          <table:table-cell table:style-name="Таблица6.L17" office:value-type="string">
            <text:p text:style-name="P54">0</text:p>
          </table:table-cell>
          <table:table-cell table:style-name="Таблица6.M17" office:value-type="string">
            <text:p text:style-name="P54">0</text:p>
          </table:table-cell>
          <table:table-cell table:style-name="Таблица6.N17" office:value-type="string">
            <text:p text:style-name="P54">1</text:p>
          </table:table-cell>
          <table:table-cell table:style-name="Таблица6.O17" office:value-type="string">
            <text:p text:style-name="P7">0</text:p>
          </table:table-cell>
          <table:table-cell table:style-name="Таблица6.P17" office:value-type="string">
            <text:p text:style-name="P54">1</text:p>
          </table:table-cell>
          <table:table-cell table:style-name="Таблица6.Q17" office:value-type="string">
            <text:p text:style-name="P54">0</text:p>
          </table:table-cell>
          <table:table-cell table:style-name="Таблица6.R17" office:value-type="string">
            <text:p text:style-name="P54">1</text:p>
          </table:table-cell>
          <table:table-cell table:style-name="Таблица6.S17" office:value-type="string">
            <text:p text:style-name="P54">1</text:p>
          </table:table-cell>
          <table:table-cell table:style-name="Таблица6.T17" office:value-type="string">
            <text:p text:style-name="P54">0</text:p>
          </table:table-cell>
          <table:table-cell table:style-name="Таблица6.U17" office:value-type="string">
            <text:p text:style-name="P7">0</text:p>
          </table:table-cell>
          <table:table-cell table:style-name="Таблица6.V17" office:value-type="string">
            <text:p text:style-name="P54">1</text:p>
          </table:table-cell>
          <table:table-cell table:style-name="Таблица6.W17" office:value-type="string">
            <text:p text:style-name="P54">0</text:p>
          </table:table-cell>
          <table:table-cell table:style-name="Таблица6.X17" office:value-type="string">
            <text:p text:style-name="P54">1</text:p>
          </table:table-cell>
          <table:table-cell table:style-name="Таблица6.Y17" office:value-type="string">
            <text:p text:style-name="P54">1</text:p>
          </table:table-cell>
          <table:table-cell table:style-name="Таблица6.Z17" office:value-type="string">
            <text:p text:style-name="P54">1</text:p>
          </table:table-cell>
          <table:table-cell table:style-name="Таблица6.a17" office:value-type="string">
            <text:p text:style-name="P54">0</text:p>
          </table:table-cell>
          <table:table-cell table:style-name="Таблица6.b17" office:value-type="string">
            <text:p text:style-name="P16">0</text:p>
          </table:table-cell>
          <table:table-cell table:style-name="Таблица6.c17" office:value-type="string">
            <text:p text:style-name="P64">0</text:p>
          </table:table-cell>
          <table:covered-table-cell table:style-name="Таблица6.d17"/>
        </table:table-row>
        <table:table-row table:style-name="Таблица6.1">
          <table:table-cell table:style-name="Таблица6.A18" table:number-rows-spanned="3" office:value-type="string">
            <text:p text:style-name="P62"/>
            <text:p text:style-name="P15">6</text:p>
          </table:table-cell>
          <table:table-cell table:style-name="Таблица6.B3" office:value-type="string">
            <text:p text:style-name="P50"><text:span text:style-name="T72">[</text:span><text:span text:style-name="T73">2</text:span><text:span text:style-name="T72">M</text:span><text:span text:style-name="T54">A</text:span><text:span text:style-name="T72">]</text:span><text:span text:style-name="T62">пр</text:span></text:p>
          </table:table-cell>
          <table:table-cell table:style-name="Таблица6.C18" office:value-type="string">
            <text:p text:style-name="P7">0</text:p>
          </table:table-cell>
          <table:table-cell table:style-name="Таблица6.D18" office:value-type="string">
            <text:p text:style-name="P7">0</text:p>
          </table:table-cell>
          <table:table-cell table:style-name="Таблица6.E18" office:value-type="string">
            <text:p text:style-name="P7">0</text:p>
          </table:table-cell>
          <table:table-cell table:style-name="Таблица6.F18" office:value-type="string">
            <text:p text:style-name="P7">0</text:p>
          </table:table-cell>
          <table:table-cell table:style-name="Таблица6.G18" office:value-type="string">
            <text:p text:style-name="P7">1</text:p>
          </table:table-cell>
          <table:table-cell table:style-name="Таблица6.H18" office:value-type="string">
            <text:p text:style-name="P54">0</text:p>
          </table:table-cell>
          <table:table-cell table:style-name="Таблица6.I18" office:value-type="string">
            <text:p text:style-name="P7">1</text:p>
          </table:table-cell>
          <table:table-cell table:style-name="Таблица6.J18" office:value-type="string">
            <text:p text:style-name="P7">0</text:p>
          </table:table-cell>
          <table:table-cell table:style-name="Таблица6.K18" office:value-type="string">
            <text:p text:style-name="P54">0</text:p>
          </table:table-cell>
          <table:table-cell table:style-name="Таблица6.L18" office:value-type="string">
            <text:p text:style-name="P54">1</text:p>
          </table:table-cell>
          <table:table-cell table:style-name="Таблица6.M18" office:value-type="string">
            <text:p text:style-name="P7">1</text:p>
          </table:table-cell>
          <table:table-cell table:style-name="Таблица6.N18" office:value-type="string">
            <text:p text:style-name="P7">0</text:p>
          </table:table-cell>
          <table:table-cell table:style-name="Таблица6.O18" office:value-type="string">
            <text:p text:style-name="P54">1</text:p>
          </table:table-cell>
          <table:table-cell table:style-name="Таблица6.P18" office:value-type="string">
            <text:p text:style-name="P54">0</text:p>
          </table:table-cell>
          <table:table-cell table:style-name="Таблица6.Q18" office:value-type="string">
            <text:p text:style-name="P7">0</text:p>
          </table:table-cell>
          <table:table-cell table:style-name="Таблица6.R18" table:number-columns-spanned="12" office:value-type="string">
            <text:p text:style-name="P48"><text:span text:style-name="T81">СЧП</text:span><text:span text:style-name="T84"> </text:span><text:span text:style-name="T85">→</text:span><text:span text:style-name="T86"> </text:span><text:span text:style-name="T89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15" table:number-rows-spanned="3" office:value-type="string">
            <text:p text:style-name="P49">0</text:p>
          </table:table-cell>
        </table:table-row>
        <table:table-row table:style-name="Таблица6.1">
          <table:covered-table-cell table:style-name="Таблица6.A19"/>
          <table:table-cell table:style-name="Таблица6.B4" office:value-type="string">
            <text:p text:style-name="P75">СЧП</text:p>
          </table:table-cell>
          <table:table-cell table:style-name="Таблица6.C19" office:value-type="string">
            <text:p text:style-name="P7">0</text:p>
          </table:table-cell>
          <table:table-cell table:style-name="Таблица6.D19" office:value-type="string">
            <text:p text:style-name="P7">0</text:p>
          </table:table-cell>
          <table:table-cell table:style-name="Таблица6.E19" office:value-type="string">
            <text:p text:style-name="P7">0</text:p>
          </table:table-cell>
          <table:table-cell table:style-name="Таблица6.F19" office:value-type="string">
            <text:p text:style-name="P7">0</text:p>
          </table:table-cell>
          <table:table-cell table:style-name="Таблица6.G19" office:value-type="string">
            <text:p text:style-name="P7">1</text:p>
          </table:table-cell>
          <table:table-cell table:style-name="Таблица6.H19" office:value-type="string">
            <text:p text:style-name="P7">0</text:p>
          </table:table-cell>
          <table:table-cell table:style-name="Таблица6.I19" office:value-type="string">
            <text:p text:style-name="P7">1</text:p>
          </table:table-cell>
          <table:table-cell table:style-name="Таблица6.J19" office:value-type="string">
            <text:p text:style-name="P54">0</text:p>
          </table:table-cell>
          <table:table-cell table:style-name="Таблица6.K19" office:value-type="string">
            <text:p text:style-name="P7">1</text:p>
          </table:table-cell>
          <table:table-cell table:style-name="Таблица6.L19" office:value-type="string">
            <text:p text:style-name="P54">1</text:p>
          </table:table-cell>
          <table:table-cell table:style-name="Таблица6.M19" office:value-type="string">
            <text:p text:style-name="P54">1</text:p>
          </table:table-cell>
          <table:table-cell table:style-name="Таблица6.N19" office:value-type="string">
            <text:p text:style-name="P54">1</text:p>
          </table:table-cell>
          <table:table-cell table:style-name="Таблица6.O19" office:value-type="string">
            <text:p text:style-name="P7">1</text:p>
          </table:table-cell>
          <table:table-cell table:style-name="Таблица6.P19" office:value-type="string">
            <text:p text:style-name="P54">1</text:p>
          </table:table-cell>
          <table:table-cell table:style-name="Таблица6.Q19" office:value-type="string">
            <text:p text:style-name="P54">0</text:p>
          </table:table-cell>
          <table:table-cell table:style-name="Таблица6.R19" office:value-type="string">
            <text:p text:style-name="P54">1</text:p>
          </table:table-cell>
          <table:table-cell table:style-name="Таблица6.S19" office:value-type="string">
            <text:p text:style-name="P54">0</text:p>
          </table:table-cell>
          <table:table-cell table:style-name="Таблица6.T19" office:value-type="string">
            <text:p text:style-name="P54">1</text:p>
          </table:table-cell>
          <table:table-cell table:style-name="Таблица6.U19" office:value-type="string">
            <text:p text:style-name="P7">1</text:p>
          </table:table-cell>
          <table:table-cell table:style-name="Таблица6.V19" office:value-type="string">
            <text:p text:style-name="P54">0</text:p>
          </table:table-cell>
          <table:table-cell table:style-name="Таблица6.W19" office:value-type="string">
            <text:p text:style-name="P54">0</text:p>
          </table:table-cell>
          <table:table-cell table:style-name="Таблица6.X19" office:value-type="string">
            <text:p text:style-name="P54">1</text:p>
          </table:table-cell>
          <table:table-cell table:style-name="Таблица6.Y19" office:value-type="string">
            <text:p text:style-name="P54">0</text:p>
          </table:table-cell>
          <table:table-cell table:style-name="Таблица6.Z19" office:value-type="string">
            <text:p text:style-name="P54">1</text:p>
          </table:table-cell>
          <table:table-cell table:style-name="Таблица6.a19" office:value-type="string">
            <text:p text:style-name="P54">1</text:p>
          </table:table-cell>
          <table:table-cell table:style-name="Таблица6.b19" office:value-type="string">
            <text:p text:style-name="P7">1</text:p>
          </table:table-cell>
          <table:table-cell table:style-name="Таблица6.c19" office:value-type="string">
            <text:p text:style-name="P54">0</text:p>
          </table:table-cell>
          <table:covered-table-cell table:style-name="Таблица6.d19"/>
        </table:table-row>
        <table:table-row table:style-name="Таблица6.1">
          <table:covered-table-cell table:style-name="Таблица6.A20"/>
          <table:table-cell table:style-name="Таблица6.B4" office:value-type="string">
            <text:p text:style-name="P75">СЧП→2</text:p>
          </table:table-cell>
          <table:table-cell table:style-name="Таблица6.C20" office:value-type="string">
            <text:p text:style-name="P7">0</text:p>
          </table:table-cell>
          <table:table-cell table:style-name="Таблица6.D20" office:value-type="string">
            <text:p text:style-name="P7">0</text:p>
          </table:table-cell>
          <table:table-cell table:style-name="Таблица6.E20" office:value-type="string">
            <text:p text:style-name="P7">0</text:p>
          </table:table-cell>
          <table:table-cell table:style-name="Таблица6.F20" office:value-type="string">
            <text:p text:style-name="P7">0</text:p>
          </table:table-cell>
          <table:table-cell table:style-name="Таблица6.G20" office:value-type="string">
            <text:p text:style-name="P7">0</text:p>
          </table:table-cell>
          <table:table-cell table:style-name="Таблица6.H20" office:value-type="string">
            <text:p text:style-name="P7">0</text:p>
          </table:table-cell>
          <table:table-cell table:style-name="Таблица6.I20" office:value-type="string">
            <text:p text:style-name="P7">1</text:p>
          </table:table-cell>
          <table:table-cell table:style-name="Таблица6.J20" office:value-type="string">
            <text:p text:style-name="P54">0</text:p>
          </table:table-cell>
          <table:table-cell table:style-name="Таблица6.K20" office:value-type="string">
            <text:p text:style-name="P7">1</text:p>
          </table:table-cell>
          <table:table-cell table:style-name="Таблица6.L20" office:value-type="string">
            <text:p text:style-name="P54">0</text:p>
          </table:table-cell>
          <table:table-cell table:style-name="Таблица6.M20" office:value-type="string">
            <text:p text:style-name="P7">1</text:p>
          </table:table-cell>
          <table:table-cell table:style-name="Таблица6.N20" office:value-type="string">
            <text:p text:style-name="P54">1</text:p>
          </table:table-cell>
          <table:table-cell table:style-name="Таблица6.O20" office:value-type="string">
            <text:p text:style-name="P54">1</text:p>
          </table:table-cell>
          <table:table-cell table:style-name="Таблица6.P20" office:value-type="string">
            <text:p text:style-name="P54">1</text:p>
          </table:table-cell>
          <table:table-cell table:style-name="Таблица6.Q20" office:value-type="string">
            <text:p text:style-name="P7">1</text:p>
          </table:table-cell>
          <table:table-cell table:style-name="Таблица6.R20" office:value-type="string">
            <text:p text:style-name="P54">1</text:p>
          </table:table-cell>
          <table:table-cell table:style-name="Таблица6.S20" office:value-type="string">
            <text:p text:style-name="P54">0</text:p>
          </table:table-cell>
          <table:table-cell table:style-name="Таблица6.T20" office:value-type="string">
            <text:p text:style-name="P54">1</text:p>
          </table:table-cell>
          <table:table-cell table:style-name="Таблица6.U20" office:value-type="string">
            <text:p text:style-name="P54">1</text:p>
          </table:table-cell>
          <table:table-cell table:style-name="Таблица6.V20" office:value-type="string">
            <text:p text:style-name="P54">0</text:p>
          </table:table-cell>
          <table:table-cell table:style-name="Таблица6.W20" office:value-type="string">
            <text:p text:style-name="P7">0</text:p>
          </table:table-cell>
          <table:table-cell table:style-name="Таблица6.X20" office:value-type="string">
            <text:p text:style-name="P54">1</text:p>
          </table:table-cell>
          <table:table-cell table:style-name="Таблица6.Y20" office:value-type="string">
            <text:p text:style-name="P54">0</text:p>
          </table:table-cell>
          <table:table-cell table:style-name="Таблица6.Z20" office:value-type="string">
            <text:p text:style-name="P54">1</text:p>
          </table:table-cell>
          <table:table-cell table:style-name="Таблица6.a20" office:value-type="string">
            <text:p text:style-name="P54">1</text:p>
          </table:table-cell>
          <table:table-cell table:style-name="Таблица6.b20" office:value-type="string">
            <text:p text:style-name="P54">1</text:p>
          </table:table-cell>
          <table:table-cell table:style-name="Таблица6.c20" office:value-type="string">
            <text:p text:style-name="P54">0</text:p>
          </table:table-cell>
          <table:covered-table-cell table:style-name="Таблица6.d20"/>
        </table:table-row>
        <table:table-row table:style-name="Таблица6.1">
          <table:table-cell table:style-name="Таблица6.A21" table:number-rows-spanned="3" office:value-type="string">
            <text:p text:style-name="P62"/>
            <text:p text:style-name="P62">7</text:p>
          </table:table-cell>
          <table:table-cell table:style-name="Таблица6.B4" office:value-type="string">
            <text:p text:style-name="P75">0</text:p>
          </table:table-cell>
          <table:table-cell table:style-name="Таблица6.C21" office:value-type="string">
            <text:p text:style-name="P7">0</text:p>
          </table:table-cell>
          <table:table-cell table:style-name="Таблица6.D21" office:value-type="string">
            <text:p text:style-name="P7">0</text:p>
          </table:table-cell>
          <table:table-cell table:style-name="Таблица6.E21" office:value-type="string">
            <text:p text:style-name="P7">0</text:p>
          </table:table-cell>
          <table:table-cell table:style-name="Таблица6.F21" office:value-type="string">
            <text:p text:style-name="P7">0</text:p>
          </table:table-cell>
          <table:table-cell table:style-name="Таблица6.G21" office:value-type="string">
            <text:p text:style-name="P7">0</text:p>
          </table:table-cell>
          <table:table-cell table:style-name="Таблица6.H21" office:value-type="string">
            <text:p text:style-name="P54">0</text:p>
          </table:table-cell>
          <table:table-cell table:style-name="Таблица6.I21" office:value-type="string">
            <text:p text:style-name="P54">0</text:p>
          </table:table-cell>
          <table:table-cell table:style-name="Таблица6.J21" office:value-type="string">
            <text:p text:style-name="P7">0</text:p>
          </table:table-cell>
          <table:table-cell table:style-name="Таблица6.K21" office:value-type="string">
            <text:p text:style-name="P7">0</text:p>
          </table:table-cell>
          <table:table-cell table:style-name="Таблица6.L21" office:value-type="string">
            <text:p text:style-name="P54">0</text:p>
          </table:table-cell>
          <table:table-cell table:style-name="Таблица6.M21" office:value-type="string">
            <text:p text:style-name="P54">0</text:p>
          </table:table-cell>
          <table:table-cell table:style-name="Таблица6.N21" office:value-type="string">
            <text:p text:style-name="P54">0</text:p>
          </table:table-cell>
          <table:table-cell table:style-name="Таблица6.O21" office:value-type="string">
            <text:p text:style-name="P54">0</text:p>
          </table:table-cell>
          <table:table-cell table:style-name="Таблица6.P21" office:value-type="string">
            <text:p text:style-name="P54">0</text:p>
          </table:table-cell>
          <table:table-cell table:style-name="Таблица6.Q21" office:value-type="string">
            <text:p text:style-name="P54">0</text:p>
          </table:table-cell>
          <table:table-cell table:style-name="Таблица6.R21" table:number-columns-spanned="12" office:value-type="string">
            <text:p text:style-name="P52"><text:span text:style-name="T82">СЧП</text:span><text:span text:style-name="T83"> </text:span><text:span text:style-name="T88">←</text:span><text:span text:style-name="T87"> </text:span><text:span text:style-name="T90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21" table:number-rows-spanned="3" office:value-type="string">
            <text:p text:style-name="P51"/>
            <text:p text:style-name="P49">0</text:p>
          </table:table-cell>
        </table:table-row>
        <table:table-row table:style-name="Таблица6.1">
          <table:covered-table-cell table:style-name="Таблица6.A22"/>
          <table:table-cell table:style-name="Таблица6.B4" office:value-type="string">
            <text:p text:style-name="P75">СЧП</text:p>
          </table:table-cell>
          <table:table-cell table:style-name="Таблица6.C22" office:value-type="string">
            <text:p text:style-name="P7">0</text:p>
          </table:table-cell>
          <table:table-cell table:style-name="Таблица6.D22" office:value-type="string">
            <text:p text:style-name="P7">0</text:p>
          </table:table-cell>
          <table:table-cell table:style-name="Таблица6.E22" office:value-type="string">
            <text:p text:style-name="P7">0</text:p>
          </table:table-cell>
          <table:table-cell table:style-name="Таблица6.F22" office:value-type="string">
            <text:p text:style-name="P7">0</text:p>
          </table:table-cell>
          <table:table-cell table:style-name="Таблица6.G22" office:value-type="string">
            <text:p text:style-name="P7">0</text:p>
          </table:table-cell>
          <table:table-cell table:style-name="Таблица6.H22" office:value-type="string">
            <text:p text:style-name="P54">0</text:p>
          </table:table-cell>
          <table:table-cell table:style-name="Таблица6.I22" office:value-type="string">
            <text:p text:style-name="P7">1</text:p>
          </table:table-cell>
          <table:table-cell table:style-name="Таблица6.J22" office:value-type="string">
            <text:p text:style-name="P54">0</text:p>
          </table:table-cell>
          <table:table-cell table:style-name="Таблица6.K22" office:value-type="string">
            <text:p text:style-name="P54">1</text:p>
          </table:table-cell>
          <table:table-cell table:style-name="Таблица6.L22" office:value-type="string">
            <text:p text:style-name="P54">0</text:p>
          </table:table-cell>
          <table:table-cell table:style-name="Таблица6.M22" office:value-type="string">
            <text:p text:style-name="P7">1</text:p>
          </table:table-cell>
          <table:table-cell table:style-name="Таблица6.N22" office:value-type="string">
            <text:p text:style-name="P54">1</text:p>
          </table:table-cell>
          <table:table-cell table:style-name="Таблица6.O22" office:value-type="string">
            <text:p text:style-name="P54">1</text:p>
          </table:table-cell>
          <table:table-cell table:style-name="Таблица6.P22" office:value-type="string">
            <text:p text:style-name="P54">1</text:p>
          </table:table-cell>
          <table:table-cell table:style-name="Таблица6.Q22" office:value-type="string">
            <text:p text:style-name="P54">1</text:p>
          </table:table-cell>
          <table:table-cell table:style-name="Таблица6.R22" office:value-type="string">
            <text:p text:style-name="P54">1</text:p>
          </table:table-cell>
          <table:table-cell table:style-name="Таблица6.S22" office:value-type="string">
            <text:p text:style-name="P7">0</text:p>
          </table:table-cell>
          <table:table-cell table:style-name="Таблица6.T22" office:value-type="string">
            <text:p text:style-name="P54">1</text:p>
          </table:table-cell>
          <table:table-cell table:style-name="Таблица6.U22" office:value-type="string">
            <text:p text:style-name="P54">1</text:p>
          </table:table-cell>
          <table:table-cell table:style-name="Таблица6.V22" office:value-type="string">
            <text:p text:style-name="P54">0</text:p>
          </table:table-cell>
          <table:table-cell table:style-name="Таблица6.W22" office:value-type="string">
            <text:p text:style-name="P54">0</text:p>
          </table:table-cell>
          <table:table-cell table:style-name="Таблица6.X22" office:value-type="string">
            <text:p text:style-name="P54">1</text:p>
          </table:table-cell>
          <table:table-cell table:style-name="Таблица6.Y22" office:value-type="string">
            <text:p text:style-name="P54">0</text:p>
          </table:table-cell>
          <table:table-cell table:style-name="Таблица6.Z22" office:value-type="string">
            <text:p text:style-name="P54">1</text:p>
          </table:table-cell>
          <table:table-cell table:style-name="Таблица6.a22" office:value-type="string">
            <text:p text:style-name="P54">1</text:p>
          </table:table-cell>
          <table:table-cell table:style-name="Таблица6.b22" office:value-type="string">
            <text:p text:style-name="P54">1</text:p>
          </table:table-cell>
          <table:table-cell table:style-name="Таблица6.c22" office:value-type="string">
            <text:p text:style-name="P54">0</text:p>
          </table:table-cell>
          <table:covered-table-cell table:style-name="Таблица6.d22"/>
        </table:table-row>
        <table:table-row table:style-name="Таблица6.1">
          <table:covered-table-cell table:style-name="Таблица6.A23"/>
          <table:table-cell table:style-name="Таблица6.B4" office:value-type="string">
            <text:p text:style-name="P45"><text:span text:style-name="T72">M</text:span><text:span text:style-name="T56">C</text:span></text:p>
          </table:table-cell>
          <table:table-cell table:style-name="Таблица6.C23" office:value-type="string">
            <text:p text:style-name="P54">0</text:p>
          </table:table-cell>
          <table:table-cell table:style-name="Таблица6.D23" office:value-type="string">
            <text:p text:style-name="P54">0</text:p>
          </table:table-cell>
          <table:table-cell table:style-name="Таблица6.E23" office:value-type="string">
            <text:p text:style-name="P54">0</text:p>
          </table:table-cell>
          <table:table-cell table:style-name="Таблица6.F23" office:value-type="string">
            <text:p text:style-name="P54">0</text:p>
          </table:table-cell>
          <table:table-cell table:style-name="Таблица6.G23" office:value-type="string">
            <text:p text:style-name="P54">0</text:p>
          </table:table-cell>
          <table:table-cell table:style-name="Таблица6.H23" office:value-type="string">
            <text:p text:style-name="P54">0</text:p>
          </table:table-cell>
          <table:table-cell table:style-name="Таблица6.I23" office:value-type="string">
            <text:p text:style-name="P7">1</text:p>
          </table:table-cell>
          <table:table-cell table:style-name="Таблица6.J23" office:value-type="string">
            <text:p text:style-name="P54">0</text:p>
          </table:table-cell>
          <table:table-cell table:style-name="Таблица6.K23" office:value-type="string">
            <text:p text:style-name="P54">1</text:p>
          </table:table-cell>
          <table:table-cell table:style-name="Таблица6.L23" office:value-type="string">
            <text:p text:style-name="P54">0</text:p>
          </table:table-cell>
          <table:table-cell table:style-name="Таблица6.M23" office:value-type="string">
            <text:p text:style-name="P7">1</text:p>
          </table:table-cell>
          <table:table-cell table:style-name="Таблица6.N23" office:value-type="string">
            <text:p text:style-name="P54">1</text:p>
          </table:table-cell>
          <table:table-cell table:style-name="Таблица6.O23" office:value-type="string">
            <text:p text:style-name="P54">1</text:p>
          </table:table-cell>
          <table:table-cell table:style-name="Таблица6.P23" office:value-type="string">
            <text:p text:style-name="P54">1</text:p>
          </table:table-cell>
          <table:table-cell table:style-name="Таблица6.Q23" office:value-type="string">
            <text:p text:style-name="P54">1</text:p>
          </table:table-cell>
          <table:table-cell table:style-name="Таблица6.R23" office:value-type="string">
            <text:p text:style-name="P54">1</text:p>
          </table:table-cell>
          <table:table-cell table:style-name="Таблица6.S23" office:value-type="string">
            <text:p text:style-name="P7">0</text:p>
          </table:table-cell>
          <table:table-cell table:style-name="Таблица6.T23" office:value-type="string">
            <text:p text:style-name="P54">1</text:p>
          </table:table-cell>
          <table:table-cell table:style-name="Таблица6.U23" office:value-type="string">
            <text:p text:style-name="P54">1</text:p>
          </table:table-cell>
          <table:table-cell table:style-name="Таблица6.V23" office:value-type="string">
            <text:p text:style-name="P54">0</text:p>
          </table:table-cell>
          <table:table-cell table:style-name="Таблица6.W23" office:value-type="string">
            <text:p text:style-name="P54">0</text:p>
          </table:table-cell>
          <table:table-cell table:style-name="Таблица6.X23" office:value-type="string">
            <text:p text:style-name="P54">1</text:p>
          </table:table-cell>
          <table:table-cell table:style-name="Таблица6.Y23" office:value-type="string">
            <text:p text:style-name="P54">0</text:p>
          </table:table-cell>
          <table:table-cell table:style-name="Таблица6.Z23" office:value-type="string">
            <text:p text:style-name="P54">1</text:p>
          </table:table-cell>
          <table:table-cell table:style-name="Таблица6.a23" office:value-type="string">
            <text:p text:style-name="P54">1</text:p>
          </table:table-cell>
          <table:table-cell table:style-name="Таблица6.b23" office:value-type="string">
            <text:p text:style-name="P54">1</text:p>
          </table:table-cell>
          <table:table-cell table:style-name="Таблица6.c23" office:value-type="string">
            <text:p text:style-name="P54">0</text:p>
          </table:table-cell>
          <table:covered-table-cell table:style-name="Таблица6.d23"/>
        </table:table-row>
      </table:table>
      <text:p text:style-name="P30"/>
      <text:p text:style-name="P40"><text:span text:style-name="T25">С</text:span><text:span text:style-name="T6"> = (0,</text:span><text:span text:style-name="T18">15F</text:span><text:span text:style-name="T6">)</text:span><text:span text:style-name="T43">16</text:span><text:span text:style-name="T6"> · 16</text:span><text:span text:style-name="T65">0</text:span><text:span text:style-name="T6"> = </text:span><text:span text:style-name="T12">0,08569336</text:span></text:p>
      <text:p text:style-name="P35"/>
      <text:p text:style-name="P35">Определим абсолютную и относительную погрешности результата:</text:p>
      <text:p text:style-name="P40"><text:span text:style-name="T91"></text:span><text:span text:style-name="T26">С</text:span><text:span text:style-name="T7"> = </text:span><text:span text:style-name="T8">0,0858 — 0,08569336 = 0,00010664</text:span></text:p>
      <text:p text:style-name="P40"><text:soft-page-break/><text:span text:style-name="T6">δ</text:span><text:span text:style-name="T25">С</text:span><text:span text:style-name="T6"> = </text:span><draw:frame draw:style-name="fr2" draw:name="Объект2" text:anchor-type="as-char" svg:y="-0.669cm" svg:width="2.385cm" svg:height="1.097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<text:s/>· 100% = </text:span><text:span text:style-name="T12">0,12428977</text:span><text:span text:style-name="T6">%</text:span></text:p>
      <text:p text:style-name="P35"/>
      <text:p text:style-name="P69"><draw:custom-shape text:anchor-type="char" draw:z-index="1" draw:name="Надпись 1" draw:style-name="gr2" draw:text-style-name="P83" svg:width="0.953cm" svg:height="0.742cm" svg:x="2.503cm" svg:y="0.146cm"><text:p text:style-name="Frame_20_contents"><text:span text:style-name="T3">+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1"><text:s/></text:span><text:span text:style-name="T36">X</text:span><text:span text:style-name="T49">A</text:span><text:span text:style-name="T50"> <text:s/></text:span><text:span text:style-name="T29">= 1 <text:s/>0 <text:s/>0 <text:s/>0 <text:s/>0 <text:s/></text:span><text:span text:style-name="T32">1</text:span><text:span text:style-name="T29"> <text:s/></text:span><text:span text:style-name="T32">0</text:span><text:span text:style-name="T29"> <text:s/></text:span></text:p>
      <text:p text:style-name="P69"><text:span text:style-name="T35"><text:s/>X</text:span><text:span text:style-name="T48">B</text:span><text:span text:style-name="T51"> <text:s text:c="2"/></text:span><text:span text:style-name="T38">=</text:span><text:span text:style-name="T22"> </text:span><text:span text:style-name="T39">0 </text:span><text:span text:style-name="T22"><text:s/></text:span><text:span text:style-name="T23">1</text:span><text:span text:style-name="T38"> <text:s/></text:span><text:span text:style-name="T39">1</text:span><text:span text:style-name="T38"> <text:s/></text:span><text:span text:style-name="T39">1</text:span><text:span text:style-name="T38"> </text:span><text:span text:style-name="T22"><text:s/></text:span><text:span text:style-name="T39">1</text:span><text:span text:style-name="T22"> </text:span><text:span text:style-name="T38"><text:s/></text:span><text:span text:style-name="T24">0</text:span><text:span text:style-name="T38"> <text:s/></text:span><text:span text:style-name="T40">0</text:span><text:span text:style-name="T38"> <text:s/></text:span></text:p>
      <text:p text:style-name="P70"><draw:custom-shape text:anchor-type="char" draw:z-index="0" draw:name="Надпись 2" draw:style-name="gr1" draw:text-style-name="P83" svg:width="0.953cm" svg:height="0.742cm" svg:x="2.45cm" svg:y="0.155cm"><text:p text:style-name="Frame_20_contents"><text:span text:style-name="T3"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"><text:s text:c="8"/></text:span><text:span text:style-name="T36">X</text:span><text:span text:style-name="T49">A</text:span><text:span text:style-name="T36">+X</text:span><text:span text:style-name="T49">B</text:span><text:span text:style-name="T29"> <text:s/>= 1 </text:span><text:span text:style-name="T32">1</text:span><text:span text:style-name="T29"> <text:s/></text:span><text:span text:style-name="T32">1</text:span><text:span text:style-name="T29"> <text:s/></text:span><text:span text:style-name="T32">1</text:span><text:span text:style-name="T29"> <text:s/></text:span><text:span text:style-name="T32">1</text:span><text:span text:style-name="T29"> <text:s/></text:span><text:span text:style-name="T32">1</text:span><text:span text:style-name="T29"> <text:s/></text:span><text:span text:style-name="T18">1</text:span><text:span text:style-name="T29"> <text:s/></text:span><text:span text:style-name="T31">0</text:span></text:p>
      <text:p text:style-name="P71"><text:span text:style-name="T29"><text:s text:c="17"/></text:span><text:span text:style-name="T36">d</text:span><text:span text:style-name="T41"> </text:span><text:span text:style-name="T29"><text:s/>= <text:s text:c="3"/></text:span><text:span text:style-name="T38">1 <text:s/>0 <text:s/>0 <text:s/>0 <text:s/>0 <text:s/>0 <text:s/>0 </text:span><text:span text:style-name="T29"><text:s/></text:span></text:p>
      <text:p text:style-name="P72"><text:span text:style-name="T41"><text:s text:c="3"/></text:span><text:span text:style-name="T36"><text:s/>X</text:span><text:span text:style-name="T49">C</text:span><text:span text:style-name="T29"> = <text:s text:c="3"/></text:span><text:span text:style-name="T32">0</text:span><text:span text:style-name="T29"> <text:s/></text:span><text:span text:style-name="T32">1</text:span><text:span text:style-name="T29"> <text:s/></text:span><text:span text:style-name="T32">1</text:span><text:span text:style-name="T29"> <text:s/></text:span><text:span text:style-name="T32">1</text:span><text:span text:style-name="T29"> <text:s/></text:span><text:span text:style-name="T32">1</text:span><text:span text:style-name="T29"> </text:span><text:span text:style-name="T32"><text:s/>1</text:span><text:span text:style-name="T29"> <text:s/></text:span><text:span text:style-name="T31">0</text:span></text:p>
      <text:p text:style-name="P73"><text:span text:style-name="T29">P</text:span><text:span text:style-name="T46">C</text:span><text:span text:style-name="T29"> = </text:span><text:span text:style-name="T31">-</text:span><text:span text:style-name="T32">2</text:span><text:span text:style-name="T29">.</text:span></text:p>
      <text:p text:style-name="P28"/>
      <text:p text:style-name="P26"/>
      <text:p text:style-name="P26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E"/>
        <table:table-column table:style-name="Таблица7.F"/>
        <table:table-column table:style-name="Таблица7.G"/>
        <table:table-column table:style-name="Таблица7.E"/>
        <table:table-column table:style-name="Таблица7.F"/>
        <table:table-column table:style-name="Таблица7.G"/>
        <table:table-column table:style-name="Таблица7.E"/>
        <table:table-column table:style-name="Таблица7.F"/>
        <table:table-column table:style-name="Таблица7.P"/>
        <table:table-column table:style-name="Таблица7.Q"/>
        <table:table-column table:style-name="Таблица7.G" table:number-columns-repeated="2"/>
        <table:table-column table:style-name="Таблица7.T"/>
        <table:table-column table:style-name="Таблица7.U"/>
        <table:table-column table:style-name="Таблица7.G"/>
        <table:table-column table:style-name="Таблица7.W"/>
        <table:table-column table:style-name="Таблица7.X"/>
        <table:table-column table:style-name="Таблица7.G"/>
        <table:table-column table:style-name="Таблица7.Z"/>
        <table:table-column table:style-name="Таблица7.a"/>
        <table:table-column table:style-name="Таблица7.E"/>
        <table:table-column table:style-name="Таблица7.G"/>
        <table:table-column table:style-name="Таблица7.F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row table:style-name="Таблица7.1">
          <table:table-cell table:style-name="Таблица7.A1" office:value-type="string">
            <text:p text:style-name="P15">N</text:p>
          </table:table-cell>
          <table:table-cell table:style-name="Таблица7.B1" office:value-type="string">
            <text:p text:style-name="P62">Операнды</text:p>
          </table:table-cell>
          <table:table-cell table:style-name="Таблица7.A1" table:number-columns-spanned="18" office:value-type="string">
            <text:p text:style-name="P63"><text:s text:c="7"/>СЧП (старшие разряд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13" office:value-type="string">
            <text:p text:style-name="P45"><text:span text:style-name="T71">В</text:span><text:span text:style-name="T70">/</text:span><text:span text:style-name="T71">СЧП (младшие </text:span></text:p>
            <text:p text:style-name="P62">разряд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1" office:value-type="string">
            <text:p text:style-name="P62">Признак коррекции</text:p>
          </table:table-cell>
        </table:table-row>
        <table:table-row table:style-name="Таблица7.1">
          <table:table-cell table:style-name="Таблица7.A2" table:number-rows-spanned="3" office:value-type="string">
            <text:p text:style-name="P62">0</text:p>
          </table:table-cell>
          <table:table-cell table:style-name="Таблица7.B2" office:value-type="string">
            <text:p text:style-name="P75">СЧП</text:p>
          </table:table-cell>
          <table:table-cell table:style-name="Таблица7.C2" table:number-columns-spanned="2" office:value-type="string">
            <text:p text:style-name="P56">0</text:p>
          </table:table-cell>
          <table:covered-table-cell/>
          <table:table-cell table:style-name="Таблица7.E2" office:value-type="string">
            <text:p text:style-name="P56">0</text:p>
          </table:table-cell>
          <table:table-cell table:style-name="Таблица7.F2" office:value-type="string">
            <text:p text:style-name="P56">0</text:p>
          </table:table-cell>
          <table:table-cell table:style-name="Таблица7.G2" office:value-type="string">
            <text:p text:style-name="P56">0</text:p>
          </table:table-cell>
          <table:table-cell table:style-name="Таблица7.H2" office:value-type="string">
            <text:p text:style-name="P56">0</text:p>
          </table:table-cell>
          <table:table-cell table:style-name="Таблица7.I2" office:value-type="string">
            <text:p text:style-name="P56">0</text:p>
          </table:table-cell>
          <table:table-cell table:style-name="Таблица7.J2" office:value-type="string">
            <text:p text:style-name="P56">0</text:p>
          </table:table-cell>
          <table:table-cell table:style-name="Таблица7.K2" office:value-type="string">
            <text:p text:style-name="P56">0</text:p>
          </table:table-cell>
          <table:table-cell table:style-name="Таблица7.L2" office:value-type="string">
            <text:p text:style-name="P56">0</text:p>
          </table:table-cell>
          <table:table-cell table:style-name="Таблица7.M2" office:value-type="string">
            <text:p text:style-name="P56">0</text:p>
          </table:table-cell>
          <table:table-cell table:style-name="Таблица7.N2" office:value-type="string">
            <text:p text:style-name="P56">0</text:p>
          </table:table-cell>
          <table:table-cell table:style-name="Таблица7.O2" office:value-type="string">
            <text:p text:style-name="P56">0</text:p>
          </table:table-cell>
          <table:table-cell table:style-name="Таблица7.P2" office:value-type="string">
            <text:p text:style-name="P56">0</text:p>
          </table:table-cell>
          <table:table-cell table:style-name="Таблица7.Q2" office:value-type="string">
            <text:p text:style-name="P56">0</text:p>
          </table:table-cell>
          <table:table-cell table:style-name="Таблица7.R2" office:value-type="string">
            <text:p text:style-name="P56">0</text:p>
          </table:table-cell>
          <table:table-cell table:style-name="Таблица7.S2" office:value-type="string">
            <text:p text:style-name="P56">0</text:p>
          </table:table-cell>
          <table:table-cell table:style-name="Таблица7.T2" office:value-type="string">
            <text:p text:style-name="P56">0</text:p>
          </table:table-cell>
          <table:table-cell table:style-name="Таблица7.U2" office:value-type="string">
            <text:p text:style-name="P56">1</text:p>
          </table:table-cell>
          <table:table-cell table:style-name="Таблица7.V2" office:value-type="string">
            <text:p text:style-name="P56">0</text:p>
          </table:table-cell>
          <table:table-cell table:style-name="Таблица7.W2" office:value-type="string">
            <text:p text:style-name="P11">0</text:p>
          </table:table-cell>
          <table:table-cell table:style-name="Таблица7.X2" office:value-type="string">
            <text:p text:style-name="P56">0</text:p>
          </table:table-cell>
          <table:table-cell table:style-name="Таблица7.Y2" office:value-type="string">
            <text:p text:style-name="P56">0</text:p>
          </table:table-cell>
          <table:table-cell table:style-name="Таблица7.Z2" table:number-columns-spanned="2" office:value-type="string">
            <text:p text:style-name="P11">1</text:p>
          </table:table-cell>
          <table:covered-table-cell/>
          <table:table-cell table:style-name="Таблица7.b2" office:value-type="string">
            <text:p text:style-name="P56">1</text:p>
          </table:table-cell>
          <table:table-cell table:style-name="Таблица7.c2" office:value-type="string">
            <text:p text:style-name="P56">1</text:p>
          </table:table-cell>
          <table:table-cell table:style-name="Таблица7.d2" office:value-type="string">
            <text:p text:style-name="P66">0</text:p>
          </table:table-cell>
          <table:table-cell table:style-name="Таблица7.e2" office:value-type="string">
            <text:p text:style-name="P66">0</text:p>
          </table:table-cell>
          <table:table-cell table:style-name="Таблица7.f2" office:value-type="string">
            <text:p text:style-name="P66">1</text:p>
          </table:table-cell>
          <table:table-cell table:style-name="Таблица7.g2" office:value-type="string">
            <text:p text:style-name="P66">1</text:p>
          </table:table-cell>
          <table:table-cell table:style-name="Таблица7.A1" table:number-rows-spanned="3" office:value-type="string">
            <text:p text:style-name="P57">0</text:p>
          </table:table-cell>
        </table:table-row>
        <table:table-row table:style-name="Таблица7.1">
          <table:covered-table-cell table:style-name="Таблица7.A3"/>
          <table:table-cell table:style-name="Таблица7.B3" office:value-type="string">
            <text:p text:style-name="P45"><text:span text:style-name="T77">[</text:span><text:span text:style-name="T76">-</text:span><text:span text:style-name="T72">M</text:span><text:span text:style-name="T54">A</text:span><text:span text:style-name="T94">]</text:span><text:span text:style-name="T57">доп</text:span></text:p>
          </table:table-cell>
          <table:table-cell table:style-name="Таблица7.C3" table:number-columns-spanned="2" office:value-type="string">
            <text:p text:style-name="P56">1</text:p>
          </table:table-cell>
          <table:covered-table-cell/>
          <table:table-cell table:style-name="Таблица7.E3" office:value-type="string">
            <text:p text:style-name="P56">1</text:p>
          </table:table-cell>
          <table:table-cell table:style-name="Таблица7.E3" office:value-type="string">
            <text:p text:style-name="P56">1</text:p>
          </table:table-cell>
          <table:table-cell table:style-name="Таблица7.E3" office:value-type="string">
            <text:p text:style-name="P56">1</text:p>
          </table:table-cell>
          <table:table-cell table:style-name="Таблица7.E3" office:value-type="string">
            <text:p text:style-name="P56">1</text:p>
          </table:table-cell>
          <table:table-cell table:style-name="Таблица7.E3" office:value-type="string">
            <text:p text:style-name="P56">0</text:p>
          </table:table-cell>
          <table:table-cell table:style-name="Таблица7.E3" office:value-type="string">
            <text:p text:style-name="P56">1</text:p>
          </table:table-cell>
          <table:table-cell table:style-name="Таблица7.E3" office:value-type="string">
            <text:p text:style-name="P56">0</text:p>
          </table:table-cell>
          <table:table-cell table:style-name="Таблица7.E3" office:value-type="string">
            <text:p text:style-name="P56">1</text:p>
          </table:table-cell>
          <table:table-cell table:style-name="Таблица7.E3" office:value-type="string">
            <text:p text:style-name="P56">1</text:p>
          </table:table-cell>
          <table:table-cell table:style-name="Таблица7.E3" office:value-type="string">
            <text:p text:style-name="P56">0</text:p>
          </table:table-cell>
          <table:table-cell table:style-name="Таблица7.E3" office:value-type="string">
            <text:p text:style-name="P56">0</text:p>
          </table:table-cell>
          <table:table-cell table:style-name="Таблица7.E3" office:value-type="string">
            <text:p text:style-name="P56">1</text:p>
          </table:table-cell>
          <table:table-cell table:style-name="Таблица7.E3" office:value-type="string">
            <text:p text:style-name="P56">1</text:p>
          </table:table-cell>
          <table:table-cell table:style-name="Таблица7.E3" office:value-type="string">
            <text:p text:style-name="P56">0</text:p>
          </table:table-cell>
          <table:table-cell table:style-name="Таблица7.E3" office:value-type="string">
            <text:p text:style-name="P56">1</text:p>
          </table:table-cell>
          <table:table-cell table:style-name="Таблица7.T3" office:value-type="string">
            <text:p text:style-name="P56">0</text:p>
          </table:table-cell>
          <table:table-cell table:style-name="Таблица7.U3" office:value-type="string">
            <text:p text:style-name="P51"/>
          </table:table-cell>
          <table:table-cell table:style-name="Таблица7.V3" office:value-type="string">
            <text:p text:style-name="P51"/>
          </table:table-cell>
          <table:table-cell table:style-name="Таблица7.W3" office:value-type="string">
            <text:p text:style-name="P51"/>
          </table:table-cell>
          <table:table-cell table:style-name="Таблица7.X3" office:value-type="string">
            <text:p text:style-name="P51"/>
          </table:table-cell>
          <table:table-cell table:style-name="Таблица7.Y3" office:value-type="string">
            <text:p text:style-name="P51"/>
          </table:table-cell>
          <table:table-cell table:style-name="Таблица7.Z3" table:number-columns-spanned="2" office:value-type="string">
            <text:p text:style-name="P51"/>
          </table:table-cell>
          <table:covered-table-cell/>
          <table:table-cell table:style-name="Таблица7.b3" office:value-type="string">
            <text:p text:style-name="P51"/>
          </table:table-cell>
          <table:table-cell table:style-name="Таблица7.c3" office:value-type="string">
            <text:p text:style-name="P51"/>
          </table:table-cell>
          <table:table-cell table:style-name="Таблица7.d3" table:number-columns-spanned="2" office:value-type="string">
            <text:p text:style-name="P47"><text:span text:style-name="T76">-</text:span><text:span text:style-name="T72">M</text:span><text:span text:style-name="T54">A</text:span></text:p>
          </table:table-cell>
          <table:covered-table-cell/>
          <table:table-cell table:style-name="Таблица7.f3" table:number-columns-spanned="2" office:value-type="string">
            <text:p text:style-name="P47"><text:span text:style-name="T77">4</text:span><text:span text:style-name="T72">M</text:span><text:span text:style-name="T54">A</text:span></text:p>
          </table:table-cell>
          <table:covered-table-cell/>
          <table:covered-table-cell table:style-name="Таблица7.h3"/>
        </table:table-row>
        <table:table-row table:style-name="Таблица7.1">
          <table:covered-table-cell table:style-name="Таблица7.A4"/>
          <table:table-cell table:style-name="Таблица7.B4" office:value-type="string">
            <text:p text:style-name="P45"><text:span text:style-name="T74">[4</text:span><text:span text:style-name="T72">M</text:span><text:span text:style-name="T54">A</text:span><text:span text:style-name="T94">]</text:span><text:span text:style-name="T57">пр</text:span></text:p>
          </table:table-cell>
          <table:table-cell table:style-name="Таблица7.C4" table:number-columns-spanned="2" office:value-type="string">
            <text:p text:style-name="P56">0</text:p>
          </table:table-cell>
          <table:covered-table-cell/>
          <table:table-cell table:style-name="Таблица7.E4" office:value-type="string">
            <text:p text:style-name="P56">0</text:p>
          </table:table-cell>
          <table:table-cell table:style-name="Таблица7.E4" office:value-type="string">
            <text:p text:style-name="P56">0</text:p>
          </table:table-cell>
          <table:table-cell table:style-name="Таблица7.E4" office:value-type="string">
            <text:p text:style-name="P56">1</text:p>
          </table:table-cell>
          <table:table-cell table:style-name="Таблица7.E4" office:value-type="string">
            <text:p text:style-name="P56">0</text:p>
          </table:table-cell>
          <table:table-cell table:style-name="Таблица7.E4" office:value-type="string">
            <text:p text:style-name="P56">1</text:p>
          </table:table-cell>
          <table:table-cell table:style-name="Таблица7.E4" office:value-type="string">
            <text:p text:style-name="P56">0</text:p>
          </table:table-cell>
          <table:table-cell table:style-name="Таблица7.E4" office:value-type="string">
            <text:p text:style-name="P56">0</text:p>
          </table:table-cell>
          <table:table-cell table:style-name="Таблица7.E4" office:value-type="string">
            <text:p text:style-name="P56">1</text:p>
          </table:table-cell>
          <table:table-cell table:style-name="Таблица7.E4" office:value-type="string">
            <text:p text:style-name="P56">1</text:p>
          </table:table-cell>
          <table:table-cell table:style-name="Таблица7.E4" office:value-type="string">
            <text:p text:style-name="P57">0</text:p>
          </table:table-cell>
          <table:table-cell table:style-name="Таблица7.E4" office:value-type="string">
            <text:p text:style-name="P57">0</text:p>
          </table:table-cell>
          <table:table-cell table:style-name="Таблица7.E4" office:value-type="string">
            <text:p text:style-name="P57">1</text:p>
          </table:table-cell>
          <table:table-cell table:style-name="Таблица7.E4" office:value-type="string">
            <text:p text:style-name="P57">1</text:p>
          </table:table-cell>
          <table:table-cell table:style-name="Таблица7.E4" office:value-type="string">
            <text:p text:style-name="P57">0</text:p>
          </table:table-cell>
          <table:table-cell table:style-name="Таблица7.E4" office:value-type="string">
            <text:p text:style-name="P57">0</text:p>
          </table:table-cell>
          <table:table-cell table:style-name="Таблица7.T4" office:value-type="string">
            <text:p text:style-name="P56">0</text:p>
          </table:table-cell>
          <table:table-cell table:style-name="Таблица7.U4" office:value-type="string">
            <text:p text:style-name="P51"/>
          </table:table-cell>
          <table:table-cell table:style-name="Таблица7.V4" office:value-type="string">
            <text:p text:style-name="P51"/>
          </table:table-cell>
          <table:table-cell table:style-name="Таблица7.W4" office:value-type="string">
            <text:p text:style-name="P51"/>
          </table:table-cell>
          <table:table-cell table:style-name="Таблица7.X4" office:value-type="string">
            <text:p text:style-name="P51"/>
          </table:table-cell>
          <table:table-cell table:style-name="Таблица7.Y4" office:value-type="string">
            <text:p text:style-name="P51"/>
          </table:table-cell>
          <table:table-cell table:style-name="Таблица7.Z4" table:number-columns-spanned="2" office:value-type="string">
            <text:p text:style-name="P51"/>
          </table:table-cell>
          <table:covered-table-cell/>
          <table:table-cell table:style-name="Таблица7.b4" office:value-type="string">
            <text:p text:style-name="P51"/>
          </table:table-cell>
          <table:table-cell table:style-name="Таблица7.c4" office:value-type="string">
            <text:p text:style-name="P51"/>
          </table:table-cell>
          <table:table-cell table:style-name="Таблица7.d4" office:value-type="string">
            <text:p text:style-name="P51"/>
          </table:table-cell>
          <table:table-cell table:style-name="Таблица7.e4" office:value-type="string">
            <text:p text:style-name="P51"/>
          </table:table-cell>
          <table:table-cell table:style-name="Таблица7.f4" office:value-type="string">
            <text:p text:style-name="P51"/>
          </table:table-cell>
          <table:table-cell table:style-name="Таблица7.g4" office:value-type="string">
            <text:p text:style-name="P51"/>
          </table:table-cell>
          <table:covered-table-cell table:style-name="Таблица7.h4"/>
        </table:table-row>
        <table:table-row table:style-name="Таблица7.1">
          <table:table-cell table:style-name="Таблица7.A5" table:number-rows-spanned="4" office:value-type="string">
            <text:p text:style-name="P62">1</text:p>
          </table:table-cell>
          <table:table-cell table:style-name="Таблица7.B5" office:value-type="string">
            <text:p text:style-name="P75">СЧП</text:p>
          </table:table-cell>
          <table:table-cell table:style-name="Таблица7.C5" table:number-columns-spanned="2" office:value-type="string">
            <text:p text:style-name="P58">0</text:p>
          </table:table-cell>
          <table:covered-table-cell/>
          <table:table-cell table:style-name="Таблица7.E5" office:value-type="string">
            <text:p text:style-name="P58">0</text:p>
          </table:table-cell>
          <table:table-cell table:style-name="Таблица7.E5" office:value-type="string">
            <text:p text:style-name="P58">0</text:p>
          </table:table-cell>
          <table:table-cell table:style-name="Таблица7.E5" office:value-type="string">
            <text:p text:style-name="P58">0</text:p>
          </table:table-cell>
          <table:table-cell table:style-name="Таблица7.E5" office:value-type="string">
            <text:p text:style-name="P58">1</text:p>
          </table:table-cell>
          <table:table-cell table:style-name="Таблица7.E5" office:value-type="string">
            <text:p text:style-name="P58">1</text:p>
          </table:table-cell>
          <table:table-cell table:style-name="Таблица7.E5" office:value-type="string">
            <text:p text:style-name="P58">1</text:p>
          </table:table-cell>
          <table:table-cell table:style-name="Таблица7.E5" office:value-type="string">
            <text:p text:style-name="P58">1</text:p>
          </table:table-cell>
          <table:table-cell table:style-name="Таблица7.E5" office:value-type="string">
            <text:p text:style-name="P58">1</text:p>
          </table:table-cell>
          <table:table-cell table:style-name="Таблица7.E5" office:value-type="string">
            <text:p text:style-name="P58">0</text:p>
          </table:table-cell>
          <table:table-cell table:style-name="Таблица7.E5" office:value-type="string">
            <text:p text:style-name="P58">0</text:p>
          </table:table-cell>
          <table:table-cell table:style-name="Таблица7.E5" office:value-type="string">
            <text:p text:style-name="P58">1</text:p>
          </table:table-cell>
          <table:table-cell table:style-name="Таблица7.E5" office:value-type="string">
            <text:p text:style-name="P58">1</text:p>
          </table:table-cell>
          <table:table-cell table:style-name="Таблица7.E5" office:value-type="string">
            <text:p text:style-name="P58">0</text:p>
          </table:table-cell>
          <table:table-cell table:style-name="Таблица7.E5" office:value-type="string">
            <text:p text:style-name="P58">0</text:p>
          </table:table-cell>
          <table:table-cell table:style-name="Таблица7.E5" office:value-type="string">
            <text:p text:style-name="P58">1</text:p>
          </table:table-cell>
          <table:table-cell table:style-name="Таблица7.T5" office:value-type="string">
            <text:p text:style-name="P58">0</text:p>
          </table:table-cell>
          <table:table-cell table:style-name="Таблица7.U5" office:value-type="string">
            <text:p text:style-name="P58">1</text:p>
          </table:table-cell>
          <table:table-cell table:style-name="Таблица7.V5" office:value-type="string">
            <text:p text:style-name="P58">0</text:p>
          </table:table-cell>
          <table:table-cell table:style-name="Таблица7.W5" office:value-type="string">
            <text:p text:style-name="P12">0</text:p>
          </table:table-cell>
          <table:table-cell table:style-name="Таблица7.X5" office:value-type="string">
            <text:p text:style-name="P58">0</text:p>
          </table:table-cell>
          <table:table-cell table:style-name="Таблица7.Y5" office:value-type="string">
            <text:p text:style-name="P58">0</text:p>
          </table:table-cell>
          <table:table-cell table:style-name="Таблица7.Z5" table:number-columns-spanned="2" office:value-type="string">
            <text:p text:style-name="P12">1</text:p>
          </table:table-cell>
          <table:covered-table-cell/>
          <table:table-cell table:style-name="Таблица7.b5" office:value-type="string">
            <text:p text:style-name="P58">1</text:p>
          </table:table-cell>
          <table:table-cell table:style-name="Таблица7.c5" office:value-type="string">
            <text:p text:style-name="P58">1</text:p>
          </table:table-cell>
          <table:table-cell table:style-name="Таблица7.d5" office:value-type="string">
            <text:p text:style-name="P58">0</text:p>
          </table:table-cell>
          <table:table-cell table:style-name="Таблица7.e5" office:value-type="string">
            <text:p text:style-name="P58">0</text:p>
          </table:table-cell>
          <table:table-cell table:style-name="Таблица7.f5" office:value-type="string">
            <text:p text:style-name="P58">1</text:p>
          </table:table-cell>
          <table:table-cell table:style-name="Таблица7.g5" office:value-type="string">
            <text:p text:style-name="P58">1</text:p>
          </table:table-cell>
          <table:table-cell table:style-name="Таблица7.h5" table:number-rows-spanned="4" office:value-type="string">
            <text:p text:style-name="P49">0</text:p>
          </table:table-cell>
        </table:table-row>
        <table:table-row table:style-name="Таблица7.1">
          <table:covered-table-cell table:style-name="Таблица7.A6"/>
          <table:table-cell table:style-name="Таблица7.B6" office:value-type="string">
            <text:p text:style-name="P75">СЧП→4</text:p>
          </table:table-cell>
          <table:table-cell table:style-name="Таблица7.C6" table:number-columns-spanned="2" office:value-type="string">
            <text:p text:style-name="P58">0</text:p>
          </table:table-cell>
          <table:covered-table-cell/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59">1</text:p>
          </table:table-cell>
          <table:table-cell table:style-name="Таблица7.E6" office:value-type="string">
            <text:p text:style-name="P59">1</text:p>
          </table:table-cell>
          <table:table-cell table:style-name="Таблица7.E6" office:value-type="string">
            <text:p text:style-name="P59">1</text:p>
          </table:table-cell>
          <table:table-cell table:style-name="Таблица7.E6" office:value-type="string">
            <text:p text:style-name="P59">1</text:p>
          </table:table-cell>
          <table:table-cell table:style-name="Таблица7.E6" office:value-type="string">
            <text:p text:style-name="P59">1</text:p>
          </table:table-cell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59">1</text:p>
          </table:table-cell>
          <table:table-cell table:style-name="Таблица7.T6" office:value-type="string">
            <text:p text:style-name="P59">0</text:p>
          </table:table-cell>
          <table:table-cell table:style-name="Таблица7.C6" office:value-type="string">
            <text:p text:style-name="P59">0</text:p>
          </table:table-cell>
          <table:table-cell table:style-name="Таблица7.V6" office:value-type="string">
            <text:p text:style-name="P59">0</text:p>
          </table:table-cell>
          <table:table-cell table:style-name="Таблица7.W6" office:value-type="string">
            <text:p text:style-name="P59">1</text:p>
          </table:table-cell>
          <table:table-cell table:style-name="Таблица7.X6" office:value-type="string">
            <text:p text:style-name="P59">0</text:p>
          </table:table-cell>
          <table:table-cell table:style-name="Таблица7.Y6" office:value-type="string">
            <text:p text:style-name="P59">1</text:p>
          </table:table-cell>
          <table:table-cell table:style-name="Таблица7.E6" table:number-columns-spanned="2" office:value-type="string">
            <text:p text:style-name="P59">0</text:p>
          </table:table-cell>
          <table:covered-table-cell/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59">0</text:p>
          </table:table-cell>
          <table:table-cell table:style-name="Таблица7.E6" office:value-type="string">
            <text:p text:style-name="P67">0</text:p>
          </table:table-cell>
          <table:table-cell table:style-name="Таблица7.E6" office:value-type="string">
            <text:p text:style-name="P67">1</text:p>
          </table:table-cell>
          <table:table-cell table:style-name="Таблица7.E6" office:value-type="string">
            <text:p text:style-name="P67">1</text:p>
          </table:table-cell>
          <table:table-cell table:style-name="Таблица7.E6" office:value-type="string">
            <text:p text:style-name="P67">1</text:p>
          </table:table-cell>
          <table:covered-table-cell table:style-name="Таблица7.A1"/>
        </table:table-row>
        <table:table-row table:style-name="Таблица7.1">
          <table:covered-table-cell table:style-name="Таблица7.A7"/>
          <table:table-cell table:style-name="Таблица7.B7" office:value-type="string">
            <text:p text:style-name="P45"><text:span text:style-name="T77">[</text:span><text:span text:style-name="T76">-</text:span><text:span text:style-name="T72">M</text:span><text:span text:style-name="T54">A</text:span><text:span text:style-name="T94">]</text:span><text:span text:style-name="T57">доп</text:span></text:p>
          </table:table-cell>
          <table:table-cell table:style-name="Таблица7.C3" table:number-columns-spanned="2" office:value-type="string">
            <text:p text:style-name="P59">1</text:p>
          </table:table-cell>
          <table:covered-table-cell/>
          <table:table-cell table:style-name="Таблица7.E3" office:value-type="string">
            <text:p text:style-name="P59">1</text:p>
          </table:table-cell>
          <table:table-cell table:style-name="Таблица7.E3" office:value-type="string">
            <text:p text:style-name="P59">1</text:p>
          </table:table-cell>
          <table:table-cell table:style-name="Таблица7.E3" office:value-type="string">
            <text:p text:style-name="P59">1</text:p>
          </table:table-cell>
          <table:table-cell table:style-name="Таблица7.E3" office:value-type="string">
            <text:p text:style-name="P59">1</text:p>
          </table:table-cell>
          <table:table-cell table:style-name="Таблица7.E3" office:value-type="string">
            <text:p text:style-name="P59">0</text:p>
          </table:table-cell>
          <table:table-cell table:style-name="Таблица7.E3" office:value-type="string">
            <text:p text:style-name="P13">1</text:p>
          </table:table-cell>
          <table:table-cell table:style-name="Таблица7.E3" office:value-type="string">
            <text:p text:style-name="P13">0</text:p>
          </table:table-cell>
          <table:table-cell table:style-name="Таблица7.L7" office:value-type="string">
            <text:p text:style-name="P13">1</text:p>
          </table:table-cell>
          <table:table-cell table:style-name="Таблица7.M7" office:value-type="string">
            <text:p text:style-name="P13">1</text:p>
          </table:table-cell>
          <table:table-cell table:style-name="Таблица7.N7" office:value-type="string">
            <text:p text:style-name="P13">0</text:p>
          </table:table-cell>
          <table:table-cell table:style-name="Таблица7.O7" office:value-type="string">
            <text:p text:style-name="P13">0</text:p>
          </table:table-cell>
          <table:table-cell table:style-name="Таблица7.P7" office:value-type="string">
            <text:p text:style-name="P13">1</text:p>
          </table:table-cell>
          <table:table-cell table:style-name="Таблица7.Q7" office:value-type="string">
            <text:p text:style-name="P13">1</text:p>
          </table:table-cell>
          <table:table-cell table:style-name="Таблица7.E3" office:value-type="string">
            <text:p text:style-name="P13">0</text:p>
          </table:table-cell>
          <table:table-cell table:style-name="Таблица7.E3" office:value-type="string">
            <text:p text:style-name="P59">1</text:p>
          </table:table-cell>
          <table:table-cell table:style-name="Таблица7.T7" office:value-type="string">
            <text:p text:style-name="P59">0</text:p>
          </table:table-cell>
          <table:table-cell table:style-name="Таблица7.U7" office:value-type="string">
            <text:p text:style-name="P51"/>
          </table:table-cell>
          <table:table-cell table:style-name="Таблица7.V7" office:value-type="string">
            <text:p text:style-name="P51"/>
          </table:table-cell>
          <table:table-cell table:style-name="Таблица7.W7" office:value-type="string">
            <text:p text:style-name="P51"/>
          </table:table-cell>
          <table:table-cell table:style-name="Таблица7.X7" office:value-type="string">
            <text:p text:style-name="P51"/>
          </table:table-cell>
          <table:table-cell table:style-name="Таблица7.Y7" office:value-type="string">
            <text:p text:style-name="P51"/>
          </table:table-cell>
          <table:table-cell table:style-name="Таблица7.Z7" table:number-columns-spanned="2" office:value-type="string">
            <text:p text:style-name="P51"/>
          </table:table-cell>
          <table:covered-table-cell/>
          <table:table-cell table:style-name="Таблица7.b7" office:value-type="string">
            <text:p text:style-name="P51"/>
          </table:table-cell>
          <table:table-cell table:style-name="Таблица7.c7" office:value-type="string">
            <text:p text:style-name="P51"/>
          </table:table-cell>
          <table:table-cell table:style-name="Таблица7.d7" table:number-columns-spanned="2" office:value-type="string">
            <text:p text:style-name="P47"><text:span text:style-name="T76">-</text:span><text:span text:style-name="T72">M</text:span><text:span text:style-name="T54">A</text:span></text:p>
          </table:table-cell>
          <table:covered-table-cell/>
          <table:table-cell table:style-name="Таблица7.f7" table:number-columns-spanned="2" office:value-type="string">
            <text:p text:style-name="P47"><text:span text:style-name="T78">8</text:span><text:span text:style-name="T72">M</text:span><text:span text:style-name="T54">A</text:span></text:p>
          </table:table-cell>
          <table:covered-table-cell/>
          <table:covered-table-cell table:style-name="Таблица7.h7"/>
        </table:table-row>
        <table:table-row table:style-name="Таблица7.1">
          <table:covered-table-cell table:style-name="Таблица7.A8"/>
          <table:table-cell table:style-name="Таблица7.B8" office:value-type="string">
            <text:p text:style-name="P45"><text:span text:style-name="T77">[8</text:span><text:span text:style-name="T72">M</text:span><text:span text:style-name="T54">A</text:span><text:span text:style-name="T94">]</text:span><text:span text:style-name="T57">пр</text:span></text:p>
          </table:table-cell>
          <table:table-cell table:style-name="Таблица7.C8" table:number-columns-spanned="2" office:value-type="string">
            <text:p text:style-name="P58">0</text:p>
          </table:table-cell>
          <table:covered-table-cell/>
          <table:table-cell table:style-name="Таблица7.E8" office:value-type="string">
            <text:p text:style-name="P58">0</text:p>
          </table:table-cell>
          <table:table-cell table:style-name="Таблица7.F8" office:value-type="string">
            <text:p text:style-name="P58">1</text:p>
          </table:table-cell>
          <table:table-cell table:style-name="Таблица7.G8" office:value-type="string">
            <text:p text:style-name="P58">0</text:p>
          </table:table-cell>
          <table:table-cell table:style-name="Таблица7.H8" office:value-type="string">
            <text:p text:style-name="P58">1</text:p>
          </table:table-cell>
          <table:table-cell table:style-name="Таблица7.I8" office:value-type="string">
            <text:p text:style-name="P58">0</text:p>
          </table:table-cell>
          <table:table-cell table:style-name="Таблица7.J8" office:value-type="string">
            <text:p text:style-name="P58">0</text:p>
          </table:table-cell>
          <table:table-cell table:style-name="Таблица7.K8" office:value-type="string">
            <text:p text:style-name="P58">1</text:p>
          </table:table-cell>
          <table:table-cell table:style-name="Таблица7.L8" office:value-type="string">
            <text:p text:style-name="P58">1</text:p>
          </table:table-cell>
          <table:table-cell table:style-name="Таблица7.M8" office:value-type="string">
            <text:p text:style-name="P58">0</text:p>
          </table:table-cell>
          <table:table-cell table:style-name="Таблица7.N8" office:value-type="string">
            <text:p text:style-name="P58">0</text:p>
          </table:table-cell>
          <table:table-cell table:style-name="Таблица7.O8" office:value-type="string">
            <text:p text:style-name="P58">1</text:p>
          </table:table-cell>
          <table:table-cell table:style-name="Таблица7.P8" office:value-type="string">
            <text:p text:style-name="P58">1</text:p>
          </table:table-cell>
          <table:table-cell table:style-name="Таблица7.Q8" office:value-type="string">
            <text:p text:style-name="P58">0</text:p>
          </table:table-cell>
          <table:table-cell table:style-name="Таблица7.R8" office:value-type="string">
            <text:p text:style-name="P58">0</text:p>
          </table:table-cell>
          <table:table-cell table:style-name="Таблица7.S8" office:value-type="string">
            <text:p text:style-name="P58">0</text:p>
          </table:table-cell>
          <table:table-cell table:style-name="Таблица7.T8" office:value-type="string">
            <text:p text:style-name="P58">0</text:p>
          </table:table-cell>
          <table:table-cell table:style-name="Таблица7.U8" office:value-type="string">
            <text:p text:style-name="P51"/>
          </table:table-cell>
          <table:table-cell table:style-name="Таблица7.V8" office:value-type="string">
            <text:p text:style-name="P51"/>
          </table:table-cell>
          <table:table-cell table:style-name="Таблица7.W8" office:value-type="string">
            <text:p text:style-name="P51"/>
          </table:table-cell>
          <table:table-cell table:style-name="Таблица7.X8" office:value-type="string">
            <text:p text:style-name="P51"/>
          </table:table-cell>
          <table:table-cell table:style-name="Таблица7.Y8" office:value-type="string">
            <text:p text:style-name="P51"/>
          </table:table-cell>
          <table:table-cell table:style-name="Таблица7.Z8" table:number-columns-spanned="2" office:value-type="string">
            <text:p text:style-name="P51"/>
          </table:table-cell>
          <table:covered-table-cell/>
          <table:table-cell table:style-name="Таблица7.b8" office:value-type="string">
            <text:p text:style-name="P51"/>
          </table:table-cell>
          <table:table-cell table:style-name="Таблица7.c8" office:value-type="string">
            <text:p text:style-name="P51"/>
          </table:table-cell>
          <table:table-cell table:style-name="Таблица7.d8" office:value-type="string">
            <text:p text:style-name="P51"/>
          </table:table-cell>
          <table:table-cell table:style-name="Таблица7.e8" office:value-type="string">
            <text:p text:style-name="P51"/>
          </table:table-cell>
          <table:table-cell table:style-name="Таблица7.f8" office:value-type="string">
            <text:p text:style-name="P51"/>
          </table:table-cell>
          <table:table-cell table:style-name="Таблица7.g8" office:value-type="string">
            <text:p text:style-name="P51"/>
          </table:table-cell>
          <table:covered-table-cell table:style-name="Таблица7.h8"/>
        </table:table-row>
        <table:table-row table:style-name="Таблица7.1">
          <table:table-cell table:style-name="Таблица7.A9" table:number-rows-spanned="4" office:value-type="string">
            <text:p text:style-name="P62">2</text:p>
          </table:table-cell>
          <table:table-cell table:style-name="Таблица7.B5" office:value-type="string">
            <text:p text:style-name="P75">СЧП</text:p>
          </table:table-cell>
          <table:table-cell table:style-name="Таблица7.C5" table:number-columns-spanned="2" office:value-type="string">
            <text:p text:style-name="P60">0</text:p>
          </table:table-cell>
          <table:covered-table-cell/>
          <table:table-cell table:style-name="Таблица7.E5" office:value-type="string">
            <text:p text:style-name="P60">0</text:p>
          </table:table-cell>
          <table:table-cell table:style-name="Таблица7.E5" office:value-type="string">
            <text:p text:style-name="P60">1</text:p>
          </table:table-cell>
          <table:table-cell table:style-name="Таблица7.E5" office:value-type="string">
            <text:p text:style-name="P60">0</text:p>
          </table:table-cell>
          <table:table-cell table:style-name="Таблица7.E5" office:value-type="string">
            <text:p text:style-name="P60">0</text:p>
          </table:table-cell>
          <table:table-cell table:style-name="Таблица7.E5" office:value-type="string">
            <text:p text:style-name="P60">1</text:p>
          </table:table-cell>
          <table:table-cell table:style-name="Таблица7.E5" office:value-type="string">
            <text:p text:style-name="P60">0</text:p>
          </table:table-cell>
          <table:table-cell table:style-name="Таблица7.E5" office:value-type="string">
            <text:p text:style-name="P60">1</text:p>
          </table:table-cell>
          <table:table-cell table:style-name="Таблица7.E5" office:value-type="string">
            <text:p text:style-name="P60">0</text:p>
          </table:table-cell>
          <table:table-cell table:style-name="Таблица7.E5" office:value-type="string">
            <text:p text:style-name="P60">1</text:p>
          </table:table-cell>
          <table:table-cell table:style-name="Таблица7.N9" office:value-type="string">
            <text:p text:style-name="P60">0</text:p>
          </table:table-cell>
          <table:table-cell table:style-name="Таблица7.O9" office:value-type="string">
            <text:p text:style-name="P60">1</text:p>
          </table:table-cell>
          <table:table-cell table:style-name="Таблица7.P9" office:value-type="string">
            <text:p text:style-name="P60">1</text:p>
          </table:table-cell>
          <table:table-cell table:style-name="Таблица7.Q9" office:value-type="string">
            <text:p text:style-name="P60">1</text:p>
          </table:table-cell>
          <table:table-cell table:style-name="Таблица7.R9" office:value-type="string">
            <text:p text:style-name="P60">1</text:p>
          </table:table-cell>
          <table:table-cell table:style-name="Таблица7.S9" office:value-type="string">
            <text:p text:style-name="P60">0</text:p>
          </table:table-cell>
          <table:table-cell table:style-name="Таблица7.T5" office:value-type="string">
            <text:p text:style-name="P60">1</text:p>
          </table:table-cell>
          <table:table-cell table:style-name="Таблица7.C5" office:value-type="string">
            <text:p text:style-name="P60">0</text:p>
          </table:table-cell>
          <table:table-cell table:style-name="Таблица7.E5" office:value-type="string">
            <text:p text:style-name="P60">0</text:p>
          </table:table-cell>
          <table:table-cell table:style-name="Таблица7.E5" office:value-type="string">
            <text:p text:style-name="P60">1</text:p>
          </table:table-cell>
          <table:table-cell table:style-name="Таблица7.E5" office:value-type="string">
            <text:p text:style-name="P60">0</text:p>
          </table:table-cell>
          <table:table-cell table:style-name="Таблица7.Y9" office:value-type="string">
            <text:p text:style-name="P60">1</text:p>
          </table:table-cell>
          <table:table-cell table:style-name="Таблица7.Z9" table:number-columns-spanned="2" office:value-type="string">
            <text:p text:style-name="P60">0</text:p>
          </table:table-cell>
          <table:covered-table-cell/>
          <table:table-cell table:style-name="Таблица7.b9" office:value-type="string">
            <text:p text:style-name="P14">0</text:p>
          </table:table-cell>
          <table:table-cell table:style-name="Таблица7.c9" office:value-type="string">
            <text:p text:style-name="P60">0</text:p>
          </table:table-cell>
          <table:table-cell table:style-name="Таблица7.d9" office:value-type="string">
            <text:p text:style-name="P60">0</text:p>
          </table:table-cell>
          <table:table-cell table:style-name="Таблица7.e9" office:value-type="string">
            <text:p text:style-name="P14">1</text:p>
          </table:table-cell>
          <table:table-cell table:style-name="Таблица7.f9" office:value-type="string">
            <text:p text:style-name="P60">1</text:p>
          </table:table-cell>
          <table:table-cell table:style-name="Таблица7.g9" office:value-type="string">
            <text:p text:style-name="P60">1</text:p>
          </table:table-cell>
          <table:table-cell table:style-name="Таблица7.h5" table:number-rows-spanned="4" office:value-type="string">
            <text:p text:style-name="P49">0</text:p>
          </table:table-cell>
        </table:table-row>
        <table:table-row table:style-name="Таблица7.1">
          <table:covered-table-cell table:style-name="Таблица7.A10"/>
          <table:table-cell table:style-name="Таблица7.B6" office:value-type="string">
            <text:p text:style-name="P75">СЧП→4</text:p>
          </table:table-cell>
          <table:table-cell table:style-name="Таблица7.C6" table:number-columns-spanned="2" office:value-type="string">
            <text:p text:style-name="P60">0</text:p>
          </table:table-cell>
          <table:covered-table-cell/>
          <table:table-cell table:style-name="Таблица7.E6" office:value-type="string">
            <text:p text:style-name="P61">0</text:p>
          </table:table-cell>
          <table:table-cell table:style-name="Таблица7.E6" office:value-type="string">
            <text:p text:style-name="P61">0</text:p>
          </table:table-cell>
          <table:table-cell table:style-name="Таблица7.E6" office:value-type="string">
            <text:p text:style-name="P61">0</text:p>
          </table:table-cell>
          <table:table-cell table:style-name="Таблица7.E6" office:value-type="string">
            <text:p text:style-name="P61">0</text:p>
          </table:table-cell>
          <table:table-cell table:style-name="Таблица7.E6" office:value-type="string">
            <text:p text:style-name="P61">0</text:p>
          </table:table-cell>
          <table:table-cell table:style-name="Таблица7.E6" office:value-type="string">
            <text:p text:style-name="P61">1</text:p>
          </table:table-cell>
          <table:table-cell table:style-name="Таблица7.E6" office:value-type="string">
            <text:p text:style-name="P61">0</text:p>
          </table:table-cell>
          <table:table-cell table:style-name="Таблица7.E6" office:value-type="string">
            <text:p text:style-name="P61">0</text:p>
          </table:table-cell>
          <table:table-cell table:style-name="Таблица7.E6" office:value-type="string">
            <text:p text:style-name="P61">1</text:p>
          </table:table-cell>
          <table:table-cell table:style-name="Таблица7.E6" office:value-type="string">
            <text:p text:style-name="P61">0</text:p>
          </table:table-cell>
          <table:table-cell table:style-name="Таблица7.E6" office:value-type="string">
            <text:p text:style-name="P61">1</text:p>
          </table:table-cell>
          <table:table-cell table:style-name="Таблица7.E6" office:value-type="string">
            <text:p text:style-name="P61">0</text:p>
          </table:table-cell>
          <table:table-cell table:style-name="Таблица7.E6" office:value-type="string">
            <text:p text:style-name="P61">1</text:p>
          </table:table-cell>
          <table:table-cell table:style-name="Таблица7.E6" office:value-type="string">
            <text:p text:style-name="P61">0</text:p>
          </table:table-cell>
          <table:table-cell table:style-name="Таблица7.E6" office:value-type="string">
            <text:p text:style-name="P61">1</text:p>
          </table:table-cell>
          <table:table-cell table:style-name="Таблица7.T6" office:value-type="string">
            <text:p text:style-name="P61">1</text:p>
          </table:table-cell>
          <table:table-cell table:style-name="Таблица7.C6" office:value-type="string">
            <text:p text:style-name="P61">1</text:p>
          </table:table-cell>
          <table:table-cell table:style-name="Таблица7.V6" office:value-type="string">
            <text:p text:style-name="P61">1</text:p>
          </table:table-cell>
          <table:table-cell table:style-name="Таблица7.W6" office:value-type="string">
            <text:p text:style-name="P61">0</text:p>
          </table:table-cell>
          <table:table-cell table:style-name="Таблица7.V6" office:value-type="string">
            <text:p text:style-name="P61">1</text:p>
          </table:table-cell>
          <table:table-cell table:style-name="Таблица7.W6" office:value-type="string">
            <text:p text:style-name="P61">0</text:p>
          </table:table-cell>
          <table:table-cell table:style-name="Таблица7.E6" table:number-columns-spanned="2" office:value-type="string">
            <text:p text:style-name="P61">0</text:p>
          </table:table-cell>
          <table:covered-table-cell/>
          <table:table-cell table:style-name="Таблица7.E6" office:value-type="string">
            <text:p text:style-name="P61">1</text:p>
          </table:table-cell>
          <table:table-cell table:style-name="Таблица7.c10" office:value-type="string">
            <text:p text:style-name="P61">0</text:p>
          </table:table-cell>
          <table:table-cell table:style-name="Таблица7.d10" office:value-type="string">
            <text:p text:style-name="P68">1</text:p>
          </table:table-cell>
          <table:table-cell table:style-name="Таблица7.e10" office:value-type="string">
            <text:p text:style-name="P68">0</text:p>
          </table:table-cell>
          <table:table-cell table:style-name="Таблица7.f10" office:value-type="string">
            <text:p text:style-name="P17">0</text:p>
          </table:table-cell>
          <table:table-cell table:style-name="Таблица7.g10" office:value-type="string">
            <text:p text:style-name="P68">0</text:p>
          </table:table-cell>
          <table:covered-table-cell table:style-name="Таблица7.A1"/>
        </table:table-row>
        <table:table-row table:style-name="Таблица7.1">
          <table:covered-table-cell table:style-name="Таблица7.A11"/>
          <table:table-cell table:style-name="Таблица7.B11" office:value-type="string">
            <text:p text:style-name="P45"><text:span text:style-name="T77">[</text:span><text:span text:style-name="T76">8</text:span><text:span text:style-name="T72">M</text:span><text:span text:style-name="T54">A</text:span><text:span text:style-name="T94">]</text:span><text:span text:style-name="T57">пр</text:span></text:p>
          </table:table-cell>
          <table:table-cell table:style-name="Таблица7.C3" table:number-columns-spanned="2" office:value-type="string">
            <text:p text:style-name="P60">0</text:p>
          </table:table-cell>
          <table:covered-table-cell/>
          <table:table-cell table:style-name="Таблица7.E3" office:value-type="string">
            <text:p text:style-name="P60">0</text:p>
          </table:table-cell>
          <table:table-cell table:style-name="Таблица7.E3" office:value-type="string">
            <text:p text:style-name="P60">1</text:p>
          </table:table-cell>
          <table:table-cell table:style-name="Таблица7.E3" office:value-type="string">
            <text:p text:style-name="P60">0</text:p>
          </table:table-cell>
          <table:table-cell table:style-name="Таблица7.E3" office:value-type="string">
            <text:p text:style-name="P60">1</text:p>
          </table:table-cell>
          <table:table-cell table:style-name="Таблица7.E3" office:value-type="string">
            <text:p text:style-name="P14">0</text:p>
          </table:table-cell>
          <table:table-cell table:style-name="Таблица7.E3" office:value-type="string">
            <text:p text:style-name="P14">0</text:p>
          </table:table-cell>
          <table:table-cell table:style-name="Таблица7.K11" office:value-type="string">
            <text:p text:style-name="P14">1</text:p>
          </table:table-cell>
          <table:table-cell table:style-name="Таблица7.L11" office:value-type="string">
            <text:p text:style-name="P14">1</text:p>
          </table:table-cell>
          <table:table-cell table:style-name="Таблица7.M11" office:value-type="string">
            <text:p text:style-name="P14">0</text:p>
          </table:table-cell>
          <table:table-cell table:style-name="Таблица7.N11" office:value-type="string">
            <text:p text:style-name="P14">0</text:p>
          </table:table-cell>
          <table:table-cell table:style-name="Таблица7.O11" office:value-type="string">
            <text:p text:style-name="P14">1</text:p>
          </table:table-cell>
          <table:table-cell table:style-name="Таблица7.P11" office:value-type="string">
            <text:p text:style-name="P14">1</text:p>
          </table:table-cell>
          <table:table-cell table:style-name="Таблица7.E3" office:value-type="string">
            <text:p text:style-name="P14">0</text:p>
          </table:table-cell>
          <table:table-cell table:style-name="Таблица7.E3" office:value-type="string">
            <text:p text:style-name="P60">0</text:p>
          </table:table-cell>
          <table:table-cell table:style-name="Таблица7.S11" office:value-type="string">
            <text:p text:style-name="P60">0</text:p>
          </table:table-cell>
          <table:table-cell table:style-name="Таблица7.T3" office:value-type="string">
            <text:p text:style-name="P60">0</text:p>
          </table:table-cell>
          <table:table-cell table:style-name="Таблица7.U11" office:value-type="string">
            <text:p text:style-name="P51"/>
          </table:table-cell>
          <table:table-cell table:style-name="Таблица7.V11" office:value-type="string">
            <text:p text:style-name="P51"/>
          </table:table-cell>
          <table:table-cell table:style-name="Таблица7.W11" office:value-type="string">
            <text:p text:style-name="P51"/>
          </table:table-cell>
          <table:table-cell table:style-name="Таблица7.X11" office:value-type="string">
            <text:p text:style-name="P51"/>
          </table:table-cell>
          <table:table-cell table:style-name="Таблица7.Y11" office:value-type="string">
            <text:p text:style-name="P51"/>
          </table:table-cell>
          <table:table-cell table:style-name="Таблица7.Z11" table:number-columns-spanned="2" office:value-type="string">
            <text:p text:style-name="P51"/>
          </table:table-cell>
          <table:covered-table-cell/>
          <table:table-cell table:style-name="Таблица7.b11" office:value-type="string">
            <text:p text:style-name="P51"/>
          </table:table-cell>
          <table:table-cell table:style-name="Таблица7.c11" office:value-type="string">
            <text:p text:style-name="P51"/>
          </table:table-cell>
          <table:table-cell table:style-name="Таблица7.d11" table:number-columns-spanned="2" office:value-type="string">
            <text:p text:style-name="P47"><text:span text:style-name="T92">8</text:span><text:span text:style-name="T93">M</text:span><text:span text:style-name="T64">A</text:span></text:p>
          </table:table-cell>
          <table:covered-table-cell/>
          <table:table-cell table:style-name="Таблица7.f11" table:number-columns-spanned="2" office:value-type="string">
            <text:p text:style-name="P47"><text:span text:style-name="T76">2</text:span><text:span text:style-name="T72">M</text:span><text:span text:style-name="T54">A</text:span></text:p>
          </table:table-cell>
          <table:covered-table-cell/>
          <table:covered-table-cell table:style-name="Таблица7.h11"/>
        </table:table-row>
        <table:table-row table:style-name="Таблица7.1">
          <table:covered-table-cell table:style-name="Таблица7.A12"/>
          <table:table-cell table:style-name="Таблица7.B12" office:value-type="string">
            <text:p text:style-name="P45"><text:span text:style-name="T77">[0</text:span><text:span text:style-name="T72">M</text:span><text:span text:style-name="T54">A</text:span><text:span text:style-name="T94">]</text:span><text:span text:style-name="T58">пр</text:span></text:p>
          </table:table-cell>
          <table:table-cell table:style-name="Таблица7.C12" table:number-columns-spanned="2" office:value-type="string">
            <text:p text:style-name="P60">0</text:p>
          </table:table-cell>
          <table:covered-table-cell/>
          <table:table-cell table:style-name="Таблица7.E12" office:value-type="string">
            <text:p text:style-name="P60">0</text:p>
          </table:table-cell>
          <table:table-cell table:style-name="Таблица7.F12" office:value-type="string">
            <text:p text:style-name="P60">0</text:p>
          </table:table-cell>
          <table:table-cell table:style-name="Таблица7.G12" office:value-type="string">
            <text:p text:style-name="P60">0</text:p>
          </table:table-cell>
          <table:table-cell table:style-name="Таблица7.H12" office:value-type="string">
            <text:p text:style-name="P60">0</text:p>
          </table:table-cell>
          <table:table-cell table:style-name="Таблица7.H12" office:value-type="string">
            <text:p text:style-name="P60">0</text:p>
          </table:table-cell>
          <table:table-cell table:style-name="Таблица7.H12" office:value-type="string">
            <text:p text:style-name="P60">0</text:p>
          </table:table-cell>
          <table:table-cell table:style-name="Таблица7.H12" office:value-type="string">
            <text:p text:style-name="P14">0</text:p>
          </table:table-cell>
          <table:table-cell table:style-name="Таблица7.H12" office:value-type="string">
            <text:p text:style-name="P14">0</text:p>
          </table:table-cell>
          <table:table-cell table:style-name="Таблица7.M12" office:value-type="string">
            <text:p text:style-name="P14">0</text:p>
          </table:table-cell>
          <table:table-cell table:style-name="Таблица7.N12" office:value-type="string">
            <text:p text:style-name="P14">0</text:p>
          </table:table-cell>
          <table:table-cell table:style-name="Таблица7.O12" office:value-type="string">
            <text:p text:style-name="P14">0</text:p>
          </table:table-cell>
          <table:table-cell table:style-name="Таблица7.P12" office:value-type="string">
            <text:p text:style-name="P14">0</text:p>
          </table:table-cell>
          <table:table-cell table:style-name="Таблица7.Q12" office:value-type="string">
            <text:p text:style-name="P14">0</text:p>
          </table:table-cell>
          <table:table-cell table:style-name="Таблица7.R12" office:value-type="string">
            <text:p text:style-name="P14">0</text:p>
          </table:table-cell>
          <table:table-cell table:style-name="Таблица7.S12" office:value-type="string">
            <text:p text:style-name="P60">0</text:p>
          </table:table-cell>
          <table:table-cell table:style-name="Таблица7.T12" office:value-type="string">
            <text:p text:style-name="P60">0</text:p>
          </table:table-cell>
          <table:table-cell table:style-name="Таблица7.U12" office:value-type="string">
            <text:p text:style-name="P51"/>
          </table:table-cell>
          <table:table-cell table:style-name="Таблица7.V12" office:value-type="string">
            <text:p text:style-name="P51"/>
          </table:table-cell>
          <table:table-cell table:style-name="Таблица7.W12" office:value-type="string">
            <text:p text:style-name="P51"/>
          </table:table-cell>
          <table:table-cell table:style-name="Таблица7.X12" office:value-type="string">
            <text:p text:style-name="P51"/>
          </table:table-cell>
          <table:table-cell table:style-name="Таблица7.Y12" office:value-type="string">
            <text:p text:style-name="P51"/>
          </table:table-cell>
          <table:table-cell table:style-name="Таблица7.Z12" table:number-columns-spanned="2" office:value-type="string">
            <text:p text:style-name="P51"/>
          </table:table-cell>
          <table:covered-table-cell/>
          <table:table-cell table:style-name="Таблица7.b12" office:value-type="string">
            <text:p text:style-name="P51"/>
          </table:table-cell>
          <table:table-cell table:style-name="Таблица7.c12" office:value-type="string">
            <text:p text:style-name="P51"/>
          </table:table-cell>
          <table:table-cell table:style-name="Таблица7.d12" office:value-type="string">
            <text:p text:style-name="P51"/>
          </table:table-cell>
          <table:table-cell table:style-name="Таблица7.e12" office:value-type="string">
            <text:p text:style-name="P51"/>
          </table:table-cell>
          <table:table-cell table:style-name="Таблица7.f12" office:value-type="string">
            <text:p text:style-name="P51"/>
          </table:table-cell>
          <table:table-cell table:style-name="Таблица7.g12" office:value-type="string">
            <text:p text:style-name="P51"/>
          </table:table-cell>
          <table:covered-table-cell table:style-name="Таблица7.h12"/>
        </table:table-row>
        <table:table-row table:style-name="Таблица7.1">
          <table:table-cell table:style-name="Таблица7.A13" table:number-rows-spanned="2" office:value-type="string">
            <text:p text:style-name="P62"><text:bookmark-start text:name="_Hlk91870868"/>3</text:p>
          </table:table-cell>
          <table:table-cell table:style-name="Таблица7.B5" office:value-type="string">
            <text:p text:style-name="P75">СЧП</text:p>
          </table:table-cell>
          <table:table-cell table:style-name="Таблица7.C13" table:number-columns-spanned="2" office:value-type="string">
            <text:p text:style-name="P60">0</text:p>
          </table:table-cell>
          <table:covered-table-cell/>
          <table:table-cell table:style-name="Таблица7.E13" office:value-type="string">
            <text:p text:style-name="P60">0</text:p>
          </table:table-cell>
          <table:table-cell table:style-name="Таблица7.F13" office:value-type="string">
            <text:p text:style-name="P60">1</text:p>
          </table:table-cell>
          <table:table-cell table:style-name="Таблица7.G13" office:value-type="string">
            <text:p text:style-name="P60">0</text:p>
          </table:table-cell>
          <table:table-cell table:style-name="Таблица7.E5" office:value-type="string">
            <text:p text:style-name="P60">1</text:p>
          </table:table-cell>
          <table:table-cell table:style-name="Таблица7.E5" office:value-type="string">
            <text:p text:style-name="P60">0</text:p>
          </table:table-cell>
          <table:table-cell table:style-name="Таблица7.E5" office:value-type="string">
            <text:p text:style-name="P60">1</text:p>
          </table:table-cell>
          <table:table-cell table:style-name="Таблица7.E5" office:value-type="string">
            <text:p text:style-name="P60">1</text:p>
          </table:table-cell>
          <table:table-cell table:style-name="Таблица7.E5" office:value-type="string">
            <text:p text:style-name="P60">1</text:p>
          </table:table-cell>
          <table:table-cell table:style-name="Таблица7.M13" office:value-type="string">
            <text:p text:style-name="P60">1</text:p>
          </table:table-cell>
          <table:table-cell table:style-name="Таблица7.N13" office:value-type="string">
            <text:p text:style-name="P60">1</text:p>
          </table:table-cell>
          <table:table-cell table:style-name="Таблица7.O13" office:value-type="string">
            <text:p text:style-name="P60">0</text:p>
          </table:table-cell>
          <table:table-cell table:style-name="Таблица7.P13" office:value-type="string">
            <text:p text:style-name="P60">1</text:p>
          </table:table-cell>
          <table:table-cell table:style-name="Таблица7.Q13" office:value-type="string">
            <text:p text:style-name="P60">1</text:p>
          </table:table-cell>
          <table:table-cell table:style-name="Таблица7.R13" office:value-type="string">
            <text:p text:style-name="P60">0</text:p>
          </table:table-cell>
          <table:table-cell table:style-name="Таблица7.S13" office:value-type="string">
            <text:p text:style-name="P60">1</text:p>
          </table:table-cell>
          <table:table-cell table:style-name="Таблица7.T13" office:value-type="string">
            <text:p text:style-name="P60">1</text:p>
          </table:table-cell>
          <table:table-cell table:style-name="Таблица7.C5" office:value-type="string">
            <text:p text:style-name="P51"/>
          </table:table-cell>
          <table:table-cell table:style-name="Таблица7.E5" office:value-type="string">
            <text:p text:style-name="P51"/>
          </table:table-cell>
          <table:table-cell table:style-name="Таблица7.E5" office:value-type="string">
            <text:p text:style-name="P51"/>
          </table:table-cell>
          <table:table-cell table:style-name="Таблица7.E5" office:value-type="string">
            <text:p text:style-name="P51"/>
          </table:table-cell>
          <table:table-cell table:style-name="Таблица7.E5" office:value-type="string">
            <text:p text:style-name="P51"/>
          </table:table-cell>
          <table:table-cell table:style-name="Таблица7.E5" office:value-type="string">
            <text:p text:style-name="P51"/>
          </table:table-cell>
          <table:table-cell table:style-name="Таблица7.E5" table:number-columns-spanned="2" office:value-type="string">
            <text:p text:style-name="P51"/>
          </table:table-cell>
          <table:covered-table-cell/>
          <table:table-cell table:style-name="Таблица7.E5" office:value-type="string">
            <text:p text:style-name="P51"/>
          </table:table-cell>
          <table:table-cell table:style-name="Таблица7.E5" office:value-type="string">
            <text:p text:style-name="P51"/>
          </table:table-cell>
          <table:table-cell table:style-name="Таблица7.E5" office:value-type="string">
            <text:p text:style-name="P51"/>
          </table:table-cell>
          <table:table-cell table:style-name="Таблица7.E5" office:value-type="string">
            <text:p text:style-name="P44">0м<text:span text:style-name="T42">А</text:span></text:p>
          </table:table-cell>
          <table:table-cell table:style-name="Таблица7.E5" office:value-type="string">
            <text:p text:style-name="P77">0М<text:span text:style-name="T42">А</text:span></text:p>
          </table:table-cell>
          <table:table-cell table:style-name="Таблица7.h13" table:number-rows-spanned="2" office:value-type="string">
            <text:p text:style-name="P49"><text:bookmark-end text:name="_Hlk91870868"/>0</text:p>
          </table:table-cell>
        </table:table-row>
        <table:table-row table:style-name="Таблица7.1">
          <table:covered-table-cell table:style-name="Таблица7.A14"/>
          <table:table-cell table:style-name="Таблица7.B6" office:value-type="string">
            <text:p text:style-name="P75">СЧП→4</text:p>
          </table:table-cell>
          <table:table-cell table:style-name="Таблица7.C14" table:number-columns-spanned="2" office:value-type="string">
            <text:p text:style-name="P60">0</text:p>
          </table:table-cell>
          <table:covered-table-cell/>
          <table:table-cell table:style-name="Таблица7.E14" office:value-type="string">
            <text:p text:style-name="P61">0</text:p>
          </table:table-cell>
          <table:table-cell table:style-name="Таблица7.F14" office:value-type="string">
            <text:p text:style-name="P61">0</text:p>
          </table:table-cell>
          <table:table-cell table:style-name="Таблица7.G14" office:value-type="string">
            <text:p text:style-name="P61">0</text:p>
          </table:table-cell>
          <table:table-cell table:style-name="Таблица7.H14" office:value-type="string">
            <text:p text:style-name="P61">0</text:p>
          </table:table-cell>
          <table:table-cell table:style-name="Таблица7.I14" office:value-type="string">
            <text:p text:style-name="P61">0</text:p>
          </table:table-cell>
          <table:table-cell table:style-name="Таблица7.J14" office:value-type="string">
            <text:p text:style-name="P61">1</text:p>
          </table:table-cell>
          <table:table-cell table:style-name="Таблица7.K14" office:value-type="string">
            <text:p text:style-name="P61">0</text:p>
          </table:table-cell>
          <table:table-cell table:style-name="Таблица7.L14" office:value-type="string">
            <text:p text:style-name="P61">1</text:p>
          </table:table-cell>
          <table:table-cell table:style-name="Таблица7.M14" office:value-type="string">
            <text:p text:style-name="P61">0</text:p>
          </table:table-cell>
          <table:table-cell table:style-name="Таблица7.N14" office:value-type="string">
            <text:p text:style-name="P61">1</text:p>
          </table:table-cell>
          <table:table-cell table:style-name="Таблица7.O14" office:value-type="string">
            <text:p text:style-name="P61">1</text:p>
          </table:table-cell>
          <table:table-cell table:style-name="Таблица7.P14" office:value-type="string">
            <text:p text:style-name="P61">1</text:p>
          </table:table-cell>
          <table:table-cell table:style-name="Таблица7.Q14" office:value-type="string">
            <text:p text:style-name="P61">1</text:p>
          </table:table-cell>
          <table:table-cell table:style-name="Таблица7.R14" office:value-type="string">
            <text:p text:style-name="P61">1</text:p>
          </table:table-cell>
          <table:table-cell table:style-name="Таблица7.S14" office:value-type="string">
            <text:p text:style-name="P61">0</text:p>
          </table:table-cell>
          <table:table-cell table:style-name="Таблица7.T14" office:value-type="string">
            <text:p text:style-name="P61">1</text:p>
          </table:table-cell>
          <table:table-cell table:style-name="Таблица7.C6" office:value-type="string">
            <text:p text:style-name="P49"/>
          </table:table-cell>
          <table:table-cell table:style-name="Таблица7.V6" office:value-type="string">
            <text:p text:style-name="P49"/>
          </table:table-cell>
          <table:table-cell table:style-name="Таблица7.W6" office:value-type="string">
            <text:p text:style-name="P49"/>
          </table:table-cell>
          <table:table-cell table:style-name="Таблица7.V6" office:value-type="string">
            <text:p text:style-name="P49"/>
          </table:table-cell>
          <table:table-cell table:style-name="Таблица7.W6" office:value-type="string">
            <text:p text:style-name="P49"/>
          </table:table-cell>
          <table:table-cell table:style-name="Таблица7.E6" table:number-columns-spanned="2" office:value-type="string">
            <text:p text:style-name="P49"/>
          </table:table-cell>
          <table:covered-table-cell/>
          <table:table-cell table:style-name="Таблица7.E6" office:value-type="string">
            <text:p text:style-name="P49"/>
          </table:table-cell>
          <table:table-cell table:style-name="Таблица7.E6" office:value-type="string">
            <text:p text:style-name="P49"/>
          </table:table-cell>
          <table:table-cell table:style-name="Таблица7.E6" office:value-type="string">
            <text:p text:style-name="P49"/>
          </table:table-cell>
          <table:table-cell table:style-name="Таблица7.E6" office:value-type="string">
            <text:p text:style-name="P49"/>
          </table:table-cell>
          <table:table-cell table:style-name="Таблица7.E6" office:value-type="string">
            <text:p text:style-name="P49"/>
          </table:table-cell>
          <table:table-cell table:style-name="Таблица7.E6" office:value-type="string">
            <text:p text:style-name="P49"/>
          </table:table-cell>
          <table:covered-table-cell table:style-name="Таблица7.A1"/>
        </table:table-row>
        <table:table-row table:style-name="Таблица7.1">
          <table:table-cell table:style-name="Таблица7.A15" table:number-rows-spanned="2" office:value-type="string">
            <text:p text:style-name="P15">4</text:p>
          </table:table-cell>
          <table:table-cell table:style-name="Таблица7.h5" table:number-columns-spanned="33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covered-table-cell table:style-name="Таблица7.A16"/>
          <table:table-cell table:style-name="Таблица7.B16" office:value-type="string">
            <text:p text:style-name="P45"><text:span text:style-name="T76">СЧП</text:span><text:span text:style-name="T72"> &lt;- 4 </text:span></text:p>
          </table:table-cell>
          <table:table-cell table:style-name="Таблица7.C16" office:value-type="string">
            <text:p text:style-name="P51"/>
          </table:table-cell>
          <table:table-cell table:style-name="Таблица7.D16" table:number-columns-spanned="2" office:value-type="string">
            <text:p text:style-name="P51"/>
          </table:table-cell>
          <table:covered-table-cell/>
          <table:table-cell table:style-name="Таблица7.F16" office:value-type="string">
            <text:p text:style-name="P51"/>
          </table:table-cell>
          <table:table-cell table:style-name="Таблица7.G16" office:value-type="string">
            <text:p text:style-name="P51"/>
          </table:table-cell>
          <table:table-cell table:style-name="Таблица7.H16" office:value-type="string">
            <text:p text:style-name="P51"/>
          </table:table-cell>
          <table:table-cell table:style-name="Таблица7.I16" office:value-type="string">
            <text:p text:style-name="P51"/>
          </table:table-cell>
          <table:table-cell table:style-name="Таблица7.J16" office:value-type="string">
            <text:p text:style-name="P51"/>
          </table:table-cell>
          <table:table-cell table:style-name="Таблица7.K16" office:value-type="string">
            <text:p text:style-name="P51"/>
          </table:table-cell>
          <table:table-cell table:style-name="Таблица7.L16" office:value-type="string">
            <text:p text:style-name="P51"/>
          </table:table-cell>
          <table:table-cell table:style-name="Таблица7.M16" office:value-type="string">
            <text:p text:style-name="P51"/>
          </table:table-cell>
          <table:table-cell table:style-name="Таблица7.N16" office:value-type="string">
            <text:p text:style-name="P51"/>
          </table:table-cell>
          <table:table-cell table:style-name="Таблица7.O16" office:value-type="string">
            <text:p text:style-name="P51"/>
          </table:table-cell>
          <table:table-cell table:style-name="Таблица7.P16" office:value-type="string">
            <text:p text:style-name="P51"/>
          </table:table-cell>
          <table:table-cell table:style-name="Таблица7.Q16" office:value-type="string">
            <text:p text:style-name="P51"/>
          </table:table-cell>
          <table:table-cell table:style-name="Таблица7.R16" office:value-type="string">
            <text:p text:style-name="P51"/>
          </table:table-cell>
          <table:table-cell table:style-name="Таблица7.S16" office:value-type="string">
            <text:p text:style-name="P51"/>
          </table:table-cell>
          <table:table-cell table:style-name="Таблица7.T16" office:value-type="string">
            <text:p text:style-name="P51"/>
          </table:table-cell>
          <table:table-cell table:style-name="Таблица7.U16" office:value-type="string">
            <text:p text:style-name="P51"/>
          </table:table-cell>
          <table:table-cell table:style-name="Таблица7.V16" office:value-type="string">
            <text:p text:style-name="P51"/>
          </table:table-cell>
          <table:table-cell table:style-name="Таблица7.W16" office:value-type="string">
            <text:p text:style-name="P51"/>
          </table:table-cell>
          <table:table-cell table:style-name="Таблица7.X16" office:value-type="string">
            <text:p text:style-name="P51"/>
          </table:table-cell>
          <table:table-cell table:style-name="Таблица7.Y16" office:value-type="string">
            <text:p text:style-name="P51"/>
          </table:table-cell>
          <table:table-cell table:style-name="Таблица7.Z16" table:number-columns-spanned="2" office:value-type="string">
            <text:p text:style-name="P51"/>
          </table:table-cell>
          <table:covered-table-cell/>
          <table:table-cell table:style-name="Таблица7.b16" office:value-type="string">
            <text:p text:style-name="P51"/>
          </table:table-cell>
          <table:table-cell table:style-name="Таблица7.c16" office:value-type="string">
            <text:p text:style-name="P51"/>
          </table:table-cell>
          <table:table-cell table:style-name="Таблица7.d16" office:value-type="string">
            <text:p text:style-name="P51"/>
          </table:table-cell>
          <table:table-cell table:style-name="Таблица7.e16" office:value-type="string">
            <text:p text:style-name="P51"/>
          </table:table-cell>
          <table:table-cell table:style-name="Таблица7.f16" office:value-type="string">
            <text:p text:style-name="P51"/>
          </table:table-cell>
          <table:table-cell table:style-name="Таблица7.g16" office:value-type="string">
            <text:p text:style-name="P51"/>
          </table:table-cell>
          <table:table-cell table:style-name="Таблица7.h16" office:value-type="string">
            <text:p text:style-name="P49"/>
          </table:table-cell>
        </table:table-row>
      </table:table>
      <text:p text:style-name="P37"/>
      <text:p text:style-name="P74"><text:span text:style-name="T25">X</text:span><text:span text:style-name="T52">C</text:span><text:span text:style-name="T25"> = X</text:span><text:span text:style-name="T52">C</text:span><text:span text:style-name="T25"> - 1</text:span></text:p>
      <text:p text:style-name="P40"><text:span text:style-name="T25">С</text:span><text:span text:style-name="T6"> = (</text:span><text:span text:style-name="T10">0</text:span><text:span text:style-name="T15">,</text:span><text:span text:style-name="T16">101011111011)</text:span><text:span text:style-name="T43">2</text:span><text:span text:style-name="T6"> · 2</text:span><text:span text:style-name="T66">-</text:span><text:span text:style-name="T68">3</text:span><text:span text:style-name="T6"> = 0</text:span><text:span text:style-name="T14">,</text:span><text:span text:style-name="T19">08578491</text:span><text:span text:style-name="T6">.</text:span></text:p>
      <text:p text:style-name="P35"/>
      <text:p text:style-name="P35">Определим абсолютную и относительную погрешности результата:</text:p>
      <text:p text:style-name="P40"><text:span text:style-name="T91"></text:span><text:span text:style-name="T26">С</text:span><text:span text:style-name="T7"> = 0,</text:span><text:span text:style-name="T9">0858</text:span><text:span text:style-name="T7"> – 0,</text:span><text:span text:style-name="T9">08578491</text:span><text:span text:style-name="T7"> = 0,</text:span><text:span text:style-name="T9">00001509</text:span></text:p>
      <text:p text:style-name="P40"><text:span text:style-name="T6">δ</text:span><text:span text:style-name="T25">С</text:span><text:span text:style-name="T6"> = </text:span><draw:frame draw:style-name="fr2" draw:name="Объект3" text:anchor-type="as-char" svg:y="-0.669cm" svg:width="2.372cm" svg:height="1.097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6"><text:s/>· 100% = 0,</text:span><text:span text:style-name="T13">01758495</text:span><text:span text:style-name="T6">%</text:span></text:p>
      <text:p text:style-name="P20"><text:span text:style-name="T28">№</text:span><text:span text:style-name="T27">6</text:span></text:p>
      <text:p text:style-name="P40"><text:span text:style-name="T6">Погрешности результатов вызваны неточным представлением операндов. В формате </text:span><text:span text:style-name="T25">Ф2</text:span><text:span text:style-name="T6"> операнды представлены точнее и погрешность меньш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23:42:07.674719520</meta:creation-date>
    <meta:generator>LibreOffice/7.3.7.2$Linux_X86_64 LibreOffice_project/30$Build-2</meta:generator>
    <dc:date>2023-11-19T12:41:45.945030389</dc:date>
    <meta:editing-duration>PT16M13S</meta:editing-duration>
    <meta:editing-cycles>2</meta:editing-cycles>
    <meta:document-statistic meta:table-count="7" meta:image-count="0" meta:object-count="3" meta:page-count="3" meta:paragraph-count="1016" meta:word-count="1255" meta:character-count="3108" meta:non-whitespace-character-count="2156"/>
  </office:meta>
</office:document-meta>
</file>

<file path=Object 1/content.xml><?xml version="1.0" encoding="utf-8"?>
<math xmlns="http://www.w3.org/1998/Math/MathML" display="block">
  <semantics>
    <mrow>
      <mstyle mathsize="12pt">
        <mi>⊕</mi>
      </mstyle>
      <mrow/>
    </mrow>
    <annotation encoding="StarMath 5.0"> size 12{⊕} {}</annotation>
  </semantics>
</math>
</file>

<file path=Object 2/content.xml><?xml version="1.0" encoding="utf-8"?>
<math xmlns="http://www.w3.org/1998/Math/MathML" display="block">
  <semantics>
    <mrow>
      <mo fence="true" form="prefix" stretchy="true">|</mo>
      <mrow>
        <mfrac>
          <mn>0,00010664</mn>
          <mn>0,0858</mn>
        </mfrac>
      </mrow>
      <mo fence="true" form="postfix" stretchy="true">|</mo>
    </mrow>
    <annotation encoding="StarMath 5.0">left lline {0,00010664} over {0,0858} right rline</annotation>
  </semantics>
</math>
</file>

<file path=Object 3/content.xml><?xml version="1.0" encoding="utf-8"?>
<math xmlns="http://www.w3.org/1998/Math/MathML" display="block">
  <semantics>
    <mrow>
      <mo fence="true" form="prefix" stretchy="true">|</mo>
      <mrow>
        <mfrac>
          <mn>0.00001509</mn>
          <mn>0,0858</mn>
        </mfrac>
      </mrow>
      <mo fence="true" form="postfix" stretchy="true">|</mo>
    </mrow>
    <annotation encoding="StarMath 5.0">left lline {0.00001509} over {0,0858} right rline</annotation>
  </semantics>
</math>
</file>